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fo:margin-bottom="0.353cm" style:writing-mode="lr-tb"/>
    </style:style>
    <style:style style:name="T87_1" style:family="text">
      <style:text-properties style:font-name="Calibri" style:font-name-asian="Calibri" style:font-name-complex="Calibri"/>
    </style:style>
    <style:style style:name="T87_2" style:family="text">
      <style:text-properties style:font-name="Calibri" style:font-name-asian="Calibri" style:font-name-complex="Calibri"/>
    </style:style>
    <style:style style:name="T87_3" style:family="text">
      <style:text-properties style:font-name="Calibri" style:font-name-asian="Calibri" style:font-name-complex="Calibri"/>
    </style:style>
    <style:style style:name="T87_4" style:family="text">
      <style:text-properties style:font-name="Calibri" style:font-name-asian="Calibri" style:font-name-complex="Calibri"/>
    </style:style>
    <style:style style:name="T87_5" style:family="text">
      <style:text-properties style:font-name="Calibri" style:font-name-asian="Calibri" style:font-name-complex="Calibri"/>
    </style:style>
    <style:style style:name="T87_6" style:family="text">
      <style:text-properties style:font-name="Calibri" style:font-name-asian="Calibri" style:font-name-complex="Calibri"/>
    </style:style>
    <style:style style:name="T87_7" style:family="text">
      <style:text-properties style:font-name="Calibri" style:font-name-asian="Calibri" style:font-name-complex="Calibri"/>
    </style:style>
    <style:style style:name="T87_8" style:family="text">
      <style:text-properties style:font-name="Calibri" style:font-name-asian="Calibri" style:font-name-complex="Calibri"/>
    </style:style>
    <style:style style:name="T87_9" style:family="text">
      <style:text-properties style:font-name="Calibri" style:font-name-asian="Calibri" style:font-name-complex="Calibri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style:font-name="Calibri" style:font-name-asian="Calibri" style:font-name-complex="Calibri"/>
    </style:style>
    <style:style style:name="T88_2" style:family="text">
      <style:text-properties style:font-name="Calibri" style:font-name-asian="Calibri" style:font-name-complex="Calibri"/>
    </style:style>
    <style:style style:name="T88_3" style:family="text">
      <style:text-properties style:font-name="Calibri" style:font-name-asian="Calibri" style:font-name-complex="Calibri"/>
    </style:style>
    <style:style style:name="T88_4" style:family="text">
      <style:text-properties style:font-name="Calibri" style:font-name-asian="Calibri" style:font-name-complex="Calibri"/>
    </style:style>
    <style:style style:name="T88_5" style:family="text">
      <style:text-properties style:font-name="Calibri" style:font-name-asian="Calibri" style:font-name-complex="Calibri"/>
    </style:style>
    <style:style style:name="T88_6" style:family="text">
      <style:text-properties style:font-name="Calibri" style:font-name-asian="Calibri" style:font-name-complex="Calibri"/>
    </style:style>
    <style:style style:name="T88_7" style:family="text">
      <style:text-properties style:font-name="Calibri" style:font-name-asian="Calibri" style:font-name-complex="Calibri"/>
    </style:style>
    <style:style style:name="T88_8" style:family="text">
      <style:text-properties style:font-name="Calibri" style:font-name-asian="Calibri" style:font-name-complex="Calibri"/>
    </style:style>
    <style:style style:name="T88_9" style:family="text">
      <style:text-properties style:font-name="Calibri" style:font-name-asian="Calibri" style:font-name-complex="Calibri"/>
    </style:style>
    <style:style style:name="T88_10" style:family="text">
      <style:text-properties style:font-name="Calibri" style:font-name-asian="Calibri" style:font-name-complex="Calibri"/>
    </style:style>
    <style:style style:name="T88_11" style:family="text">
      <style:text-properties style:font-name="Calibri" style:font-name-asian="Calibri" style:font-name-complex="Calibri"/>
    </style:style>
    <style:style style:name="T88_12" style:family="text">
      <style:text-properties style:font-name="Calibri" style:font-name-asian="Calibri" style:font-name-complex="Calibri"/>
    </style:style>
    <style:style style:name="T88_13" style:family="text">
      <style:text-properties style:font-name="Calibri" style:font-name-asian="Calibri" style:font-name-complex="Calibri"/>
    </style:style>
    <style:style style:name="T88_14" style:family="text">
      <style:text-properties style:font-name="Calibri" style:font-name-asian="Calibri" style:font-name-complex="Calibri"/>
    </style:style>
    <style:style style:name="T88_15" style:family="text">
      <style:text-properties style:font-name="Calibri" style:font-name-asian="Calibri" style:font-name-complex="Calibri"/>
    </style:style>
    <style:style style:name="T88_16" style:family="text">
      <style:text-properties style:font-name="Calibri" style:font-name-asian="Calibri" style:font-name-complex="Calibri"/>
    </style:style>
    <style:style style:name="T88_17" style:family="text">
      <style:text-properties style:font-name="Calibri" style:font-name-asian="Calibri" style:font-name-complex="Calibri"/>
    </style:style>
    <style:style style:name="T88_18" style:family="text">
      <style:text-properties style:font-name="Calibri" style:font-name-asian="Calibri" style:font-name-complex="Calibri"/>
    </style:style>
    <style:style style:name="T88_19" style:family="text">
      <style:text-properties style:font-name="Calibri" style:font-name-asian="Calibri" style:font-name-complex="Calibri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style:font-name="Calibri" style:font-name-asian="Calibri" style:font-name-complex="Calibri"/>
    </style:style>
    <style:style style:name="T89_2" style:family="text">
      <style:text-properties style:font-name="Calibri" style:font-name-asian="Calibri" style:font-name-complex="Calibri"/>
    </style:style>
    <style:style style:name="T89_3" style:family="text">
      <style:text-properties style:font-name="Calibri" style:font-name-asian="Calibri" style:font-name-complex="Calibri"/>
    </style:style>
    <style:style style:name="T89_4" style:family="text">
      <style:text-properties style:font-name="Calibri" style:font-name-asian="Calibri" style:font-name-complex="Calibri"/>
    </style:style>
    <style:style style:name="T89_5" style:family="text">
      <style:text-properties style:font-name="Calibri" style:font-name-asian="Calibri" style:font-name-complex="Calibri"/>
    </style:style>
    <style:style style:name="T89_6" style:family="text">
      <style:text-properties style:font-name="Calibri" style:font-name-asian="Calibri" style:font-name-complex="Calibri"/>
    </style:style>
    <style:style style:name="T89_7" style:family="text">
      <style:text-properties style:font-name="Calibri" style:font-name-asian="Calibri" style:font-name-complex="Calibri"/>
    </style:style>
    <style:style style:name="T89_8" style:family="text">
      <style:text-properties style:font-name="Calibri" style:font-name-asian="Calibri" style:font-name-complex="Calibri"/>
    </style:style>
    <style:style style:name="T89_9" style:family="text">
      <style:text-properties style:font-name="Calibri" style:font-name-asian="Calibri" style:font-name-complex="Calibri"/>
    </style:style>
    <style:style style:name="T89_10" style:family="text">
      <style:text-properties style:font-name="Calibri" style:font-name-asian="Calibri" style:font-name-complex="Calibri"/>
    </style:style>
    <style:style style:name="T89_11" style:family="text">
      <style:text-properties style:font-name="Calibri" style:font-name-asian="Calibri" style:font-name-complex="Calibri"/>
    </style:style>
    <style:style style:name="T89_12" style:family="text">
      <style:text-properties style:font-name="Calibri" style:font-name-asian="Calibri" style:font-name-complex="Calibri"/>
    </style:style>
    <style:style style:name="T89_13" style:family="text">
      <style:text-properties style:font-name="Calibri" style:font-name-asian="Calibri" style:font-name-complex="Calibri"/>
    </style:style>
    <style:style style:name="T89_14" style:family="text">
      <style:text-properties style:font-name="Calibri" style:font-name-asian="Calibri" style:font-name-complex="Calibri"/>
    </style:style>
    <style:style style:name="T89_15" style:family="text">
      <style:text-properties style:font-name="Calibri" style:font-name-asian="Calibri" style:font-name-complex="Calibri"/>
    </style:style>
    <style:style style:name="T89_16" style:family="text">
      <style:text-properties style:font-name="Calibri" style:font-name-asian="Calibri" style:font-name-complex="Calibri"/>
    </style:style>
    <style:style style:name="T89_17" style:family="text">
      <style:text-properties style:font-name="Calibri" style:font-name-asian="Calibri" style:font-name-complex="Calibri"/>
    </style:style>
    <style:style style:name="T89_18" style:family="text">
      <style:text-properties style:font-name="Calibri" style:font-name-asian="Calibri" style:font-name-complex="Calibri"/>
    </style:style>
    <style:style style:name="T89_19" style:family="text">
      <style:text-properties style:font-name="Calibri" style:font-name-asian="Calibri" style:font-name-complex="Calibri"/>
    </style:style>
    <style:style style:name="T89_20" style:family="text">
      <style:text-properties style:font-name="Calibri" style:font-name-asian="Calibri" style:font-name-complex="Calibri"/>
    </style:style>
    <style:style style:name="T89_21" style:family="text">
      <style:text-properties style:font-name="Calibri" style:font-name-asian="Calibri" style:font-name-complex="Calibri"/>
    </style:style>
    <style:style style:name="T89_22" style:family="text">
      <style:text-properties style:font-name="Calibri" style:font-name-asian="Calibri" style:font-name-complex="Calibri"/>
    </style:style>
    <style:style style:name="T89_23" style:family="text">
      <style:text-properties style:font-name="Calibri" style:font-name-asian="Calibri" style:font-name-complex="Calibri"/>
    </style:style>
    <style:style style:name="T89_24" style:family="text">
      <style:text-properties style:font-name="Calibri" style:font-name-asian="Calibri" style:font-name-complex="Calibri"/>
    </style:style>
    <style:style style:name="T89_25" style:family="text">
      <style:text-properties style:font-name="Calibri" style:font-name-asian="Calibri" style:font-name-complex="Calibri"/>
    </style:style>
    <style:style style:name="T89_26" style:family="text">
      <style:text-properties style:font-name="Calibri" style:font-name-asian="Calibri" style:font-name-complex="Calibri"/>
    </style:style>
    <style:style style:name="T89_27" style:family="text">
      <style:text-properties style:font-name="Calibri" style:font-name-asian="Calibri" style:font-name-complex="Calibri"/>
    </style:style>
    <style:style style:name="T89_28" style:family="text">
      <style:text-properties style:font-name="Calibri" style:font-name-asian="Calibri" style:font-name-complex="Calibri"/>
    </style:style>
    <style:style style:name="T89_29" style:family="text">
      <style:text-properties style:font-name="Calibri" style:font-name-asian="Calibri" style:font-name-complex="Calibri"/>
    </style:style>
    <style:style style:name="T89_30" style:family="text">
      <style:text-properties style:font-name="Calibri" style:font-name-asian="Calibri" style:font-name-complex="Calibri"/>
    </style:style>
    <style:style style:name="T89_31" style:family="text">
      <style:text-properties style:font-name="Calibri" style:font-name-asian="Calibri" style:font-name-complex="Calibri"/>
    </style:style>
    <style:style style:name="T89_32" style:family="text">
      <style:text-properties style:font-name="Calibri" style:font-name-asian="Calibri" style:font-name-complex="Calibri"/>
    </style:style>
    <style:style style:name="T89_33" style:family="text">
      <style:text-properties style:font-name="Calibri" style:font-name-asian="Calibri" style:font-name-complex="Calibri"/>
    </style:style>
    <style:style style:name="T89_34" style:family="text">
      <style:text-properties style:font-name="Calibri" style:font-name-asian="Calibri" style:font-name-complex="Calibri"/>
    </style:style>
    <style:style style:name="T89_35" style:family="text">
      <style:text-properties style:font-name="Calibri" style:font-name-asian="Calibri" style:font-name-complex="Calibri"/>
    </style:style>
    <style:style style:name="T89_36" style:family="text">
      <style:text-properties style:font-name="Calibri" style:font-name-asian="Calibri" style:font-name-complex="Calibri"/>
    </style:style>
    <style:style style:name="T89_37" style:family="text">
      <style:text-properties style:font-name="Calibri" style:font-name-asian="Calibri" style:font-name-complex="Calibri"/>
    </style:style>
    <style:style style:name="T89_38" style:family="text">
      <style:text-properties style:font-name="Calibri" style:font-name-asian="Calibri" style:font-name-complex="Calibri"/>
    </style:style>
    <style:style style:name="T89_39" style:family="text">
      <style:text-properties style:font-name="Calibri" style:font-name-asian="Calibri" style:font-name-complex="Calibri"/>
    </style:style>
    <style:style style:name="T89_40" style:family="text">
      <style:text-properties style:font-name="Calibri" style:font-name-asian="Calibri" style:font-name-complex="Calibri"/>
    </style:style>
    <style:style style:name="T89_41" style:family="text">
      <style:text-properties style:font-name="Calibri" style:font-name-asian="Calibri" style:font-name-complex="Calibri"/>
    </style:style>
    <style:style style:name="T89_42" style:family="text">
      <style:text-properties style:font-name="Calibri" style:font-name-asian="Calibri" style:font-name-complex="Calibri"/>
    </style:style>
    <style:style style:name="T89_43" style:family="text">
      <style:text-properties style:font-name="Calibri" style:font-name-asian="Calibri" style:font-name-complex="Calibri"/>
    </style:style>
    <style:style style:name="T89_44" style:family="text">
      <style:text-properties style:font-name="Calibri" style:font-name-asian="Calibri" style:font-name-complex="Calibri"/>
    </style:style>
    <style:style style:name="T89_45" style:family="text">
      <style:text-properties style:font-name="Calibri" style:font-name-asian="Calibri" style:font-name-complex="Calibri"/>
    </style:style>
    <style:style style:name="T89_46" style:family="text">
      <style:text-properties style:font-name="Calibri" style:font-name-asian="Calibri" style:font-name-complex="Calibri"/>
    </style:style>
    <style:style style:name="T89_47" style:family="text">
      <style:text-properties style:font-name="Calibri" style:font-name-asian="Calibri" style:font-name-complex="Calibri"/>
    </style:style>
    <style:style style:name="T89_48" style:family="text">
      <style:text-properties style:font-name="Calibri" style:font-name-asian="Calibri" style:font-name-complex="Calibri"/>
    </style:style>
    <style:style style:name="T89_49" style:family="text">
      <style:text-properties style:font-name="Calibri" style:font-name-asian="Calibri" style:font-name-complex="Calibri"/>
    </style:style>
    <style:style style:name="T89_50" style:family="text">
      <style:text-properties style:font-name="Calibri" style:font-name-asian="Calibri" style:font-name-complex="Calibri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style:font-name="Calibri" style:font-name-asian="Calibri" style:font-name-complex="Calibri"/>
    </style:style>
    <style:style style:name="T90_2" style:family="text">
      <style:text-properties style:font-name="Calibri" style:font-name-asian="Calibri" style:font-name-complex="Calibri"/>
    </style:style>
    <style:style style:name="T90_3" style:family="text">
      <style:text-properties style:font-name="Calibri" style:font-name-asian="Calibri" style:font-name-complex="Calibri"/>
    </style:style>
    <style:style style:name="T90_4" style:family="text">
      <style:text-properties style:font-name="Calibri" style:font-name-asian="Calibri" style:font-name-complex="Calibri"/>
    </style:style>
    <style:style style:name="T90_5" style:family="text">
      <style:text-properties style:font-name="Calibri" style:font-name-asian="Calibri" style:font-name-complex="Calibri"/>
    </style:style>
    <style:style style:name="T90_6" style:family="text">
      <style:text-properties style:font-name="Calibri" style:font-name-asian="Calibri" style:font-name-complex="Calibri"/>
    </style:style>
    <style:style style:name="T90_7" style:family="text">
      <style:text-properties style:font-name="Calibri" style:font-name-asian="Calibri" style:font-name-complex="Calibri"/>
    </style:style>
    <style:style style:name="T90_8" style:family="text">
      <style:text-properties style:font-name="Calibri" style:font-name-asian="Calibri" style:font-name-complex="Calibri"/>
    </style:style>
    <style:style style:name="T90_9" style:family="text">
      <style:text-properties style:font-name="Calibri" style:font-name-asian="Calibri" style:font-name-complex="Calibri"/>
    </style:style>
    <style:style style:name="T90_10" style:family="text">
      <style:text-properties style:font-name="Calibri" style:font-name-asian="Calibri" style:font-name-complex="Calibri"/>
    </style:style>
    <style:style style:name="T90_11" style:family="text">
      <style:text-properties style:font-name="Calibri" style:font-name-asian="Calibri" style:font-name-complex="Calibri"/>
    </style:style>
    <style:style style:name="T90_12" style:family="text">
      <style:text-properties style:font-name="Calibri" style:font-name-asian="Calibri" style:font-name-complex="Calibri"/>
    </style:style>
    <style:style style:name="T90_13" style:family="text">
      <style:text-properties style:font-name="Calibri" style:font-name-asian="Calibri" style:font-name-complex="Calibri"/>
    </style:style>
    <style:style style:name="T90_14" style:family="text">
      <style:text-properties style:font-name="Calibri" style:font-name-asian="Calibri" style:font-name-complex="Calibri"/>
    </style:style>
    <style:style style:name="T90_15" style:family="text">
      <style:text-properties style:font-name="Calibri" style:font-name-asian="Calibri" style:font-name-complex="Calibri"/>
    </style:style>
    <style:style style:name="T90_16" style:family="text">
      <style:text-properties style:font-name="Calibri" style:font-name-asian="Calibri" style:font-name-complex="Calibri"/>
    </style:style>
    <style:style style:name="T90_17" style:family="text">
      <style:text-properties style:font-name="Calibri" style:font-name-asian="Calibri" style:font-name-complex="Calibri"/>
    </style:style>
    <style:style style:name="T90_18" style:family="text">
      <style:text-properties style:font-name="Calibri" style:font-name-asian="Calibri" style:font-name-complex="Calibri"/>
    </style:style>
    <style:style style:name="T90_19" style:family="text">
      <style:text-properties style:font-name="Calibri" style:font-name-asian="Calibri" style:font-name-complex="Calibri"/>
    </style:style>
    <style:style style:name="T90_20" style:family="text">
      <style:text-properties style:font-name="Calibri" style:font-name-asian="Calibri" style:font-name-complex="Calibri"/>
    </style:style>
    <style:style style:name="T90_21" style:family="text">
      <style:text-properties style:font-name="Calibri" style:font-name-asian="Calibri" style:font-name-complex="Calibri"/>
    </style:style>
    <style:style style:name="T90_22" style:family="text">
      <style:text-properties style:font-name="Calibri" style:font-name-asian="Calibri" style:font-name-complex="Calibri"/>
    </style:style>
    <style:style style:name="T90_23" style:family="text">
      <style:text-properties style:font-name="Calibri" style:font-name-asian="Calibri" style:font-name-complex="Calibri"/>
    </style:style>
    <style:style style:name="T90_24" style:family="text">
      <style:text-properties style:font-name="Calibri" style:font-name-asian="Calibri" style:font-name-complex="Calibri"/>
    </style:style>
    <style:style style:name="T90_25" style:family="text">
      <style:text-properties style:font-name="Calibri" style:font-name-asian="Calibri" style:font-name-complex="Calibri"/>
    </style:style>
    <style:style style:name="T90_26" style:family="text">
      <style:text-properties style:font-name="Calibri" style:font-name-asian="Calibri" style:font-name-complex="Calibri"/>
    </style:style>
    <style:style style:name="T90_27" style:family="text">
      <style:text-properties style:font-name="Calibri" style:font-name-asian="Calibri" style:font-name-complex="Calibri"/>
    </style:style>
    <style:style style:name="T90_28" style:family="text">
      <style:text-properties style:font-name="Calibri" style:font-name-asian="Calibri" style:font-name-complex="Calibri"/>
    </style:style>
    <style:style style:name="T90_29" style:family="text">
      <style:text-properties style:font-name="Calibri" style:font-name-asian="Calibri" style:font-name-complex="Calibri"/>
    </style:style>
    <style:style style:name="T90_30" style:family="text">
      <style:text-properties style:font-name="Calibri" style:font-name-asian="Calibri" style:font-name-complex="Calibri"/>
    </style:style>
    <style:style style:name="T90_31" style:family="text">
      <style:text-properties style:font-name="Calibri" style:font-name-asian="Calibri" style:font-name-complex="Calibri"/>
    </style:style>
    <style:style style:name="T90_32" style:family="text">
      <style:text-properties style:font-name="Calibri" style:font-name-asian="Calibri" style:font-name-complex="Calibri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style:font-name="Calibri" style:font-name-asian="Calibri" style:font-name-complex="Calibri"/>
    </style:style>
    <style:style style:name="T91_2" style:family="text">
      <style:text-properties style:font-name="Calibri" style:font-name-asian="Calibri" style:font-name-complex="Calibri"/>
    </style:style>
    <style:style style:name="T91_3" style:family="text">
      <style:text-properties style:font-name="Calibri" style:font-name-asian="Calibri" style:font-name-complex="Calibri"/>
    </style:style>
    <style:style style:name="T91_4" style:family="text">
      <style:text-properties style:font-name="Calibri" style:font-name-asian="Calibri" style:font-name-complex="Calibri"/>
    </style:style>
    <style:style style:name="T91_5" style:family="text">
      <style:text-properties style:font-name="Calibri" style:font-name-asian="Calibri" style:font-name-complex="Calibri"/>
    </style:style>
    <style:style style:name="T91_6" style:family="text">
      <style:text-properties style:font-name="Calibri" style:font-name-asian="Calibri" style:font-name-complex="Calibri"/>
    </style:style>
    <style:style style:name="T91_7" style:family="text">
      <style:text-properties style:font-name="Calibri" style:font-name-asian="Calibri" style:font-name-complex="Calibri"/>
    </style:style>
    <style:style style:name="T91_8" style:family="text">
      <style:text-properties style:font-name="Calibri" style:font-name-asian="Calibri" style:font-name-complex="Calibri"/>
    </style:style>
    <style:style style:name="T91_9" style:family="text">
      <style:text-properties style:font-name="Calibri" style:font-name-asian="Calibri" style:font-name-complex="Calibri"/>
    </style:style>
    <style:style style:name="T91_10" style:family="text">
      <style:text-properties style:font-name="Calibri" style:font-name-asian="Calibri" style:font-name-complex="Calibri"/>
    </style:style>
    <style:style style:name="T91_11" style:family="text">
      <style:text-properties style:font-name="Calibri" style:font-name-asian="Calibri" style:font-name-complex="Calibri"/>
    </style:style>
    <style:style style:name="T91_12" style:family="text">
      <style:text-properties style:font-name="Calibri" style:font-name-asian="Calibri" style:font-name-complex="Calibri"/>
    </style:style>
    <style:style style:name="T91_13" style:family="text">
      <style:text-properties style:font-name="Calibri" style:font-name-asian="Calibri" style:font-name-complex="Calibri"/>
    </style:style>
    <style:style style:name="T91_14" style:family="text">
      <style:text-properties style:font-name="Calibri" style:font-name-asian="Calibri" style:font-name-complex="Calibri"/>
    </style:style>
    <style:style style:name="T91_15" style:family="text">
      <style:text-properties style:font-name="Calibri" style:font-name-asian="Calibri" style:font-name-complex="Calibri"/>
    </style:style>
    <style:style style:name="T91_16" style:family="text">
      <style:text-properties style:font-name="Calibri" style:font-name-asian="Calibri" style:font-name-complex="Calibri"/>
    </style:style>
    <style:style style:name="T91_17" style:family="text">
      <style:text-properties style:font-name="Calibri" style:font-name-asian="Calibri" style:font-name-complex="Calibri"/>
    </style:style>
    <style:style style:name="T91_18" style:family="text">
      <style:text-properties style:font-name="Calibri" style:font-name-asian="Calibri" style:font-name-complex="Calibri"/>
    </style:style>
    <style:style style:name="T91_19" style:family="text">
      <style:text-properties style:font-name="Calibri" style:font-name-asian="Calibri" style:font-name-complex="Calibri"/>
    </style:style>
    <style:style style:name="T91_20" style:family="text">
      <style:text-properties style:font-name="Calibri" style:font-name-asian="Calibri" style:font-name-complex="Calibri"/>
    </style:style>
    <style:style style:name="T91_21" style:family="text">
      <style:text-properties style:font-name="Calibri" style:font-name-asian="Calibri" style:font-name-complex="Calibri"/>
    </style:style>
    <style:style style:name="T91_22" style:family="text">
      <style:text-properties style:font-name="Calibri" style:font-name-asian="Calibri" style:font-name-complex="Calibri"/>
    </style:style>
    <style:style style:name="T91_23" style:family="text">
      <style:text-properties style:font-name="Calibri" style:font-name-asian="Calibri" style:font-name-complex="Calibri"/>
    </style:style>
    <style:style style:name="T91_24" style:family="text">
      <style:text-properties style:font-name="Calibri" style:font-name-asian="Calibri" style:font-name-complex="Calibri"/>
    </style:style>
    <style:style style:name="T91_25" style:family="text">
      <style:text-properties style:font-name="Calibri" style:font-name-asian="Calibri" style:font-name-complex="Calibri"/>
    </style:style>
    <style:style style:name="T91_26" style:family="text">
      <style:text-properties style:font-name="Calibri" style:font-name-asian="Calibri" style:font-name-complex="Calibri"/>
    </style:style>
    <style:style style:name="T91_27" style:family="text">
      <style:text-properties style:font-name="Calibri" style:font-name-asian="Calibri" style:font-name-complex="Calibri"/>
    </style:style>
    <style:style style:name="T91_28" style:family="text">
      <style:text-properties style:font-name="Calibri" style:font-name-asian="Calibri" style:font-name-complex="Calibri"/>
    </style:style>
    <style:style style:name="T91_29" style:family="text">
      <style:text-properties style:font-name="Calibri" style:font-name-asian="Calibri" style:font-name-complex="Calibri"/>
    </style:style>
    <style:style style:name="T91_30" style:family="text">
      <style:text-properties style:font-name="Calibri" style:font-name-asian="Calibri" style:font-name-complex="Calibri"/>
    </style:style>
    <style:style style:name="T91_31" style:family="text">
      <style:text-properties style:font-name="Calibri" style:font-name-asian="Calibri" style:font-name-complex="Calibri"/>
    </style:style>
    <style:style style:name="T91_32" style:family="text">
      <style:text-properties style:font-name="Calibri" style:font-name-asian="Calibri" style:font-name-complex="Calibri"/>
    </style:style>
    <style:style style:name="T91_33" style:family="text">
      <style:text-properties style:font-name="Calibri" style:font-name-asian="Calibri" style:font-name-complex="Calibri"/>
    </style:style>
    <style:style style:name="T91_34" style:family="text">
      <style:text-properties style:font-name="Calibri" style:font-name-asian="Calibri" style:font-name-complex="Calibri"/>
    </style:style>
    <style:style style:name="T91_35" style:family="text">
      <style:text-properties style:font-name="Calibri" style:font-name-asian="Calibri" style:font-name-complex="Calibri"/>
    </style:style>
    <style:style style:name="T91_36" style:family="text">
      <style:text-properties style:font-name="Calibri" style:font-name-asian="Calibri" style:font-name-complex="Calibri"/>
    </style:style>
    <style:style style:name="T91_37" style:family="text">
      <style:text-properties style:font-name="Calibri" style:font-name-asian="Calibri" style:font-name-complex="Calibri"/>
    </style:style>
    <style:style style:name="T91_38" style:family="text">
      <style:text-properties style:font-name="Calibri" style:font-name-asian="Calibri" style:font-name-complex="Calibri"/>
    </style:style>
    <style:style style:name="T91_39" style:family="text">
      <style:text-properties style:font-name="Calibri" style:font-name-asian="Calibri" style:font-name-complex="Calibri"/>
    </style:style>
    <style:style style:name="T91_40" style:family="text">
      <style:text-properties style:font-name="Calibri" style:font-name-asian="Calibri" style:font-name-complex="Calibri"/>
    </style:style>
    <style:style style:name="T91_41" style:family="text">
      <style:text-properties style:font-name="Calibri" style:font-name-asian="Calibri" style:font-name-complex="Calibri"/>
    </style:style>
    <style:style style:name="T91_42" style:family="text">
      <style:text-properties style:font-name="Calibri" style:font-name-asian="Calibri" style:font-name-complex="Calibri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style:font-name="Calibri" style:font-name-asian="Calibri" style:font-name-complex="Calibri"/>
    </style:style>
    <style:style style:name="T92_2" style:family="text">
      <style:text-properties style:font-name="Calibri" style:font-name-asian="Calibri" style:font-name-complex="Calibri"/>
    </style:style>
    <style:style style:name="T92_3" style:family="text">
      <style:text-properties style:font-name="Calibri" style:font-name-asian="Calibri" style:font-name-complex="Calibri"/>
    </style:style>
    <style:style style:name="T92_4" style:family="text">
      <style:text-properties style:font-name="Calibri" style:font-name-asian="Calibri" style:font-name-complex="Calibri"/>
    </style:style>
    <style:style style:name="T92_5" style:family="text">
      <style:text-properties style:font-name="Calibri" style:font-name-asian="Calibri" style:font-name-complex="Calibri"/>
    </style:style>
    <style:style style:name="T92_6" style:family="text">
      <style:text-properties style:font-name="Calibri" style:font-name-asian="Calibri" style:font-name-complex="Calibri"/>
    </style:style>
    <style:style style:name="T92_7" style:family="text">
      <style:text-properties style:font-name="Calibri" style:font-name-asian="Calibri" style:font-name-complex="Calibri"/>
    </style:style>
    <style:style style:name="T92_8" style:family="text">
      <style:text-properties style:font-name="Calibri" style:font-name-asian="Calibri" style:font-name-complex="Calibri"/>
    </style:style>
    <style:style style:name="T92_9" style:family="text">
      <style:text-properties style:font-name="Calibri" style:font-name-asian="Calibri" style:font-name-complex="Calibri"/>
    </style:style>
    <style:style style:name="T92_10" style:family="text">
      <style:text-properties style:font-name="Calibri" style:font-name-asian="Calibri" style:font-name-complex="Calibri"/>
    </style:style>
    <style:style style:name="T92_11" style:family="text">
      <style:text-properties style:font-name="Calibri" style:font-name-asian="Calibri" style:font-name-complex="Calibri"/>
    </style:style>
    <style:style style:name="T92_12" style:family="text">
      <style:text-properties style:font-name="Calibri" style:font-name-asian="Calibri" style:font-name-complex="Calibri"/>
    </style:style>
    <style:style style:name="T92_13" style:family="text">
      <style:text-properties style:font-name="Calibri" style:font-name-asian="Calibri" style:font-name-complex="Calibri"/>
    </style:style>
    <style:style style:name="T92_14" style:family="text">
      <style:text-properties style:font-name="Calibri" style:font-name-asian="Calibri" style:font-name-complex="Calibri"/>
    </style:style>
    <style:style style:name="T92_15" style:family="text">
      <style:text-properties style:font-name="Calibri" style:font-name-asian="Calibri" style:font-name-complex="Calibri"/>
    </style:style>
    <style:style style:name="T92_16" style:family="text">
      <style:text-properties style:font-name="Calibri" style:font-name-asian="Calibri" style:font-name-complex="Calibri"/>
    </style:style>
    <style:style style:name="T92_17" style:family="text">
      <style:text-properties style:font-name="Calibri" style:font-name-asian="Calibri" style:font-name-complex="Calibri"/>
    </style:style>
    <style:style style:name="T92_18" style:family="text">
      <style:text-properties style:font-name="Calibri" style:font-name-asian="Calibri" style:font-name-complex="Calibri"/>
    </style:style>
    <style:style style:name="T92_19" style:family="text">
      <style:text-properties style:font-name="Calibri" style:font-name-asian="Calibri" style:font-name-complex="Calibri"/>
    </style:style>
    <style:style style:name="T92_20" style:family="text">
      <style:text-properties style:font-name="Calibri" style:font-name-asian="Calibri" style:font-name-complex="Calibri"/>
    </style:style>
    <style:style style:name="T92_21" style:family="text">
      <style:text-properties style:font-name="Calibri" style:font-name-asian="Calibri" style:font-name-complex="Calibri"/>
    </style:style>
    <style:style style:name="T92_22" style:family="text">
      <style:text-properties style:font-name="Calibri" style:font-name-asian="Calibri" style:font-name-complex="Calibri"/>
    </style:style>
    <style:style style:name="T92_23" style:family="text">
      <style:text-properties style:font-name="Calibri" style:font-name-asian="Calibri" style:font-name-complex="Calibri"/>
    </style:style>
    <style:style style:name="T92_24" style:family="text">
      <style:text-properties style:font-name="Calibri" style:font-name-asian="Calibri" style:font-name-complex="Calibri"/>
    </style:style>
    <style:style style:name="T92_25" style:family="text">
      <style:text-properties style:font-name="Calibri" style:font-name-asian="Calibri" style:font-name-complex="Calibri"/>
    </style:style>
    <style:style style:name="T92_26" style:family="text">
      <style:text-properties style:font-name="Calibri" style:font-name-asian="Calibri" style:font-name-complex="Calibri"/>
    </style:style>
    <style:style style:name="T92_27" style:family="text">
      <style:text-properties style:font-name="Calibri" style:font-name-asian="Calibri" style:font-name-complex="Calibri"/>
    </style:style>
    <style:style style:name="T92_28" style:family="text">
      <style:text-properties style:font-name="Calibri" style:font-name-asian="Calibri" style:font-name-complex="Calibri"/>
    </style:style>
    <style:style style:name="T92_29" style:family="text">
      <style:text-properties style:font-name="Calibri" style:font-name-asian="Calibri" style:font-name-complex="Calibri"/>
    </style:style>
    <style:style style:name="T92_30" style:family="text">
      <style:text-properties style:font-name="Calibri" style:font-name-asian="Calibri" style:font-name-complex="Calibri"/>
    </style:style>
    <style:style style:name="T92_31" style:family="text">
      <style:text-properties style:font-name="Calibri" style:font-name-asian="Calibri" style:font-name-complex="Calibri"/>
    </style:style>
    <style:style style:name="T92_32" style:family="text">
      <style:text-properties style:font-name="Calibri" style:font-name-asian="Calibri" style:font-name-complex="Calibri"/>
    </style:style>
    <style:style style:name="T92_33" style:family="text">
      <style:text-properties style:font-name="Calibri" style:font-name-asian="Calibri" style:font-name-complex="Calibri"/>
    </style:style>
    <style:style style:name="T92_34" style:family="text">
      <style:text-properties style:font-name="Calibri" style:font-name-asian="Calibri" style:font-name-complex="Calibri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Calibri" style:font-name-asian="Calibri" style:font-name-complex="Calibri"/>
    </style:style>
    <style:style style:name="T93_2" style:family="text">
      <style:text-properties style:font-name="Calibri" style:font-name-asian="Calibri" style:font-name-complex="Calibri"/>
    </style:style>
    <style:style style:name="T93_3" style:family="text">
      <style:text-properties style:font-name="Calibri" style:font-name-asian="Calibri" style:font-name-complex="Calibri"/>
    </style:style>
    <style:style style:name="T93_4" style:family="text">
      <style:text-properties style:font-name="Calibri" style:font-name-asian="Calibri" style:font-name-complex="Calibri"/>
    </style:style>
    <style:style style:name="T93_5" style:family="text">
      <style:text-properties style:font-name="Calibri" style:font-name-asian="Calibri" style:font-name-complex="Calibri"/>
    </style:style>
    <style:style style:name="T93_6" style:family="text">
      <style:text-properties style:font-name="Calibri" style:font-name-asian="Calibri" style:font-name-complex="Calibri"/>
    </style:style>
    <style:style style:name="T93_7" style:family="text">
      <style:text-properties style:font-name="Calibri" style:font-name-asian="Calibri" style:font-name-complex="Calibri"/>
    </style:style>
    <style:style style:name="T93_8" style:family="text">
      <style:text-properties style:font-name="Calibri" style:font-name-asian="Calibri" style:font-name-complex="Calibri"/>
    </style:style>
    <style:style style:name="T93_9" style:family="text">
      <style:text-properties style:font-name="Calibri" style:font-name-asian="Calibri" style:font-name-complex="Calibri"/>
    </style:style>
    <style:style style:name="T93_10" style:family="text">
      <style:text-properties style:font-name="Calibri" style:font-name-asian="Calibri" style:font-name-complex="Calibri"/>
    </style:style>
    <style:style style:name="T93_11" style:family="text">
      <style:text-properties style:font-name="Calibri" style:font-name-asian="Calibri" style:font-name-complex="Calibri"/>
    </style:style>
    <style:style style:name="T93_12" style:family="text">
      <style:text-properties style:font-name="Calibri" style:font-name-asian="Calibri" style:font-name-complex="Calibri"/>
    </style:style>
    <style:style style:name="T93_13" style:family="text">
      <style:text-properties style:font-name="Calibri" style:font-name-asian="Calibri" style:font-name-complex="Calibri"/>
    </style:style>
    <style:style style:name="T93_14" style:family="text">
      <style:text-properties style:font-name="Calibri" style:font-name-asian="Calibri" style:font-name-complex="Calibri"/>
    </style:style>
    <style:style style:name="T93_15" style:family="text">
      <style:text-properties style:font-name="Calibri" style:font-name-asian="Calibri" style:font-name-complex="Calibri"/>
    </style:style>
    <style:style style:name="T93_16" style:family="text">
      <style:text-properties style:font-name="Calibri" style:font-name-asian="Calibri" style:font-name-complex="Calibri"/>
    </style:style>
    <style:style style:name="T93_17" style:family="text">
      <style:text-properties style:font-name="Calibri" style:font-name-asian="Calibri" style:font-name-complex="Calibri"/>
    </style:style>
    <style:style style:name="T93_18" style:family="text">
      <style:text-properties style:font-name="Calibri" style:font-name-asian="Calibri" style:font-name-complex="Calibri"/>
    </style:style>
    <style:style style:name="T93_19" style:family="text">
      <style:text-properties style:font-name="Calibri" style:font-name-asian="Calibri" style:font-name-complex="Calibri"/>
    </style:style>
    <style:style style:name="T93_20" style:family="text">
      <style:text-properties style:font-name="Calibri" style:font-name-asian="Calibri" style:font-name-complex="Calibri"/>
    </style:style>
    <style:style style:name="T93_21" style:family="text">
      <style:text-properties style:font-name="Calibri" style:font-name-asian="Calibri" style:font-name-complex="Calibri"/>
    </style:style>
    <style:style style:name="T93_22" style:family="text">
      <style:text-properties style:font-name="Calibri" style:font-name-asian="Calibri" style:font-name-complex="Calibri"/>
    </style:style>
    <style:style style:name="T93_23" style:family="text">
      <style:text-properties style:font-name="Calibri" style:font-name-asian="Calibri" style:font-name-complex="Calibri"/>
    </style:style>
    <style:style style:name="T93_24" style:family="text">
      <style:text-properties style:font-name="Calibri" style:font-name-asian="Calibri" style:font-name-complex="Calibri"/>
    </style:style>
    <style:style style:name="T93_25" style:family="text">
      <style:text-properties style:font-name="Calibri" style:font-name-asian="Calibri" style:font-name-complex="Calibri"/>
    </style:style>
    <style:style style:name="T93_26" style:family="text">
      <style:text-properties style:font-name="Calibri" style:font-name-asian="Calibri" style:font-name-complex="Calibri"/>
    </style:style>
    <style:style style:name="T93_27" style:family="text">
      <style:text-properties style:font-name="Calibri" style:font-name-asian="Calibri" style:font-name-complex="Calibri"/>
    </style:style>
    <style:style style:name="T93_28" style:family="text">
      <style:text-properties style:font-name="Calibri" style:font-name-asian="Calibri" style:font-name-complex="Calibri"/>
    </style:style>
    <style:style style:name="T93_29" style:family="text">
      <style:text-properties style:font-name="Calibri" style:font-name-asian="Calibri" style:font-name-complex="Calibri"/>
    </style:style>
    <style:style style:name="T93_30" style:family="text">
      <style:text-properties style:font-name="Calibri" style:font-name-asian="Calibri" style:font-name-complex="Calibri"/>
    </style:style>
    <style:style style:name="T93_31" style:family="text">
      <style:text-properties style:font-name="Calibri" style:font-name-asian="Calibri" style:font-name-complex="Calibri"/>
    </style:style>
    <style:style style:name="T93_32" style:family="text">
      <style:text-properties style:font-name="Calibri" style:font-name-asian="Calibri" style:font-name-complex="Calibri"/>
    </style:style>
    <style:style style:name="T93_33" style:family="text">
      <style:text-properties style:font-name="Calibri" style:font-name-asian="Calibri" style:font-name-complex="Calibri"/>
    </style:style>
    <style:style style:name="T93_34" style:family="text">
      <style:text-properties style:font-name="Calibri" style:font-name-asian="Calibri" style:font-name-complex="Calibri"/>
    </style:style>
    <style:style style:name="T93_35" style:family="text">
      <style:text-properties style:font-name="Calibri" style:font-name-asian="Calibri" style:font-name-complex="Calibri"/>
    </style:style>
    <style:style style:name="T93_36" style:family="text">
      <style:text-properties style:font-name="Calibri" style:font-name-asian="Calibri" style:font-name-complex="Calibri"/>
    </style:style>
    <style:style style:name="T93_37" style:family="text">
      <style:text-properties style:font-name="Calibri" style:font-name-asian="Calibri" style:font-name-complex="Calibri"/>
    </style:style>
    <style:style style:name="T93_38" style:family="text">
      <style:text-properties style:font-name="Calibri" style:font-name-asian="Calibri" style:font-name-complex="Calibri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Calibri" style:font-name-asian="Calibri" style:font-name-complex="Calibri"/>
    </style:style>
    <style:style style:name="T94_2" style:family="text">
      <style:text-properties style:font-name="Calibri" style:font-name-asian="Calibri" style:font-name-complex="Calibri"/>
    </style:style>
    <style:style style:name="T94_3" style:family="text">
      <style:text-properties style:font-name="Calibri" style:font-name-asian="Calibri" style:font-name-complex="Calibri"/>
    </style:style>
    <style:style style:name="T94_4" style:family="text">
      <style:text-properties style:font-name="Calibri" style:font-name-asian="Calibri" style:font-name-complex="Calibri"/>
    </style:style>
    <style:style style:name="T94_5" style:family="text">
      <style:text-properties style:font-name="Calibri" style:font-name-asian="Calibri" style:font-name-complex="Calibri"/>
    </style:style>
    <style:style style:name="T94_6" style:family="text">
      <style:text-properties style:font-name="Calibri" style:font-name-asian="Calibri" style:font-name-complex="Calibri"/>
    </style:style>
    <style:style style:name="T94_7" style:family="text">
      <style:text-properties style:font-name="Calibri" style:font-name-asian="Calibri" style:font-name-complex="Calibri"/>
    </style:style>
    <style:style style:name="T94_8" style:family="text">
      <style:text-properties style:font-name="Calibri" style:font-name-asian="Calibri" style:font-name-complex="Calibri"/>
    </style:style>
    <style:style style:name="T94_9" style:family="text">
      <style:text-properties style:font-name="Calibri" style:font-name-asian="Calibri" style:font-name-complex="Calibri"/>
    </style:style>
    <style:style style:name="T94_10" style:family="text">
      <style:text-properties style:font-name="Calibri" style:font-name-asian="Calibri" style:font-name-complex="Calibri"/>
    </style:style>
    <style:style style:name="T94_11" style:family="text">
      <style:text-properties style:font-name="Calibri" style:font-name-asian="Calibri" style:font-name-complex="Calibri"/>
    </style:style>
    <style:style style:name="T94_12" style:family="text">
      <style:text-properties style:font-name="Calibri" style:font-name-asian="Calibri" style:font-name-complex="Calibri"/>
    </style:style>
    <style:style style:name="T94_13" style:family="text">
      <style:text-properties style:font-name="Calibri" style:font-name-asian="Calibri" style:font-name-complex="Calibri"/>
    </style:style>
    <style:style style:name="T94_14" style:family="text">
      <style:text-properties style:font-name="Calibri" style:font-name-asian="Calibri" style:font-name-complex="Calibri"/>
    </style:style>
    <style:style style:name="T94_15" style:family="text">
      <style:text-properties style:font-name="Calibri" style:font-name-asian="Calibri" style:font-name-complex="Calibri"/>
    </style:style>
    <style:style style:name="T94_16" style:family="text">
      <style:text-properties style:font-name="Calibri" style:font-name-asian="Calibri" style:font-name-complex="Calibri"/>
    </style:style>
    <style:style style:name="T94_17" style:family="text">
      <style:text-properties style:font-name="Calibri" style:font-name-asian="Calibri" style:font-name-complex="Calibri"/>
    </style:style>
    <style:style style:name="T94_18" style:family="text">
      <style:text-properties style:font-name="Calibri" style:font-name-asian="Calibri" style:font-name-complex="Calibri"/>
    </style:style>
    <style:style style:name="T94_19" style:family="text">
      <style:text-properties style:font-name="Calibri" style:font-name-asian="Calibri" style:font-name-complex="Calibri"/>
    </style:style>
    <style:style style:name="T94_20" style:family="text">
      <style:text-properties style:font-name="Calibri" style:font-name-asian="Calibri" style:font-name-complex="Calibri"/>
    </style:style>
    <style:style style:name="T94_21" style:family="text">
      <style:text-properties style:font-name="Calibri" style:font-name-asian="Calibri" style:font-name-complex="Calibri"/>
    </style:style>
    <style:style style:name="T94_22" style:family="text">
      <style:text-properties style:font-name="Calibri" style:font-name-asian="Calibri" style:font-name-complex="Calibri"/>
    </style:style>
    <style:style style:name="T94_23" style:family="text">
      <style:text-properties style:font-name="Calibri" style:font-name-asian="Calibri" style:font-name-complex="Calibri"/>
    </style:style>
    <style:style style:name="T94_24" style:family="text">
      <style:text-properties style:font-name="Calibri" style:font-name-asian="Calibri" style:font-name-complex="Calibri"/>
    </style:style>
    <style:style style:name="T94_25" style:family="text">
      <style:text-properties style:font-name="Calibri" style:font-name-asian="Calibri" style:font-name-complex="Calibri"/>
    </style:style>
    <style:style style:name="T94_26" style:family="text">
      <style:text-properties style:font-name="Calibri" style:font-name-asian="Calibri" style:font-name-complex="Calibri"/>
    </style:style>
    <style:style style:name="T94_27" style:family="text">
      <style:text-properties style:font-name="Calibri" style:font-name-asian="Calibri" style:font-name-complex="Calibri"/>
    </style:style>
    <style:style style:name="T94_28" style:family="text">
      <style:text-properties style:font-name="Calibri" style:font-name-asian="Calibri" style:font-name-complex="Calibri"/>
    </style:style>
    <style:style style:name="T94_29" style:family="text">
      <style:text-properties style:font-name="Calibri" style:font-name-asian="Calibri" style:font-name-complex="Calibri"/>
    </style:style>
    <style:style style:name="T94_30" style:family="text">
      <style:text-properties style:font-name="Calibri" style:font-name-asian="Calibri" style:font-name-complex="Calibri"/>
    </style:style>
    <style:style style:name="T94_31" style:family="text">
      <style:text-properties style:font-name="Calibri" style:font-name-asian="Calibri" style:font-name-complex="Calibri"/>
    </style:style>
    <style:style style:name="T94_32" style:family="text">
      <style:text-properties style:font-name="Calibri" style:font-name-asian="Calibri" style:font-name-complex="Calibri"/>
    </style:style>
    <style:style style:name="T94_33" style:family="text">
      <style:text-properties style:font-name="Calibri" style:font-name-asian="Calibri" style:font-name-complex="Calibri"/>
    </style:style>
    <style:style style:name="T94_34" style:family="text">
      <style:text-properties style:font-name="Calibri" style:font-name-asian="Calibri" style:font-name-complex="Calibri"/>
    </style:style>
    <style:style style:name="T94_35" style:family="text">
      <style:text-properties style:font-name="Calibri" style:font-name-asian="Calibri" style:font-name-complex="Calibri"/>
    </style:style>
    <style:style style:name="T94_36" style:family="text">
      <style:text-properties style:font-name="Calibri" style:font-name-asian="Calibri" style:font-name-complex="Calibri"/>
    </style:style>
    <style:style style:name="T94_37" style:family="text">
      <style:text-properties style:font-name="Calibri" style:font-name-asian="Calibri" style:font-name-complex="Calibri"/>
    </style:style>
    <style:style style:name="T94_38" style:family="text">
      <style:text-properties style:font-name="Calibri" style:font-name-asian="Calibri" style:font-name-complex="Calibri"/>
    </style:style>
    <style:style style:name="T94_39" style:family="text">
      <style:text-properties style:font-name="Calibri" style:font-name-asian="Calibri" style:font-name-complex="Calibri"/>
    </style:style>
    <style:style style:name="T94_40" style:family="text">
      <style:text-properties style:font-name="Calibri" style:font-name-asian="Calibri" style:font-name-complex="Calibri"/>
    </style:style>
    <style:style style:name="T94_41" style:family="text">
      <style:text-properties style:font-name="Calibri" style:font-name-asian="Calibri" style:font-name-complex="Calibri"/>
    </style:style>
    <style:style style:name="T94_42" style:family="text">
      <style:text-properties style:font-name="Calibri" style:font-name-asian="Calibri" style:font-name-complex="Calibri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Calibri" style:font-name-asian="Calibri" style:font-name-complex="Calibri"/>
    </style:style>
    <style:style style:name="T95_2" style:family="text">
      <style:text-properties style:font-name="Calibri" style:font-name-asian="Calibri" style:font-name-complex="Calibri"/>
    </style:style>
    <style:style style:name="T95_3" style:family="text">
      <style:text-properties style:font-name="Calibri" style:font-name-asian="Calibri" style:font-name-complex="Calibri"/>
    </style:style>
    <style:style style:name="T95_4" style:family="text">
      <style:text-properties style:font-name="Calibri" style:font-name-asian="Calibri" style:font-name-complex="Calibri"/>
    </style:style>
    <style:style style:name="T95_5" style:family="text">
      <style:text-properties style:font-name="Calibri" style:font-name-asian="Calibri" style:font-name-complex="Calibri"/>
    </style:style>
    <style:style style:name="T95_6" style:family="text">
      <style:text-properties style:font-name="Calibri" style:font-name-asian="Calibri" style:font-name-complex="Calibri"/>
    </style:style>
    <style:style style:name="T95_7" style:family="text">
      <style:text-properties style:font-name="Calibri" style:font-name-asian="Calibri" style:font-name-complex="Calibri"/>
    </style:style>
    <style:style style:name="T95_8" style:family="text">
      <style:text-properties style:font-name="Calibri" style:font-name-asian="Calibri" style:font-name-complex="Calibri"/>
    </style:style>
    <style:style style:name="T95_9" style:family="text">
      <style:text-properties style:font-name="Calibri" style:font-name-asian="Calibri" style:font-name-complex="Calibri"/>
    </style:style>
    <style:style style:name="T95_10" style:family="text">
      <style:text-properties style:font-name="Calibri" style:font-name-asian="Calibri" style:font-name-complex="Calibri"/>
    </style:style>
    <style:style style:name="T95_11" style:family="text">
      <style:text-properties style:font-name="Calibri" style:font-name-asian="Calibri" style:font-name-complex="Calibri"/>
    </style:style>
    <style:style style:name="T95_12" style:family="text">
      <style:text-properties style:font-name="Calibri" style:font-name-asian="Calibri" style:font-name-complex="Calibri"/>
    </style:style>
    <style:style style:name="T95_13" style:family="text">
      <style:text-properties style:font-name="Calibri" style:font-name-asian="Calibri" style:font-name-complex="Calibri"/>
    </style:style>
    <style:style style:name="T95_14" style:family="text">
      <style:text-properties style:font-name="Calibri" style:font-name-asian="Calibri" style:font-name-complex="Calibri"/>
    </style:style>
    <style:style style:name="T95_15" style:family="text">
      <style:text-properties style:font-name="Calibri" style:font-name-asian="Calibri" style:font-name-complex="Calibri"/>
    </style:style>
    <style:style style:name="T95_16" style:family="text">
      <style:text-properties style:font-name="Calibri" style:font-name-asian="Calibri" style:font-name-complex="Calibri"/>
    </style:style>
    <style:style style:name="T95_17" style:family="text">
      <style:text-properties style:font-name="Calibri" style:font-name-asian="Calibri" style:font-name-complex="Calibri"/>
    </style:style>
    <style:style style:name="T95_18" style:family="text">
      <style:text-properties style:font-name="Calibri" style:font-name-asian="Calibri" style:font-name-complex="Calibri"/>
    </style:style>
    <style:style style:name="T95_19" style:family="text">
      <style:text-properties style:font-name="Calibri" style:font-name-asian="Calibri" style:font-name-complex="Calibri"/>
    </style:style>
    <style:style style:name="T95_20" style:family="text">
      <style:text-properties style:font-name="Calibri" style:font-name-asian="Calibri" style:font-name-complex="Calibri"/>
    </style:style>
    <style:style style:name="T95_21" style:family="text">
      <style:text-properties style:font-name="Calibri" style:font-name-asian="Calibri" style:font-name-complex="Calibri"/>
    </style:style>
    <style:style style:name="T95_22" style:family="text">
      <style:text-properties style:font-name="Calibri" style:font-name-asian="Calibri" style:font-name-complex="Calibri"/>
    </style:style>
    <style:style style:name="T95_23" style:family="text">
      <style:text-properties style:font-name="Calibri" style:font-name-asian="Calibri" style:font-name-complex="Calibri"/>
    </style:style>
    <style:style style:name="T95_24" style:family="text">
      <style:text-properties style:font-name="Calibri" style:font-name-asian="Calibri" style:font-name-complex="Calibri"/>
    </style:style>
    <style:style style:name="T95_25" style:family="text">
      <style:text-properties style:font-name="Calibri" style:font-name-asian="Calibri" style:font-name-complex="Calibri"/>
    </style:style>
    <style:style style:name="T95_26" style:family="text">
      <style:text-properties style:font-name="Calibri" style:font-name-asian="Calibri" style:font-name-complex="Calibri"/>
    </style:style>
    <style:style style:name="T95_27" style:family="text">
      <style:text-properties style:font-name="Calibri" style:font-name-asian="Calibri" style:font-name-complex="Calibri"/>
    </style:style>
    <style:style style:name="T95_28" style:family="text">
      <style:text-properties style:font-name="Calibri" style:font-name-asian="Calibri" style:font-name-complex="Calibri"/>
    </style:style>
    <style:style style:name="T95_29" style:family="text">
      <style:text-properties style:font-name="Calibri" style:font-name-asian="Calibri" style:font-name-complex="Calibri"/>
    </style:style>
    <style:style style:name="T95_30" style:family="text">
      <style:text-properties style:font-name="Calibri" style:font-name-asian="Calibri" style:font-name-complex="Calibri"/>
    </style:style>
    <style:style style:name="T95_31" style:family="text">
      <style:text-properties style:font-name="Calibri" style:font-name-asian="Calibri" style:font-name-complex="Calibri"/>
    </style:style>
    <style:style style:name="T95_32" style:family="text">
      <style:text-properties style:font-name="Calibri" style:font-name-asian="Calibri" style:font-name-complex="Calibri"/>
    </style:style>
    <style:style style:name="T95_33" style:family="text">
      <style:text-properties style:font-name="Calibri" style:font-name-asian="Calibri" style:font-name-complex="Calibri"/>
    </style:style>
    <style:style style:name="T95_34" style:family="text">
      <style:text-properties style:font-name="Calibri" style:font-name-asian="Calibri" style:font-name-complex="Calibri"/>
    </style:style>
    <style:style style:name="T95_35" style:family="text">
      <style:text-properties style:font-name="Calibri" style:font-name-asian="Calibri" style:font-name-complex="Calibri"/>
    </style:style>
    <style:style style:name="T95_36" style:family="text">
      <style:text-properties style:font-name="Calibri" style:font-name-asian="Calibri" style:font-name-complex="Calibri"/>
    </style:style>
    <style:style style:name="T95_37" style:family="text">
      <style:text-properties style:font-name="Calibri" style:font-name-asian="Calibri" style:font-name-complex="Calibri"/>
    </style:style>
    <style:style style:name="T95_38" style:family="text">
      <style:text-properties style:font-name="Calibri" style:font-name-asian="Calibri" style:font-name-complex="Calibri"/>
    </style:style>
    <style:style style:name="T95_39" style:family="text">
      <style:text-properties style:font-name="Calibri" style:font-name-asian="Calibri" style:font-name-complex="Calibri"/>
    </style:style>
    <style:style style:name="T95_40" style:family="text">
      <style:text-properties style:font-name="Calibri" style:font-name-asian="Calibri" style:font-name-complex="Calibri"/>
    </style:style>
    <style:style style:name="T95_41" style:family="text">
      <style:text-properties style:font-name="Calibri" style:font-name-asian="Calibri" style:font-name-complex="Calibri"/>
    </style:style>
    <style:style style:name="T95_42" style:family="text">
      <style:text-properties style:font-name="Calibri" style:font-name-asian="Calibri" style:font-name-complex="Calibri"/>
    </style:style>
    <style:style style:name="T95_43" style:family="text">
      <style:text-properties style:font-name="Calibri" style:font-name-asian="Calibri" style:font-name-complex="Calibri"/>
    </style:style>
    <style:style style:name="T95_44" style:family="text">
      <style:text-properties style:font-name="Calibri" style:font-name-asian="Calibri" style:font-name-complex="Calibri"/>
    </style:style>
    <style:style style:name="T95_45" style:family="text">
      <style:text-properties style:font-name="Calibri" style:font-name-asian="Calibri" style:font-name-complex="Calibri"/>
    </style:style>
    <style:style style:name="T95_46" style:family="text">
      <style:text-properties style:font-name="Calibri" style:font-name-asian="Calibri" style:font-name-complex="Calibri"/>
    </style:style>
    <style:style style:name="T95_47" style:family="text">
      <style:text-properties style:font-name="Calibri" style:font-name-asian="Calibri" style:font-name-complex="Calibri"/>
    </style:style>
    <style:style style:name="T95_48" style:family="text">
      <style:text-properties style:font-name="Calibri" style:font-name-asian="Calibri" style:font-name-complex="Calibri"/>
    </style:style>
    <style:style style:name="T95_49" style:family="text">
      <style:text-properties style:font-name="Calibri" style:font-name-asian="Calibri" style:font-name-complex="Calibri"/>
    </style:style>
    <style:style style:name="T95_50" style:family="text">
      <style:text-properties style:font-name="Calibri" style:font-name-asian="Calibri" style:font-name-complex="Calibri"/>
    </style:style>
    <style:style style:name="T95_51" style:family="text">
      <style:text-properties style:font-name="Calibri" style:font-name-asian="Calibri" style:font-name-complex="Calibri"/>
    </style:style>
    <style:style style:name="T95_52" style:family="text">
      <style:text-properties style:font-name="Calibri" style:font-name-asian="Calibri" style:font-name-complex="Calibri"/>
    </style:style>
    <style:style style:name="T95_53" style:family="text">
      <style:text-properties style:font-name="Calibri" style:font-name-asian="Calibri" style:font-name-complex="Calibri"/>
    </style:style>
    <style:style style:name="T95_54" style:family="text">
      <style:text-properties style:font-name="Calibri" style:font-name-asian="Calibri" style:font-name-complex="Calibri"/>
    </style:style>
    <style:style style:name="T95_55" style:family="text">
      <style:text-properties style:font-name="Calibri" style:font-name-asian="Calibri" style:font-name-complex="Calibri"/>
    </style:style>
    <style:style style:name="T95_56" style:family="text">
      <style:text-properties style:font-name="Calibri" style:font-name-asian="Calibri" style:font-name-complex="Calibri"/>
    </style:style>
    <style:style style:name="T95_57" style:family="text">
      <style:text-properties style:font-name="Calibri" style:font-name-asian="Calibri" style:font-name-complex="Calibri"/>
    </style:style>
    <style:style style:name="T95_58" style:family="text">
      <style:text-properties style:font-name="Calibri" style:font-name-asian="Calibri" style:font-name-complex="Calibri"/>
    </style:style>
    <style:style style:name="T95_59" style:family="text">
      <style:text-properties style:font-name="Calibri" style:font-name-asian="Calibri" style:font-name-complex="Calibri"/>
    </style:style>
    <style:style style:name="T95_60" style:family="text">
      <style:text-properties style:font-name="Calibri" style:font-name-asian="Calibri" style:font-name-complex="Calibri"/>
    </style:style>
    <style:style style:name="T95_61" style:family="text">
      <style:text-properties style:font-name="Calibri" style:font-name-asian="Calibri" style:font-name-complex="Calibri"/>
    </style:style>
    <style:style style:name="T95_62" style:family="text">
      <style:text-properties style:font-name="Calibri" style:font-name-asian="Calibri" style:font-name-complex="Calibri"/>
    </style:style>
    <style:style style:name="T95_63" style:family="text">
      <style:text-properties style:font-name="Calibri" style:font-name-asian="Calibri" style:font-name-complex="Calibri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style:font-name="Calibri" style:font-name-asian="Calibri" style:font-name-complex="Calibri"/>
    </style:style>
    <style:style style:name="T96_2" style:family="text">
      <style:text-properties style:font-name="Calibri" style:font-name-asian="Calibri" style:font-name-complex="Calibri"/>
    </style:style>
    <style:style style:name="T96_3" style:family="text">
      <style:text-properties style:font-name="Calibri" style:font-name-asian="Calibri" style:font-name-complex="Calibri"/>
    </style:style>
    <style:style style:name="T96_4" style:family="text">
      <style:text-properties style:font-name="Calibri" style:font-name-asian="Calibri" style:font-name-complex="Calibri"/>
    </style:style>
    <style:style style:name="T96_5" style:family="text">
      <style:text-properties style:font-name="Calibri" style:font-name-asian="Calibri" style:font-name-complex="Calibri"/>
    </style:style>
    <style:style style:name="T96_6" style:family="text">
      <style:text-properties style:font-name="Calibri" style:font-name-asian="Calibri" style:font-name-complex="Calibri"/>
    </style:style>
    <style:style style:name="T96_7" style:family="text">
      <style:text-properties style:font-name="Calibri" style:font-name-asian="Calibri" style:font-name-complex="Calibri"/>
    </style:style>
    <style:style style:name="T96_8" style:family="text">
      <style:text-properties style:font-name="Calibri" style:font-name-asian="Calibri" style:font-name-complex="Calibri"/>
    </style:style>
    <style:style style:name="T96_9" style:family="text">
      <style:text-properties style:font-name="Calibri" style:font-name-asian="Calibri" style:font-name-complex="Calibri"/>
    </style:style>
    <style:style style:name="T96_10" style:family="text">
      <style:text-properties style:font-name="Calibri" style:font-name-asian="Calibri" style:font-name-complex="Calibri"/>
    </style:style>
    <style:style style:name="T96_11" style:family="text">
      <style:text-properties style:font-name="Calibri" style:font-name-asian="Calibri" style:font-name-complex="Calibri"/>
    </style:style>
    <style:style style:name="T96_12" style:family="text">
      <style:text-properties style:font-name="Calibri" style:font-name-asian="Calibri" style:font-name-complex="Calibri"/>
    </style:style>
    <style:style style:name="T96_13" style:family="text">
      <style:text-properties style:font-name="Calibri" style:font-name-asian="Calibri" style:font-name-complex="Calibri"/>
    </style:style>
    <style:style style:name="T96_14" style:family="text">
      <style:text-properties style:font-name="Calibri" style:font-name-asian="Calibri" style:font-name-complex="Calibri"/>
    </style:style>
    <style:style style:name="T96_15" style:family="text">
      <style:text-properties style:font-name="Calibri" style:font-name-asian="Calibri" style:font-name-complex="Calibri"/>
    </style:style>
    <style:style style:name="T96_16" style:family="text">
      <style:text-properties style:font-name="Calibri" style:font-name-asian="Calibri" style:font-name-complex="Calibri"/>
    </style:style>
    <style:style style:name="T96_17" style:family="text">
      <style:text-properties style:font-name="Calibri" style:font-name-asian="Calibri" style:font-name-complex="Calibri"/>
    </style:style>
    <style:style style:name="T96_18" style:family="text">
      <style:text-properties style:font-name="Calibri" style:font-name-asian="Calibri" style:font-name-complex="Calibri"/>
    </style:style>
    <style:style style:name="T96_19" style:family="text">
      <style:text-properties style:font-name="Calibri" style:font-name-asian="Calibri" style:font-name-complex="Calibri"/>
    </style:style>
    <style:style style:name="T96_20" style:family="text">
      <style:text-properties style:font-name="Calibri" style:font-name-asian="Calibri" style:font-name-complex="Calibri"/>
    </style:style>
    <style:style style:name="T96_21" style:family="text">
      <style:text-properties style:font-name="Calibri" style:font-name-asian="Calibri" style:font-name-complex="Calibri"/>
    </style:style>
    <style:style style:name="T96_22" style:family="text">
      <style:text-properties style:font-name="Calibri" style:font-name-asian="Calibri" style:font-name-complex="Calibri"/>
    </style:style>
    <style:style style:name="T96_23" style:family="text">
      <style:text-properties style:font-name="Calibri" style:font-name-asian="Calibri" style:font-name-complex="Calibri"/>
    </style:style>
    <style:style style:name="T96_24" style:family="text">
      <style:text-properties style:font-name="Calibri" style:font-name-asian="Calibri" style:font-name-complex="Calibri"/>
    </style:style>
    <style:style style:name="T96_25" style:family="text">
      <style:text-properties style:font-name="Calibri" style:font-name-asian="Calibri" style:font-name-complex="Calibri"/>
    </style:style>
    <style:style style:name="T96_26" style:family="text">
      <style:text-properties style:font-name="Calibri" style:font-name-asian="Calibri" style:font-name-complex="Calibri"/>
    </style:style>
    <style:style style:name="T96_27" style:family="text">
      <style:text-properties style:font-name="Calibri" style:font-name-asian="Calibri" style:font-name-complex="Calibri"/>
    </style:style>
    <style:style style:name="T96_28" style:family="text">
      <style:text-properties style:font-name="Calibri" style:font-name-asian="Calibri" style:font-name-complex="Calibri"/>
    </style:style>
    <style:style style:name="T96_29" style:family="text">
      <style:text-properties style:font-name="Calibri" style:font-name-asian="Calibri" style:font-name-complex="Calibri"/>
    </style:style>
    <style:style style:name="T96_30" style:family="text">
      <style:text-properties style:font-name="Calibri" style:font-name-asian="Calibri" style:font-name-complex="Calibri"/>
    </style:style>
    <style:style style:name="T96_31" style:family="text">
      <style:text-properties style:font-name="Calibri" style:font-name-asian="Calibri" style:font-name-complex="Calibri"/>
    </style:style>
    <style:style style:name="T96_32" style:family="text">
      <style:text-properties style:font-name="Calibri" style:font-name-asian="Calibri" style:font-name-complex="Calibri"/>
    </style:style>
    <style:style style:name="T96_33" style:family="text">
      <style:text-properties style:font-name="Calibri" style:font-name-asian="Calibri" style:font-name-complex="Calibri"/>
    </style:style>
    <style:style style:name="T96_34" style:family="text">
      <style:text-properties style:font-name="Calibri" style:font-name-asian="Calibri" style:font-name-complex="Calibri"/>
    </style:style>
    <style:style style:name="T96_35" style:family="text">
      <style:text-properties style:font-name="Calibri" style:font-name-asian="Calibri" style:font-name-complex="Calibri"/>
    </style:style>
    <style:style style:name="T96_36" style:family="text">
      <style:text-properties style:font-name="Calibri" style:font-name-asian="Calibri" style:font-name-complex="Calibri"/>
    </style:style>
    <style:style style:name="T96_37" style:family="text">
      <style:text-properties style:font-name="Calibri" style:font-name-asian="Calibri" style:font-name-complex="Calibri"/>
    </style:style>
    <style:style style:name="T96_38" style:family="text">
      <style:text-properties style:font-name="Calibri" style:font-name-asian="Calibri" style:font-name-complex="Calibri"/>
    </style:style>
    <style:style style:name="T96_39" style:family="text">
      <style:text-properties style:font-name="Calibri" style:font-name-asian="Calibri" style:font-name-complex="Calibri"/>
    </style:style>
    <style:style style:name="T96_40" style:family="text">
      <style:text-properties style:font-name="Calibri" style:font-name-asian="Calibri" style:font-name-complex="Calibri"/>
    </style:style>
    <style:style style:name="T96_41" style:family="text">
      <style:text-properties style:font-name="Calibri" style:font-name-asian="Calibri" style:font-name-complex="Calibri"/>
    </style:style>
    <style:style style:name="T96_42" style:family="text">
      <style:text-properties style:font-name="Calibri" style:font-name-asian="Calibri" style:font-name-complex="Calibri"/>
    </style:style>
    <style:style style:name="T96_43" style:family="text">
      <style:text-properties style:font-name="Calibri" style:font-name-asian="Calibri" style:font-name-complex="Calibri"/>
    </style:style>
    <style:style style:name="T96_44" style:family="text">
      <style:text-properties style:font-name="Calibri" style:font-name-asian="Calibri" style:font-name-complex="Calibri"/>
    </style:style>
    <style:style style:name="T96_45" style:family="text">
      <style:text-properties style:font-name="Calibri" style:font-name-asian="Calibri" style:font-name-complex="Calibri"/>
    </style:style>
    <style:style style:name="T96_46" style:family="text">
      <style:text-properties style:font-name="Calibri" style:font-name-asian="Calibri" style:font-name-complex="Calibri"/>
    </style:style>
    <style:style style:name="T96_47" style:family="text">
      <style:text-properties style:font-name="Calibri" style:font-name-asian="Calibri" style:font-name-complex="Calibri"/>
    </style:style>
    <style:style style:name="T96_48" style:family="text">
      <style:text-properties style:font-name="Calibri" style:font-name-asian="Calibri" style:font-name-complex="Calibri"/>
    </style:style>
    <style:style style:name="T96_49" style:family="text">
      <style:text-properties style:font-name="Calibri" style:font-name-asian="Calibri" style:font-name-complex="Calibri"/>
    </style:style>
    <style:style style:name="T96_50" style:family="text">
      <style:text-properties style:font-name="Calibri" style:font-name-asian="Calibri" style:font-name-complex="Calibri"/>
    </style:style>
    <style:style style:name="T96_51" style:family="text">
      <style:text-properties style:font-name="Calibri" style:font-name-asian="Calibri" style:font-name-complex="Calibri"/>
    </style:style>
    <style:style style:name="T96_52" style:family="text">
      <style:text-properties style:font-name="Calibri" style:font-name-asian="Calibri" style:font-name-complex="Calibri"/>
    </style:style>
    <style:style style:name="T96_53" style:family="text">
      <style:text-properties style:font-name="Calibri" style:font-name-asian="Calibri" style:font-name-complex="Calibri"/>
    </style:style>
    <style:style style:name="T96_54" style:family="text">
      <style:text-properties style:font-name="Calibri" style:font-name-asian="Calibri" style:font-name-complex="Calibri"/>
    </style:style>
    <style:style style:name="T96_55" style:family="text">
      <style:text-properties style:font-name="Calibri" style:font-name-asian="Calibri" style:font-name-complex="Calibri"/>
    </style:style>
    <style:style style:name="T96_56" style:family="text">
      <style:text-properties style:font-name="Calibri" style:font-name-asian="Calibri" style:font-name-complex="Calibri"/>
    </style:style>
    <style:style style:name="T96_57" style:family="text">
      <style:text-properties style:font-name="Calibri" style:font-name-asian="Calibri" style:font-name-complex="Calibri"/>
    </style:style>
    <style:style style:name="T96_58" style:family="text">
      <style:text-properties style:font-name="Calibri" style:font-name-asian="Calibri" style:font-name-complex="Calibri"/>
    </style:style>
    <style:style style:name="T96_59" style:family="text">
      <style:text-properties style:font-name="Calibri" style:font-name-asian="Calibri" style:font-name-complex="Calibri"/>
    </style:style>
    <style:style style:name="T96_60" style:family="text">
      <style:text-properties style:font-name="Calibri" style:font-name-asian="Calibri" style:font-name-complex="Calibri"/>
    </style:style>
    <style:style style:name="T96_61" style:family="text">
      <style:text-properties style:font-name="Calibri" style:font-name-asian="Calibri" style:font-name-complex="Calibri"/>
    </style:style>
    <style:style style:name="T96_62" style:family="text">
      <style:text-properties style:font-name="Calibri" style:font-name-asian="Calibri" style:font-name-complex="Calibri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style:font-name="Calibri" style:font-name-asian="Calibri" style:font-name-complex="Calibri"/>
    </style:style>
    <style:style style:name="T97_2" style:family="text">
      <style:text-properties style:font-name="Calibri" style:font-name-asian="Calibri" style:font-name-complex="Calibri"/>
    </style:style>
    <style:style style:name="T97_3" style:family="text">
      <style:text-properties style:font-name="Calibri" style:font-name-asian="Calibri" style:font-name-complex="Calibri"/>
    </style:style>
    <style:style style:name="T97_4" style:family="text">
      <style:text-properties style:font-name="Calibri" style:font-name-asian="Calibri" style:font-name-complex="Calibri"/>
    </style:style>
    <style:style style:name="T97_5" style:family="text">
      <style:text-properties style:font-name="Calibri" style:font-name-asian="Calibri" style:font-name-complex="Calibri"/>
    </style:style>
    <style:style style:name="T97_6" style:family="text">
      <style:text-properties style:font-name="Calibri" style:font-name-asian="Calibri" style:font-name-complex="Calibri"/>
    </style:style>
    <style:style style:name="T97_7" style:family="text">
      <style:text-properties style:font-name="Calibri" style:font-name-asian="Calibri" style:font-name-complex="Calibri"/>
    </style:style>
    <style:style style:name="T97_8" style:family="text">
      <style:text-properties style:font-name="Calibri" style:font-name-asian="Calibri" style:font-name-complex="Calibri"/>
    </style:style>
    <style:style style:name="T97_9" style:family="text">
      <style:text-properties style:font-name="Calibri" style:font-name-asian="Calibri" style:font-name-complex="Calibri"/>
    </style:style>
    <style:style style:name="T97_10" style:family="text">
      <style:text-properties style:font-name="Calibri" style:font-name-asian="Calibri" style:font-name-complex="Calibri"/>
    </style:style>
    <style:style style:name="T97_11" style:family="text">
      <style:text-properties style:font-name="Calibri" style:font-name-asian="Calibri" style:font-name-complex="Calibri"/>
    </style:style>
    <style:style style:name="T97_12" style:family="text">
      <style:text-properties style:font-name="Calibri" style:font-name-asian="Calibri" style:font-name-complex="Calibri"/>
    </style:style>
    <style:style style:name="T97_13" style:family="text">
      <style:text-properties style:font-name="Calibri" style:font-name-asian="Calibri" style:font-name-complex="Calibri"/>
    </style:style>
    <style:style style:name="T97_14" style:family="text">
      <style:text-properties style:font-name="Calibri" style:font-name-asian="Calibri" style:font-name-complex="Calibri"/>
    </style:style>
    <style:style style:name="T97_15" style:family="text">
      <style:text-properties style:font-name="Calibri" style:font-name-asian="Calibri" style:font-name-complex="Calibri"/>
    </style:style>
    <style:style style:name="T97_16" style:family="text">
      <style:text-properties style:font-name="Calibri" style:font-name-asian="Calibri" style:font-name-complex="Calibri"/>
    </style:style>
    <style:style style:name="T97_17" style:family="text">
      <style:text-properties style:font-name="Calibri" style:font-name-asian="Calibri" style:font-name-complex="Calibri"/>
    </style:style>
    <style:style style:name="T97_18" style:family="text">
      <style:text-properties style:font-name="Calibri" style:font-name-asian="Calibri" style:font-name-complex="Calibri"/>
    </style:style>
    <style:style style:name="T97_19" style:family="text">
      <style:text-properties style:font-name="Calibri" style:font-name-asian="Calibri" style:font-name-complex="Calibri"/>
    </style:style>
    <style:style style:name="T97_20" style:family="text">
      <style:text-properties style:font-name="Calibri" style:font-name-asian="Calibri" style:font-name-complex="Calibri"/>
    </style:style>
    <style:style style:name="T97_21" style:family="text">
      <style:text-properties style:font-name="Calibri" style:font-name-asian="Calibri" style:font-name-complex="Calibri"/>
    </style:style>
    <style:style style:name="T97_22" style:family="text">
      <style:text-properties style:font-name="Calibri" style:font-name-asian="Calibri" style:font-name-complex="Calibri"/>
    </style:style>
    <style:style style:name="T97_23" style:family="text">
      <style:text-properties style:font-name="Calibri" style:font-name-asian="Calibri" style:font-name-complex="Calibri"/>
    </style:style>
    <style:style style:name="T97_24" style:family="text">
      <style:text-properties style:font-name="Calibri" style:font-name-asian="Calibri" style:font-name-complex="Calibri"/>
    </style:style>
    <style:style style:name="T97_25" style:family="text">
      <style:text-properties style:font-name="Calibri" style:font-name-asian="Calibri" style:font-name-complex="Calibri"/>
    </style:style>
    <style:style style:name="T97_26" style:family="text">
      <style:text-properties style:font-name="Calibri" style:font-name-asian="Calibri" style:font-name-complex="Calibri"/>
    </style:style>
    <style:style style:name="T97_27" style:family="text">
      <style:text-properties style:font-name="Calibri" style:font-name-asian="Calibri" style:font-name-complex="Calibri"/>
    </style:style>
    <style:style style:name="T97_28" style:family="text">
      <style:text-properties style:font-name="Calibri" style:font-name-asian="Calibri" style:font-name-complex="Calibri"/>
    </style:style>
    <style:style style:name="T97_29" style:family="text">
      <style:text-properties style:font-name="Calibri" style:font-name-asian="Calibri" style:font-name-complex="Calibri"/>
    </style:style>
    <style:style style:name="T97_30" style:family="text">
      <style:text-properties style:font-name="Calibri" style:font-name-asian="Calibri" style:font-name-complex="Calibri"/>
    </style:style>
    <style:style style:name="T97_31" style:family="text">
      <style:text-properties style:font-name="Calibri" style:font-name-asian="Calibri" style:font-name-complex="Calibri"/>
    </style:style>
    <style:style style:name="T97_32" style:family="text">
      <style:text-properties style:font-name="Calibri" style:font-name-asian="Calibri" style:font-name-complex="Calibri"/>
    </style:style>
    <style:style style:name="T97_33" style:family="text">
      <style:text-properties style:font-name="Calibri" style:font-name-asian="Calibri" style:font-name-complex="Calibri"/>
    </style:style>
    <style:style style:name="T97_34" style:family="text">
      <style:text-properties style:font-name="Calibri" style:font-name-asian="Calibri" style:font-name-complex="Calibri"/>
    </style:style>
    <style:style style:name="T97_35" style:family="text">
      <style:text-properties style:font-name="Calibri" style:font-name-asian="Calibri" style:font-name-complex="Calibri"/>
    </style:style>
    <style:style style:name="T97_36" style:family="text">
      <style:text-properties style:font-name="Calibri" style:font-name-asian="Calibri" style:font-name-complex="Calibri"/>
    </style:style>
    <style:style style:name="T97_37" style:family="text">
      <style:text-properties style:font-name="Calibri" style:font-name-asian="Calibri" style:font-name-complex="Calibri"/>
    </style:style>
    <style:style style:name="T97_38" style:family="text">
      <style:text-properties style:font-name="Calibri" style:font-name-asian="Calibri" style:font-name-complex="Calibri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style:font-name="Calibri" style:font-name-asian="Calibri" style:font-name-complex="Calibri"/>
    </style:style>
    <style:style style:name="T98_2" style:family="text">
      <style:text-properties style:font-name="Calibri" style:font-name-asian="Calibri" style:font-name-complex="Calibri"/>
    </style:style>
    <style:style style:name="T98_3" style:family="text">
      <style:text-properties style:font-name="Calibri" style:font-name-asian="Calibri" style:font-name-complex="Calibri"/>
    </style:style>
    <style:style style:name="T98_4" style:family="text">
      <style:text-properties style:font-name="Calibri" style:font-name-asian="Calibri" style:font-name-complex="Calibri"/>
    </style:style>
    <style:style style:name="T98_5" style:family="text">
      <style:text-properties style:font-name="Calibri" style:font-name-asian="Calibri" style:font-name-complex="Calibri"/>
    </style:style>
    <style:style style:name="T98_6" style:family="text">
      <style:text-properties style:font-name="Calibri" style:font-name-asian="Calibri" style:font-name-complex="Calibri"/>
    </style:style>
    <style:style style:name="T98_7" style:family="text">
      <style:text-properties style:font-name="Calibri" style:font-name-asian="Calibri" style:font-name-complex="Calibri"/>
    </style:style>
    <style:style style:name="T98_8" style:family="text">
      <style:text-properties style:font-name="Calibri" style:font-name-asian="Calibri" style:font-name-complex="Calibri"/>
    </style:style>
    <style:style style:name="T98_9" style:family="text">
      <style:text-properties style:font-name="Calibri" style:font-name-asian="Calibri" style:font-name-complex="Calibri"/>
    </style:style>
    <style:style style:name="T98_10" style:family="text">
      <style:text-properties style:font-name="Calibri" style:font-name-asian="Calibri" style:font-name-complex="Calibri"/>
    </style:style>
    <style:style style:name="T98_11" style:family="text">
      <style:text-properties style:font-name="Calibri" style:font-name-asian="Calibri" style:font-name-complex="Calibri"/>
    </style:style>
    <style:style style:name="T98_12" style:family="text">
      <style:text-properties style:font-name="Calibri" style:font-name-asian="Calibri" style:font-name-complex="Calibri"/>
    </style:style>
    <style:style style:name="T98_13" style:family="text">
      <style:text-properties style:font-name="Calibri" style:font-name-asian="Calibri" style:font-name-complex="Calibri"/>
    </style:style>
    <style:style style:name="T98_14" style:family="text">
      <style:text-properties style:font-name="Calibri" style:font-name-asian="Calibri" style:font-name-complex="Calibri"/>
    </style:style>
    <style:style style:name="T98_15" style:family="text">
      <style:text-properties style:font-name="Calibri" style:font-name-asian="Calibri" style:font-name-complex="Calibri"/>
    </style:style>
    <style:style style:name="T98_16" style:family="text">
      <style:text-properties style:font-name="Calibri" style:font-name-asian="Calibri" style:font-name-complex="Calibri"/>
    </style:style>
    <style:style style:name="T98_17" style:family="text">
      <style:text-properties style:font-name="Calibri" style:font-name-asian="Calibri" style:font-name-complex="Calibri"/>
    </style:style>
    <style:style style:name="T98_18" style:family="text">
      <style:text-properties style:font-name="Calibri" style:font-name-asian="Calibri" style:font-name-complex="Calibri"/>
    </style:style>
    <style:style style:name="T98_19" style:family="text">
      <style:text-properties style:font-name="Calibri" style:font-name-asian="Calibri" style:font-name-complex="Calibri"/>
    </style:style>
    <style:style style:name="T98_20" style:family="text">
      <style:text-properties style:font-name="Calibri" style:font-name-asian="Calibri" style:font-name-complex="Calibri"/>
    </style:style>
    <style:style style:name="T98_21" style:family="text">
      <style:text-properties style:font-name="Calibri" style:font-name-asian="Calibri" style:font-name-complex="Calibri"/>
    </style:style>
    <style:style style:name="T98_22" style:family="text">
      <style:text-properties style:font-name="Calibri" style:font-name-asian="Calibri" style:font-name-complex="Calibri"/>
    </style:style>
    <style:style style:name="T98_23" style:family="text">
      <style:text-properties style:font-name="Calibri" style:font-name-asian="Calibri" style:font-name-complex="Calibri"/>
    </style:style>
    <style:style style:name="T98_24" style:family="text">
      <style:text-properties style:font-name="Calibri" style:font-name-asian="Calibri" style:font-name-complex="Calibri"/>
    </style:style>
    <style:style style:name="T98_25" style:family="text">
      <style:text-properties style:font-name="Calibri" style:font-name-asian="Calibri" style:font-name-complex="Calibri"/>
    </style:style>
    <style:style style:name="T98_26" style:family="text">
      <style:text-properties style:font-name="Calibri" style:font-name-asian="Calibri" style:font-name-complex="Calibri"/>
    </style:style>
    <style:style style:name="T98_27" style:family="text">
      <style:text-properties style:font-name="Calibri" style:font-name-asian="Calibri" style:font-name-complex="Calibri"/>
    </style:style>
    <style:style style:name="T98_28" style:family="text">
      <style:text-properties style:font-name="Calibri" style:font-name-asian="Calibri" style:font-name-complex="Calibri"/>
    </style:style>
    <style:style style:name="T98_29" style:family="text">
      <style:text-properties style:font-name="Calibri" style:font-name-asian="Calibri" style:font-name-complex="Calibri"/>
    </style:style>
    <style:style style:name="T98_30" style:family="text">
      <style:text-properties style:font-name="Calibri" style:font-name-asian="Calibri" style:font-name-complex="Calibri"/>
    </style:style>
    <style:style style:name="T98_31" style:family="text">
      <style:text-properties style:font-name="Calibri" style:font-name-asian="Calibri" style:font-name-complex="Calibri"/>
    </style:style>
    <style:style style:name="T98_32" style:family="text">
      <style:text-properties style:font-name="Calibri" style:font-name-asian="Calibri" style:font-name-complex="Calibri"/>
    </style:style>
    <style:style style:name="T98_33" style:family="text">
      <style:text-properties style:font-name="Calibri" style:font-name-asian="Calibri" style:font-name-complex="Calibri"/>
    </style:style>
    <style:style style:name="T98_34" style:family="text">
      <style:text-properties style:font-name="Calibri" style:font-name-asian="Calibri" style:font-name-complex="Calibri"/>
    </style:style>
    <style:style style:name="T98_35" style:family="text">
      <style:text-properties style:font-name="Calibri" style:font-name-asian="Calibri" style:font-name-complex="Calibri"/>
    </style:style>
    <style:style style:name="T98_36" style:family="text">
      <style:text-properties style:font-name="Calibri" style:font-name-asian="Calibri" style:font-name-complex="Calibri"/>
    </style:style>
    <style:style style:name="T98_37" style:family="text">
      <style:text-properties style:font-name="Calibri" style:font-name-asian="Calibri" style:font-name-complex="Calibri"/>
    </style:style>
    <style:style style:name="T98_38" style:family="text">
      <style:text-properties style:font-name="Calibri" style:font-name-asian="Calibri" style:font-name-complex="Calibri"/>
    </style:style>
    <style:style style:name="T98_39" style:family="text">
      <style:text-properties style:font-name="Calibri" style:font-name-asian="Calibri" style:font-name-complex="Calibri"/>
    </style:style>
    <style:style style:name="T98_40" style:family="text">
      <style:text-properties style:font-name="Calibri" style:font-name-asian="Calibri" style:font-name-complex="Calibri"/>
    </style:style>
    <style:style style:name="T98_41" style:family="text">
      <style:text-properties style:font-name="Calibri" style:font-name-asian="Calibri" style:font-name-complex="Calibri"/>
    </style:style>
    <style:style style:name="T98_42" style:family="text">
      <style:text-properties style:font-name="Calibri" style:font-name-asian="Calibri" style:font-name-complex="Calibri"/>
    </style:style>
    <style:style style:name="T98_43" style:family="text">
      <style:text-properties style:font-name="Calibri" style:font-name-asian="Calibri" style:font-name-complex="Calibri"/>
    </style:style>
    <style:style style:name="T98_44" style:family="text">
      <style:text-properties style:font-name="Calibri" style:font-name-asian="Calibri" style:font-name-complex="Calibri"/>
    </style:style>
    <style:style style:name="T98_45" style:family="text">
      <style:text-properties style:font-name="Calibri" style:font-name-asian="Calibri" style:font-name-complex="Calibri"/>
    </style:style>
    <style:style style:name="T98_46" style:family="text">
      <style:text-properties style:font-name="Calibri" style:font-name-asian="Calibri" style:font-name-complex="Calibri"/>
    </style:style>
    <style:style style:name="T98_47" style:family="text">
      <style:text-properties style:font-name="Calibri" style:font-name-asian="Calibri" style:font-name-complex="Calibri"/>
    </style:style>
    <style:style style:name="T98_48" style:family="text">
      <style:text-properties style:font-name="Calibri" style:font-name-asian="Calibri" style:font-name-complex="Calibri"/>
    </style:style>
    <style:style style:name="T98_49" style:family="text">
      <style:text-properties style:font-name="Calibri" style:font-name-asian="Calibri" style:font-name-complex="Calibri"/>
    </style:style>
    <style:style style:name="T98_50" style:family="text">
      <style:text-properties style:font-name="Calibri" style:font-name-asian="Calibri" style:font-name-complex="Calibri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style:font-name="Calibri" style:font-name-asian="Calibri" style:font-name-complex="Calibri"/>
    </style:style>
    <style:style style:name="T99_2" style:family="text">
      <style:text-properties style:font-name="Calibri" style:font-name-asian="Calibri" style:font-name-complex="Calibri"/>
    </style:style>
    <style:style style:name="T99_3" style:family="text">
      <style:text-properties style:font-name="Calibri" style:font-name-asian="Calibri" style:font-name-complex="Calibri"/>
    </style:style>
    <style:style style:name="T99_4" style:family="text">
      <style:text-properties style:font-name="Calibri" style:font-name-asian="Calibri" style:font-name-complex="Calibri"/>
    </style:style>
    <style:style style:name="T99_5" style:family="text">
      <style:text-properties style:font-name="Calibri" style:font-name-asian="Calibri" style:font-name-complex="Calibri"/>
    </style:style>
    <style:style style:name="T99_6" style:family="text">
      <style:text-properties style:font-name="Calibri" style:font-name-asian="Calibri" style:font-name-complex="Calibri"/>
    </style:style>
    <style:style style:name="T99_7" style:family="text">
      <style:text-properties style:font-name="Calibri" style:font-name-asian="Calibri" style:font-name-complex="Calibri"/>
    </style:style>
    <style:style style:name="T99_8" style:family="text">
      <style:text-properties style:font-name="Calibri" style:font-name-asian="Calibri" style:font-name-complex="Calibri"/>
    </style:style>
    <style:style style:name="T99_9" style:family="text">
      <style:text-properties style:font-name="Calibri" style:font-name-asian="Calibri" style:font-name-complex="Calibri"/>
    </style:style>
    <style:style style:name="T99_10" style:family="text">
      <style:text-properties style:font-name="Calibri" style:font-name-asian="Calibri" style:font-name-complex="Calibri"/>
    </style:style>
    <style:style style:name="T99_11" style:family="text">
      <style:text-properties style:font-name="Calibri" style:font-name-asian="Calibri" style:font-name-complex="Calibri"/>
    </style:style>
    <style:style style:name="T99_12" style:family="text">
      <style:text-properties style:font-name="Calibri" style:font-name-asian="Calibri" style:font-name-complex="Calibri"/>
    </style:style>
    <style:style style:name="T99_13" style:family="text">
      <style:text-properties style:font-name="Calibri" style:font-name-asian="Calibri" style:font-name-complex="Calibri"/>
    </style:style>
    <style:style style:name="T99_14" style:family="text">
      <style:text-properties style:font-name="Calibri" style:font-name-asian="Calibri" style:font-name-complex="Calibri"/>
    </style:style>
    <style:style style:name="T99_15" style:family="text">
      <style:text-properties style:font-name="Calibri" style:font-name-asian="Calibri" style:font-name-complex="Calibri"/>
    </style:style>
    <style:style style:name="T99_16" style:family="text">
      <style:text-properties style:font-name="Calibri" style:font-name-asian="Calibri" style:font-name-complex="Calibri"/>
    </style:style>
    <style:style style:name="T99_17" style:family="text">
      <style:text-properties style:font-name="Calibri" style:font-name-asian="Calibri" style:font-name-complex="Calibri"/>
    </style:style>
    <style:style style:name="T99_18" style:family="text">
      <style:text-properties style:font-name="Calibri" style:font-name-asian="Calibri" style:font-name-complex="Calibri"/>
    </style:style>
    <style:style style:name="T99_19" style:family="text">
      <style:text-properties style:font-name="Calibri" style:font-name-asian="Calibri" style:font-name-complex="Calibri"/>
    </style:style>
    <style:style style:name="T99_20" style:family="text">
      <style:text-properties style:font-name="Calibri" style:font-name-asian="Calibri" style:font-name-complex="Calibri"/>
    </style:style>
    <style:style style:name="T99_21" style:family="text">
      <style:text-properties style:font-name="Calibri" style:font-name-asian="Calibri" style:font-name-complex="Calibri"/>
    </style:style>
    <style:style style:name="T99_22" style:family="text">
      <style:text-properties style:font-name="Calibri" style:font-name-asian="Calibri" style:font-name-complex="Calibri"/>
    </style:style>
    <style:style style:name="T99_23" style:family="text">
      <style:text-properties style:font-name="Calibri" style:font-name-asian="Calibri" style:font-name-complex="Calibri"/>
    </style:style>
    <style:style style:name="T99_24" style:family="text">
      <style:text-properties style:font-name="Calibri" style:font-name-asian="Calibri" style:font-name-complex="Calibri"/>
    </style:style>
    <style:style style:name="T99_25" style:family="text">
      <style:text-properties style:font-name="Calibri" style:font-name-asian="Calibri" style:font-name-complex="Calibri"/>
    </style:style>
    <style:style style:name="T99_26" style:family="text">
      <style:text-properties style:font-name="Calibri" style:font-name-asian="Calibri" style:font-name-complex="Calibri"/>
    </style:style>
    <style:style style:name="T99_27" style:family="text">
      <style:text-properties style:font-name="Calibri" style:font-name-asian="Calibri" style:font-name-complex="Calibri"/>
    </style:style>
    <style:style style:name="T99_28" style:family="text">
      <style:text-properties style:font-name="Calibri" style:font-name-asian="Calibri" style:font-name-complex="Calibri"/>
    </style:style>
    <style:style style:name="T99_29" style:family="text">
      <style:text-properties style:font-name="Calibri" style:font-name-asian="Calibri" style:font-name-complex="Calibri"/>
    </style:style>
    <style:style style:name="T99_30" style:family="text">
      <style:text-properties style:font-name="Calibri" style:font-name-asian="Calibri" style:font-name-complex="Calibri"/>
    </style:style>
    <style:style style:name="T99_31" style:family="text">
      <style:text-properties style:font-name="Calibri" style:font-name-asian="Calibri" style:font-name-complex="Calibri"/>
    </style:style>
    <style:style style:name="T99_32" style:family="text">
      <style:text-properties style:font-name="Calibri" style:font-name-asian="Calibri" style:font-name-complex="Calibri"/>
    </style:style>
    <style:style style:name="T99_33" style:family="text">
      <style:text-properties style:font-name="Calibri" style:font-name-asian="Calibri" style:font-name-complex="Calibri"/>
    </style:style>
    <style:style style:name="T99_34" style:family="text">
      <style:text-properties style:font-name="Calibri" style:font-name-asian="Calibri" style:font-name-complex="Calibri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style:font-name="Calibri" style:font-name-asian="Calibri" style:font-name-complex="Calibri"/>
    </style:style>
    <style:style style:name="T100_2" style:family="text">
      <style:text-properties style:font-name="Calibri" style:font-name-asian="Calibri" style:font-name-complex="Calibri"/>
    </style:style>
    <style:style style:name="T100_3" style:family="text">
      <style:text-properties style:font-name="Calibri" style:font-name-asian="Calibri" style:font-name-complex="Calibri"/>
    </style:style>
    <style:style style:name="T100_4" style:family="text">
      <style:text-properties style:font-name="Calibri" style:font-name-asian="Calibri" style:font-name-complex="Calibri"/>
    </style:style>
    <style:style style:name="T100_5" style:family="text">
      <style:text-properties style:font-name="Calibri" style:font-name-asian="Calibri" style:font-name-complex="Calibri"/>
    </style:style>
    <style:style style:name="T100_6" style:family="text">
      <style:text-properties style:font-name="Calibri" style:font-name-asian="Calibri" style:font-name-complex="Calibri"/>
    </style:style>
    <style:style style:name="T100_7" style:family="text">
      <style:text-properties style:font-name="Calibri" style:font-name-asian="Calibri" style:font-name-complex="Calibri"/>
    </style:style>
    <style:style style:name="T100_8" style:family="text">
      <style:text-properties style:font-name="Calibri" style:font-name-asian="Calibri" style:font-name-complex="Calibri"/>
    </style:style>
    <style:style style:name="T100_9" style:family="text">
      <style:text-properties style:font-name="Calibri" style:font-name-asian="Calibri" style:font-name-complex="Calibri"/>
    </style:style>
    <style:style style:name="T100_10" style:family="text">
      <style:text-properties style:font-name="Calibri" style:font-name-asian="Calibri" style:font-name-complex="Calibri"/>
    </style:style>
    <style:style style:name="T100_11" style:family="text">
      <style:text-properties style:font-name="Calibri" style:font-name-asian="Calibri" style:font-name-complex="Calibri"/>
    </style:style>
    <style:style style:name="T100_12" style:family="text">
      <style:text-properties style:font-name="Calibri" style:font-name-asian="Calibri" style:font-name-complex="Calibri"/>
    </style:style>
    <style:style style:name="T100_13" style:family="text">
      <style:text-properties style:font-name="Calibri" style:font-name-asian="Calibri" style:font-name-complex="Calibri"/>
    </style:style>
    <style:style style:name="T100_14" style:family="text">
      <style:text-properties style:font-name="Calibri" style:font-name-asian="Calibri" style:font-name-complex="Calibri"/>
    </style:style>
    <style:style style:name="T100_15" style:family="text">
      <style:text-properties style:font-name="Calibri" style:font-name-asian="Calibri" style:font-name-complex="Calibri"/>
    </style:style>
    <style:style style:name="T100_16" style:family="text">
      <style:text-properties style:font-name="Calibri" style:font-name-asian="Calibri" style:font-name-complex="Calibri"/>
    </style:style>
    <style:style style:name="T100_17" style:family="text">
      <style:text-properties style:font-name="Calibri" style:font-name-asian="Calibri" style:font-name-complex="Calibri"/>
    </style:style>
    <style:style style:name="T100_18" style:family="text">
      <style:text-properties style:font-name="Calibri" style:font-name-asian="Calibri" style:font-name-complex="Calibri"/>
    </style:style>
    <style:style style:name="T100_19" style:family="text">
      <style:text-properties style:font-name="Calibri" style:font-name-asian="Calibri" style:font-name-complex="Calibri"/>
    </style:style>
    <style:style style:name="T100_20" style:family="text">
      <style:text-properties style:font-name="Calibri" style:font-name-asian="Calibri" style:font-name-complex="Calibri"/>
    </style:style>
    <style:style style:name="T100_21" style:family="text">
      <style:text-properties style:font-name="Calibri" style:font-name-asian="Calibri" style:font-name-complex="Calibri"/>
    </style:style>
    <style:style style:name="T100_22" style:family="text">
      <style:text-properties style:font-name="Calibri" style:font-name-asian="Calibri" style:font-name-complex="Calibri"/>
    </style:style>
    <style:style style:name="T100_23" style:family="text">
      <style:text-properties style:font-name="Calibri" style:font-name-asian="Calibri" style:font-name-complex="Calibri"/>
    </style:style>
    <style:style style:name="T100_24" style:family="text">
      <style:text-properties style:font-name="Calibri" style:font-name-asian="Calibri" style:font-name-complex="Calibri"/>
    </style:style>
    <style:style style:name="T100_25" style:family="text">
      <style:text-properties style:font-name="Calibri" style:font-name-asian="Calibri" style:font-name-complex="Calibri"/>
    </style:style>
    <style:style style:name="T100_26" style:family="text">
      <style:text-properties style:font-name="Calibri" style:font-name-asian="Calibri" style:font-name-complex="Calibri"/>
    </style:style>
    <style:style style:name="T100_27" style:family="text">
      <style:text-properties style:font-name="Calibri" style:font-name-asian="Calibri" style:font-name-complex="Calibri"/>
    </style:style>
    <style:style style:name="T100_28" style:family="text">
      <style:text-properties style:font-name="Calibri" style:font-name-asian="Calibri" style:font-name-complex="Calibri"/>
    </style:style>
    <style:style style:name="T100_29" style:family="text">
      <style:text-properties style:font-name="Calibri" style:font-name-asian="Calibri" style:font-name-complex="Calibri"/>
    </style:style>
    <style:style style:name="T100_30" style:family="text">
      <style:text-properties style:font-name="Calibri" style:font-name-asian="Calibri" style:font-name-complex="Calibri"/>
    </style:style>
    <style:style style:name="T100_31" style:family="text">
      <style:text-properties style:font-name="Calibri" style:font-name-asian="Calibri" style:font-name-complex="Calibri"/>
    </style:style>
    <style:style style:name="T100_32" style:family="text">
      <style:text-properties style:font-name="Calibri" style:font-name-asian="Calibri" style:font-name-complex="Calibri"/>
    </style:style>
    <style:style style:name="T100_33" style:family="text">
      <style:text-properties style:font-name="Calibri" style:font-name-asian="Calibri" style:font-name-complex="Calibri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style:font-name="Calibri" style:font-name-asian="Calibri" style:font-name-complex="Calibri"/>
    </style:style>
    <style:style style:name="T101_2" style:family="text">
      <style:text-properties style:font-name="Calibri" style:font-name-asian="Calibri" style:font-name-complex="Calibri"/>
    </style:style>
    <style:style style:name="T101_3" style:family="text">
      <style:text-properties style:font-name="Calibri" style:font-name-asian="Calibri" style:font-name-complex="Calibri"/>
    </style:style>
    <style:style style:name="T101_4" style:family="text">
      <style:text-properties style:font-name="Calibri" style:font-name-asian="Calibri" style:font-name-complex="Calibri"/>
    </style:style>
    <style:style style:name="T101_5" style:family="text">
      <style:text-properties style:font-name="Calibri" style:font-name-asian="Calibri" style:font-name-complex="Calibri"/>
    </style:style>
    <style:style style:name="T101_6" style:family="text">
      <style:text-properties style:font-name="Calibri" style:font-name-asian="Calibri" style:font-name-complex="Calibri"/>
    </style:style>
    <style:style style:name="T101_7" style:family="text">
      <style:text-properties style:font-name="Calibri" style:font-name-asian="Calibri" style:font-name-complex="Calibri"/>
    </style:style>
    <style:style style:name="T101_8" style:family="text">
      <style:text-properties style:font-name="Calibri" style:font-name-asian="Calibri" style:font-name-complex="Calibri"/>
    </style:style>
    <style:style style:name="T101_9" style:family="text">
      <style:text-properties style:font-name="Calibri" style:font-name-asian="Calibri" style:font-name-complex="Calibri"/>
    </style:style>
    <style:style style:name="T101_10" style:family="text">
      <style:text-properties style:font-name="Calibri" style:font-name-asian="Calibri" style:font-name-complex="Calibri"/>
    </style:style>
    <style:style style:name="T101_11" style:family="text">
      <style:text-properties style:font-name="Calibri" style:font-name-asian="Calibri" style:font-name-complex="Calibri"/>
    </style:style>
    <style:style style:name="T101_12" style:family="text">
      <style:text-properties style:font-name="Calibri" style:font-name-asian="Calibri" style:font-name-complex="Calibri"/>
    </style:style>
    <style:style style:name="T101_13" style:family="text">
      <style:text-properties style:font-name="Calibri" style:font-name-asian="Calibri" style:font-name-complex="Calibri"/>
    </style:style>
    <style:style style:name="T101_14" style:family="text">
      <style:text-properties style:font-name="Calibri" style:font-name-asian="Calibri" style:font-name-complex="Calibri"/>
    </style:style>
    <style:style style:name="T101_15" style:family="text">
      <style:text-properties style:font-name="Calibri" style:font-name-asian="Calibri" style:font-name-complex="Calibri"/>
    </style:style>
    <style:style style:name="T101_16" style:family="text">
      <style:text-properties style:font-name="Calibri" style:font-name-asian="Calibri" style:font-name-complex="Calibri"/>
    </style:style>
    <style:style style:name="T101_17" style:family="text">
      <style:text-properties style:font-name="Calibri" style:font-name-asian="Calibri" style:font-name-complex="Calibri"/>
    </style:style>
    <style:style style:name="T101_18" style:family="text">
      <style:text-properties style:font-name="Calibri" style:font-name-asian="Calibri" style:font-name-complex="Calibri"/>
    </style:style>
    <style:style style:name="T101_19" style:family="text">
      <style:text-properties style:font-name="Calibri" style:font-name-asian="Calibri" style:font-name-complex="Calibri"/>
    </style:style>
    <style:style style:name="T101_20" style:family="text">
      <style:text-properties style:font-name="Calibri" style:font-name-asian="Calibri" style:font-name-complex="Calibri"/>
    </style:style>
    <style:style style:name="T101_21" style:family="text">
      <style:text-properties style:font-name="Calibri" style:font-name-asian="Calibri" style:font-name-complex="Calibri"/>
    </style:style>
    <style:style style:name="T101_22" style:family="text">
      <style:text-properties style:font-name="Calibri" style:font-name-asian="Calibri" style:font-name-complex="Calibri"/>
    </style:style>
    <style:style style:name="T101_23" style:family="text">
      <style:text-properties style:font-name="Calibri" style:font-name-asian="Calibri" style:font-name-complex="Calibri"/>
    </style:style>
    <style:style style:name="T101_24" style:family="text">
      <style:text-properties style:font-name="Calibri" style:font-name-asian="Calibri" style:font-name-complex="Calibri"/>
    </style:style>
    <style:style style:name="T101_25" style:family="text">
      <style:text-properties style:font-name="Calibri" style:font-name-asian="Calibri" style:font-name-complex="Calibri"/>
    </style:style>
    <style:style style:name="T101_26" style:family="text">
      <style:text-properties style:font-name="Calibri" style:font-name-asian="Calibri" style:font-name-complex="Calibri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font-name="Calibri" style:font-name-asian="Calibri" style:font-name-complex="Calibri"/>
    </style:style>
    <style:style style:name="T102_2" style:family="text">
      <style:text-properties style:font-name="Calibri" style:font-name-asian="Calibri" style:font-name-complex="Calibri"/>
    </style:style>
    <style:style style:name="T102_3" style:family="text">
      <style:text-properties style:font-name="Calibri" style:font-name-asian="Calibri" style:font-name-complex="Calibri"/>
    </style:style>
    <style:style style:name="T102_4" style:family="text">
      <style:text-properties style:font-name="Calibri" style:font-name-asian="Calibri" style:font-name-complex="Calibri"/>
    </style:style>
    <style:style style:name="T102_5" style:family="text">
      <style:text-properties style:font-name="Calibri" style:font-name-asian="Calibri" style:font-name-complex="Calibri"/>
    </style:style>
    <style:style style:name="T102_6" style:family="text">
      <style:text-properties style:font-name="Calibri" style:font-name-asian="Calibri" style:font-name-complex="Calibri"/>
    </style:style>
    <style:style style:name="T102_7" style:family="text">
      <style:text-properties style:font-name="Calibri" style:font-name-asian="Calibri" style:font-name-complex="Calibri"/>
    </style:style>
    <style:style style:name="T102_8" style:family="text">
      <style:text-properties style:font-name="Calibri" style:font-name-asian="Calibri" style:font-name-complex="Calibri"/>
    </style:style>
    <style:style style:name="T102_9" style:family="text">
      <style:text-properties style:font-name="Calibri" style:font-name-asian="Calibri" style:font-name-complex="Calibri"/>
    </style:style>
    <style:style style:name="T102_10" style:family="text">
      <style:text-properties style:font-name="Calibri" style:font-name-asian="Calibri" style:font-name-complex="Calibri"/>
    </style:style>
    <style:style style:name="T102_11" style:family="text">
      <style:text-properties style:font-name="Calibri" style:font-name-asian="Calibri" style:font-name-complex="Calibri"/>
    </style:style>
    <style:style style:name="T102_12" style:family="text">
      <style:text-properties style:font-name="Calibri" style:font-name-asian="Calibri" style:font-name-complex="Calibri"/>
    </style:style>
    <style:style style:name="T102_13" style:family="text">
      <style:text-properties style:font-name="Calibri" style:font-name-asian="Calibri" style:font-name-complex="Calibri"/>
    </style:style>
    <style:style style:name="T102_14" style:family="text">
      <style:text-properties style:font-name="Calibri" style:font-name-asian="Calibri" style:font-name-complex="Calibri"/>
    </style:style>
    <style:style style:name="T102_15" style:family="text">
      <style:text-properties style:font-name="Calibri" style:font-name-asian="Calibri" style:font-name-complex="Calibri"/>
    </style:style>
    <style:style style:name="T102_16" style:family="text">
      <style:text-properties style:font-name="Calibri" style:font-name-asian="Calibri" style:font-name-complex="Calibri"/>
    </style:style>
    <style:style style:name="T102_17" style:family="text">
      <style:text-properties style:font-name="Calibri" style:font-name-asian="Calibri" style:font-name-complex="Calibri"/>
    </style:style>
    <style:style style:name="T102_18" style:family="text">
      <style:text-properties style:font-name="Calibri" style:font-name-asian="Calibri" style:font-name-complex="Calibri"/>
    </style:style>
    <style:style style:name="T102_19" style:family="text">
      <style:text-properties style:font-name="Calibri" style:font-name-asian="Calibri" style:font-name-complex="Calibri"/>
    </style:style>
    <style:style style:name="T102_20" style:family="text">
      <style:text-properties style:font-name="Calibri" style:font-name-asian="Calibri" style:font-name-complex="Calibri"/>
    </style:style>
    <style:style style:name="T102_21" style:family="text">
      <style:text-properties style:font-name="Calibri" style:font-name-asian="Calibri" style:font-name-complex="Calibri"/>
    </style:style>
    <style:style style:name="T102_22" style:family="text">
      <style:text-properties style:font-name="Calibri" style:font-name-asian="Calibri" style:font-name-complex="Calibri"/>
    </style:style>
    <style:style style:name="T102_23" style:family="text">
      <style:text-properties style:font-name="Calibri" style:font-name-asian="Calibri" style:font-name-complex="Calibri"/>
    </style:style>
    <style:style style:name="T102_24" style:family="text">
      <style:text-properties style:font-name="Calibri" style:font-name-asian="Calibri" style:font-name-complex="Calibri"/>
    </style:style>
    <style:style style:name="T102_25" style:family="text">
      <style:text-properties style:font-name="Calibri" style:font-name-asian="Calibri" style:font-name-complex="Calibri"/>
    </style:style>
    <style:style style:name="T102_26" style:family="text">
      <style:text-properties style:font-name="Calibri" style:font-name-asian="Calibri" style:font-name-complex="Calibri"/>
    </style:style>
    <style:style style:name="T102_27" style:family="text">
      <style:text-properties style:font-name="Calibri" style:font-name-asian="Calibri" style:font-name-complex="Calibri"/>
    </style:style>
    <style:style style:name="T102_28" style:family="text">
      <style:text-properties style:font-name="Calibri" style:font-name-asian="Calibri" style:font-name-complex="Calibri"/>
    </style:style>
    <style:style style:name="T102_29" style:family="text">
      <style:text-properties style:font-name="Calibri" style:font-name-asian="Calibri" style:font-name-complex="Calibri"/>
    </style:style>
    <style:style style:name="T102_30" style:family="text">
      <style:text-properties style:font-name="Calibri" style:font-name-asian="Calibri" style:font-name-complex="Calibri"/>
    </style:style>
    <style:style style:name="T102_31" style:family="text">
      <style:text-properties style:font-name="Calibri" style:font-name-asian="Calibri" style:font-name-complex="Calibri"/>
    </style:style>
    <style:style style:name="T102_32" style:family="text">
      <style:text-properties style:font-name="Calibri" style:font-name-asian="Calibri" style:font-name-complex="Calibri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font-name="Calibri" style:font-name-asian="Calibri" style:font-name-complex="Calibri"/>
    </style:style>
    <style:style style:name="T103_2" style:family="text">
      <style:text-properties style:font-name="Calibri" style:font-name-asian="Calibri" style:font-name-complex="Calibri"/>
    </style:style>
    <style:style style:name="T103_3" style:family="text">
      <style:text-properties style:font-name="Calibri" style:font-name-asian="Calibri" style:font-name-complex="Calibri"/>
    </style:style>
    <style:style style:name="T103_4" style:family="text">
      <style:text-properties style:font-name="Calibri" style:font-name-asian="Calibri" style:font-name-complex="Calibri"/>
    </style:style>
    <style:style style:name="T103_5" style:family="text">
      <style:text-properties style:font-name="Calibri" style:font-name-asian="Calibri" style:font-name-complex="Calibri"/>
    </style:style>
    <style:style style:name="T103_6" style:family="text">
      <style:text-properties style:font-name="Calibri" style:font-name-asian="Calibri" style:font-name-complex="Calibri"/>
    </style:style>
    <style:style style:name="T103_7" style:family="text">
      <style:text-properties style:font-name="Calibri" style:font-name-asian="Calibri" style:font-name-complex="Calibri"/>
    </style:style>
    <style:style style:name="T103_8" style:family="text">
      <style:text-properties style:font-name="Calibri" style:font-name-asian="Calibri" style:font-name-complex="Calibri"/>
    </style:style>
    <style:style style:name="T103_9" style:family="text">
      <style:text-properties style:font-name="Calibri" style:font-name-asian="Calibri" style:font-name-complex="Calibri"/>
    </style:style>
    <style:style style:name="T103_10" style:family="text">
      <style:text-properties style:font-name="Calibri" style:font-name-asian="Calibri" style:font-name-complex="Calibri"/>
    </style:style>
    <style:style style:name="T103_11" style:family="text">
      <style:text-properties style:font-name="Calibri" style:font-name-asian="Calibri" style:font-name-complex="Calibri"/>
    </style:style>
    <style:style style:name="T103_12" style:family="text">
      <style:text-properties style:font-name="Calibri" style:font-name-asian="Calibri" style:font-name-complex="Calibri"/>
    </style:style>
    <style:style style:name="T103_13" style:family="text">
      <style:text-properties style:font-name="Calibri" style:font-name-asian="Calibri" style:font-name-complex="Calibri"/>
    </style:style>
    <style:style style:name="T103_14" style:family="text">
      <style:text-properties style:font-name="Calibri" style:font-name-asian="Calibri" style:font-name-complex="Calibri"/>
    </style:style>
    <style:style style:name="T103_15" style:family="text">
      <style:text-properties style:font-name="Calibri" style:font-name-asian="Calibri" style:font-name-complex="Calibri"/>
    </style:style>
    <style:style style:name="T103_16" style:family="text">
      <style:text-properties style:font-name="Calibri" style:font-name-asian="Calibri" style:font-name-complex="Calibri"/>
    </style:style>
    <style:style style:name="T103_17" style:family="text">
      <style:text-properties style:font-name="Calibri" style:font-name-asian="Calibri" style:font-name-complex="Calibri"/>
    </style:style>
    <style:style style:name="T103_18" style:family="text">
      <style:text-properties style:font-name="Calibri" style:font-name-asian="Calibri" style:font-name-complex="Calibri"/>
    </style:style>
    <style:style style:name="T103_19" style:family="text">
      <style:text-properties style:font-name="Calibri" style:font-name-asian="Calibri" style:font-name-complex="Calibri"/>
    </style:style>
    <style:style style:name="T103_20" style:family="text">
      <style:text-properties style:font-name="Calibri" style:font-name-asian="Calibri" style:font-name-complex="Calibri"/>
    </style:style>
    <style:style style:name="T103_21" style:family="text">
      <style:text-properties style:font-name="Calibri" style:font-name-asian="Calibri" style:font-name-complex="Calibri"/>
    </style:style>
    <style:style style:name="T103_22" style:family="text">
      <style:text-properties style:font-name="Calibri" style:font-name-asian="Calibri" style:font-name-complex="Calibri"/>
    </style:style>
    <style:style style:name="T103_23" style:family="text">
      <style:text-properties style:font-name="Calibri" style:font-name-asian="Calibri" style:font-name-complex="Calibri"/>
    </style:style>
    <style:style style:name="T103_24" style:family="text">
      <style:text-properties style:font-name="Calibri" style:font-name-asian="Calibri" style:font-name-complex="Calibri"/>
    </style:style>
    <style:style style:name="T103_25" style:family="text">
      <style:text-properties style:font-name="Calibri" style:font-name-asian="Calibri" style:font-name-complex="Calibri"/>
    </style:style>
    <style:style style:name="T103_26" style:family="text">
      <style:text-properties style:font-name="Calibri" style:font-name-asian="Calibri" style:font-name-complex="Calibri"/>
    </style:style>
    <style:style style:name="T103_27" style:family="text">
      <style:text-properties style:font-name="Calibri" style:font-name-asian="Calibri" style:font-name-complex="Calibri"/>
    </style:style>
    <style:style style:name="T103_28" style:family="text">
      <style:text-properties style:font-name="Calibri" style:font-name-asian="Calibri" style:font-name-complex="Calibri"/>
    </style:style>
    <style:style style:name="T103_29" style:family="text">
      <style:text-properties style:font-name="Calibri" style:font-name-asian="Calibri" style:font-name-complex="Calibri"/>
    </style:style>
    <style:style style:name="T103_30" style:family="text">
      <style:text-properties style:font-name="Calibri" style:font-name-asian="Calibri" style:font-name-complex="Calibri"/>
    </style:style>
    <style:style style:name="T103_31" style:family="text">
      <style:text-properties style:font-name="Calibri" style:font-name-asian="Calibri" style:font-name-complex="Calibri"/>
    </style:style>
    <style:style style:name="T103_32" style:family="text">
      <style:text-properties style:font-name="Calibri" style:font-name-asian="Calibri" style:font-name-complex="Calibri"/>
    </style:style>
    <style:style style:name="T103_33" style:family="text">
      <style:text-properties style:font-name="Calibri" style:font-name-asian="Calibri" style:font-name-complex="Calibri"/>
    </style:style>
    <style:style style:name="T103_34" style:family="text">
      <style:text-properties style:font-name="Calibri" style:font-name-asian="Calibri" style:font-name-complex="Calibri"/>
    </style:style>
    <style:style style:name="T103_35" style:family="text">
      <style:text-properties style:font-name="Calibri" style:font-name-asian="Calibri" style:font-name-complex="Calibri"/>
    </style:style>
    <style:style style:name="T103_36" style:family="text">
      <style:text-properties style:font-name="Calibri" style:font-name-asian="Calibri" style:font-name-complex="Calibri"/>
    </style:style>
    <style:style style:name="T103_37" style:family="text">
      <style:text-properties style:font-name="Calibri" style:font-name-asian="Calibri" style:font-name-complex="Calibri"/>
    </style:style>
    <style:style style:name="T103_38" style:family="text">
      <style:text-properties style:font-name="Calibri" style:font-name-asian="Calibri" style:font-name-complex="Calibri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font-name="Calibri" style:font-name-asian="Calibri" style:font-name-complex="Calibri"/>
    </style:style>
    <style:style style:name="T104_2" style:family="text">
      <style:text-properties style:font-name="Calibri" style:font-name-asian="Calibri" style:font-name-complex="Calibri"/>
    </style:style>
    <style:style style:name="T104_3" style:family="text">
      <style:text-properties style:font-name="Calibri" style:font-name-asian="Calibri" style:font-name-complex="Calibri"/>
    </style:style>
    <style:style style:name="T104_4" style:family="text">
      <style:text-properties style:font-name="Calibri" style:font-name-asian="Calibri" style:font-name-complex="Calibri"/>
    </style:style>
    <style:style style:name="T104_5" style:family="text">
      <style:text-properties style:font-name="Calibri" style:font-name-asian="Calibri" style:font-name-complex="Calibri"/>
    </style:style>
    <style:style style:name="T104_6" style:family="text">
      <style:text-properties style:font-name="Calibri" style:font-name-asian="Calibri" style:font-name-complex="Calibri"/>
    </style:style>
    <style:style style:name="T104_7" style:family="text">
      <style:text-properties style:font-name="Calibri" style:font-name-asian="Calibri" style:font-name-complex="Calibri"/>
    </style:style>
    <style:style style:name="T104_8" style:family="text">
      <style:text-properties style:font-name="Calibri" style:font-name-asian="Calibri" style:font-name-complex="Calibri"/>
    </style:style>
    <style:style style:name="T104_9" style:family="text">
      <style:text-properties style:font-name="Calibri" style:font-name-asian="Calibri" style:font-name-complex="Calibri"/>
    </style:style>
    <style:style style:name="T104_10" style:family="text">
      <style:text-properties style:font-name="Calibri" style:font-name-asian="Calibri" style:font-name-complex="Calibri"/>
    </style:style>
    <style:style style:name="T104_11" style:family="text">
      <style:text-properties style:font-name="Calibri" style:font-name-asian="Calibri" style:font-name-complex="Calibri"/>
    </style:style>
    <style:style style:name="T104_12" style:family="text">
      <style:text-properties style:font-name="Calibri" style:font-name-asian="Calibri" style:font-name-complex="Calibri"/>
    </style:style>
    <style:style style:name="T104_13" style:family="text">
      <style:text-properties style:font-name="Calibri" style:font-name-asian="Calibri" style:font-name-complex="Calibri"/>
    </style:style>
    <style:style style:name="T104_14" style:family="text">
      <style:text-properties style:font-name="Calibri" style:font-name-asian="Calibri" style:font-name-complex="Calibri"/>
    </style:style>
    <style:style style:name="T104_15" style:family="text">
      <style:text-properties style:font-name="Calibri" style:font-name-asian="Calibri" style:font-name-complex="Calibri"/>
    </style:style>
    <style:style style:name="T104_16" style:family="text">
      <style:text-properties style:font-name="Calibri" style:font-name-asian="Calibri" style:font-name-complex="Calibri"/>
    </style:style>
    <style:style style:name="T104_17" style:family="text">
      <style:text-properties style:font-name="Calibri" style:font-name-asian="Calibri" style:font-name-complex="Calibri"/>
    </style:style>
    <style:style style:name="T104_18" style:family="text">
      <style:text-properties style:font-name="Calibri" style:font-name-asian="Calibri" style:font-name-complex="Calibri"/>
    </style:style>
    <style:style style:name="T104_19" style:family="text">
      <style:text-properties style:font-name="Calibri" style:font-name-asian="Calibri" style:font-name-complex="Calibri"/>
    </style:style>
    <style:style style:name="T104_20" style:family="text">
      <style:text-properties style:font-name="Calibri" style:font-name-asian="Calibri" style:font-name-complex="Calibri"/>
    </style:style>
    <style:style style:name="T104_21" style:family="text">
      <style:text-properties style:font-name="Calibri" style:font-name-asian="Calibri" style:font-name-complex="Calibri"/>
    </style:style>
    <style:style style:name="T104_22" style:family="text">
      <style:text-properties style:font-name="Calibri" style:font-name-asian="Calibri" style:font-name-complex="Calibri"/>
    </style:style>
    <style:style style:name="T104_23" style:family="text">
      <style:text-properties style:font-name="Calibri" style:font-name-asian="Calibri" style:font-name-complex="Calibri"/>
    </style:style>
    <style:style style:name="T104_24" style:family="text">
      <style:text-properties style:font-name="Calibri" style:font-name-asian="Calibri" style:font-name-complex="Calibri"/>
    </style:style>
    <style:style style:name="T104_25" style:family="text">
      <style:text-properties style:font-name="Calibri" style:font-name-asian="Calibri" style:font-name-complex="Calibri"/>
    </style:style>
    <style:style style:name="T104_26" style:family="text">
      <style:text-properties style:font-name="Calibri" style:font-name-asian="Calibri" style:font-name-complex="Calibri"/>
    </style:style>
    <style:style style:name="T104_27" style:family="text">
      <style:text-properties style:font-name="Calibri" style:font-name-asian="Calibri" style:font-name-complex="Calibri"/>
    </style:style>
    <style:style style:name="T104_28" style:family="text">
      <style:text-properties style:font-name="Calibri" style:font-name-asian="Calibri" style:font-name-complex="Calibri"/>
    </style:style>
    <style:style style:name="T104_29" style:family="text">
      <style:text-properties style:font-name="Calibri" style:font-name-asian="Calibri" style:font-name-complex="Calibri"/>
    </style:style>
    <style:style style:name="T104_30" style:family="text">
      <style:text-properties style:font-name="Calibri" style:font-name-asian="Calibri" style:font-name-complex="Calibri"/>
    </style:style>
    <style:style style:name="T104_31" style:family="text">
      <style:text-properties style:font-name="Calibri" style:font-name-asian="Calibri" style:font-name-complex="Calibri"/>
    </style:style>
    <style:style style:name="T104_32" style:family="text">
      <style:text-properties style:font-name="Calibri" style:font-name-asian="Calibri" style:font-name-complex="Calibri"/>
    </style:style>
    <style:style style:name="T104_33" style:family="text">
      <style:text-properties style:font-name="Calibri" style:font-name-asian="Calibri" style:font-name-complex="Calibri"/>
    </style:style>
    <style:style style:name="T104_34" style:family="text">
      <style:text-properties style:font-name="Calibri" style:font-name-asian="Calibri" style:font-name-complex="Calibri"/>
    </style:style>
    <style:style style:name="T104_35" style:family="text">
      <style:text-properties style:font-name="Calibri" style:font-name-asian="Calibri" style:font-name-complex="Calibri"/>
    </style:style>
    <style:style style:name="T104_36" style:family="text">
      <style:text-properties style:font-name="Calibri" style:font-name-asian="Calibri" style:font-name-complex="Calibri"/>
    </style:style>
    <style:style style:name="T104_37" style:family="text">
      <style:text-properties style:font-name="Calibri" style:font-name-asian="Calibri" style:font-name-complex="Calibri"/>
    </style:style>
    <style:style style:name="T104_38" style:family="text">
      <style:text-properties style:font-name="Calibri" style:font-name-asian="Calibri" style:font-name-complex="Calibri"/>
    </style:style>
    <style:style style:name="T104_39" style:family="text">
      <style:text-properties style:font-name="Calibri" style:font-name-asian="Calibri" style:font-name-complex="Calibri"/>
    </style:style>
    <style:style style:name="T104_40" style:family="text">
      <style:text-properties style:font-name="Calibri" style:font-name-asian="Calibri" style:font-name-complex="Calibri"/>
    </style:style>
    <style:style style:name="T104_41" style:family="text">
      <style:text-properties style:font-name="Calibri" style:font-name-asian="Calibri" style:font-name-complex="Calibri"/>
    </style:style>
    <style:style style:name="T104_42" style:family="text">
      <style:text-properties style:font-name="Calibri" style:font-name-asian="Calibri" style:font-name-complex="Calibri"/>
    </style:style>
    <style:style style:name="T104_43" style:family="text">
      <style:text-properties style:font-name="Calibri" style:font-name-asian="Calibri" style:font-name-complex="Calibri"/>
    </style:style>
    <style:style style:name="T104_44" style:family="text">
      <style:text-properties style:font-name="Calibri" style:font-name-asian="Calibri" style:font-name-complex="Calibri"/>
    </style:style>
    <style:style style:name="T104_45" style:family="text">
      <style:text-properties style:font-name="Calibri" style:font-name-asian="Calibri" style:font-name-complex="Calibri"/>
    </style:style>
    <style:style style:name="T104_46" style:family="text">
      <style:text-properties style:font-name="Calibri" style:font-name-asian="Calibri" style:font-name-complex="Calibri"/>
    </style:style>
    <style:style style:name="T104_47" style:family="text">
      <style:text-properties style:font-name="Calibri" style:font-name-asian="Calibri" style:font-name-complex="Calibri"/>
    </style:style>
    <style:style style:name="T104_48" style:family="text">
      <style:text-properties style:font-name="Calibri" style:font-name-asian="Calibri" style:font-name-complex="Calibri"/>
    </style:style>
    <style:style style:name="T104_49" style:family="text">
      <style:text-properties style:font-name="Calibri" style:font-name-asian="Calibri" style:font-name-complex="Calibri"/>
    </style:style>
    <style:style style:name="T104_50" style:family="text">
      <style:text-properties style:font-name="Calibri" style:font-name-asian="Calibri" style:font-name-complex="Calibri"/>
    </style:style>
    <style:style style:name="T104_51" style:family="text">
      <style:text-properties style:font-name="Calibri" style:font-name-asian="Calibri" style:font-name-complex="Calibri"/>
    </style:style>
    <style:style style:name="T104_52" style:family="text">
      <style:text-properties style:font-name="Calibri" style:font-name-asian="Calibri" style:font-name-complex="Calibri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font-name="Calibri" style:font-name-asian="Calibri" style:font-name-complex="Calibri"/>
    </style:style>
    <style:style style:name="T105_2" style:family="text">
      <style:text-properties style:font-name="Calibri" style:font-name-asian="Calibri" style:font-name-complex="Calibri"/>
    </style:style>
    <style:style style:name="T105_3" style:family="text">
      <style:text-properties style:font-name="Calibri" style:font-name-asian="Calibri" style:font-name-complex="Calibri"/>
    </style:style>
    <style:style style:name="T105_4" style:family="text">
      <style:text-properties style:font-name="Calibri" style:font-name-asian="Calibri" style:font-name-complex="Calibri"/>
    </style:style>
    <style:style style:name="T105_5" style:family="text">
      <style:text-properties style:font-name="Calibri" style:font-name-asian="Calibri" style:font-name-complex="Calibri"/>
    </style:style>
    <style:style style:name="T105_6" style:family="text">
      <style:text-properties style:font-name="Calibri" style:font-name-asian="Calibri" style:font-name-complex="Calibri"/>
    </style:style>
    <style:style style:name="T105_7" style:family="text">
      <style:text-properties style:font-name="Calibri" style:font-name-asian="Calibri" style:font-name-complex="Calibri"/>
    </style:style>
    <style:style style:name="T105_8" style:family="text">
      <style:text-properties style:font-name="Calibri" style:font-name-asian="Calibri" style:font-name-complex="Calibri"/>
    </style:style>
    <style:style style:name="T105_9" style:family="text">
      <style:text-properties style:font-name="Calibri" style:font-name-asian="Calibri" style:font-name-complex="Calibri"/>
    </style:style>
    <style:style style:name="T105_10" style:family="text">
      <style:text-properties style:font-name="Calibri" style:font-name-asian="Calibri" style:font-name-complex="Calibri"/>
    </style:style>
    <style:style style:name="T105_11" style:family="text">
      <style:text-properties style:font-name="Calibri" style:font-name-asian="Calibri" style:font-name-complex="Calibri"/>
    </style:style>
    <style:style style:name="T105_12" style:family="text">
      <style:text-properties style:font-name="Calibri" style:font-name-asian="Calibri" style:font-name-complex="Calibri"/>
    </style:style>
    <style:style style:name="T105_13" style:family="text">
      <style:text-properties style:font-name="Calibri" style:font-name-asian="Calibri" style:font-name-complex="Calibri"/>
    </style:style>
    <style:style style:name="T105_14" style:family="text">
      <style:text-properties style:font-name="Calibri" style:font-name-asian="Calibri" style:font-name-complex="Calibri"/>
    </style:style>
    <style:style style:name="T105_15" style:family="text">
      <style:text-properties style:font-name="Calibri" style:font-name-asian="Calibri" style:font-name-complex="Calibri"/>
    </style:style>
    <style:style style:name="T105_16" style:family="text">
      <style:text-properties style:font-name="Calibri" style:font-name-asian="Calibri" style:font-name-complex="Calibri"/>
    </style:style>
    <style:style style:name="T105_17" style:family="text">
      <style:text-properties style:font-name="Calibri" style:font-name-asian="Calibri" style:font-name-complex="Calibri"/>
    </style:style>
    <style:style style:name="T105_18" style:family="text">
      <style:text-properties style:font-name="Calibri" style:font-name-asian="Calibri" style:font-name-complex="Calibri"/>
    </style:style>
    <style:style style:name="T105_19" style:family="text">
      <style:text-properties style:font-name="Calibri" style:font-name-asian="Calibri" style:font-name-complex="Calibri"/>
    </style:style>
    <style:style style:name="T105_20" style:family="text">
      <style:text-properties style:font-name="Calibri" style:font-name-asian="Calibri" style:font-name-complex="Calibri"/>
    </style:style>
    <style:style style:name="T105_21" style:family="text">
      <style:text-properties style:font-name="Calibri" style:font-name-asian="Calibri" style:font-name-complex="Calibri"/>
    </style:style>
    <style:style style:name="T105_22" style:family="text">
      <style:text-properties style:font-name="Calibri" style:font-name-asian="Calibri" style:font-name-complex="Calibri"/>
    </style:style>
    <style:style style:name="T105_23" style:family="text">
      <style:text-properties style:font-name="Calibri" style:font-name-asian="Calibri" style:font-name-complex="Calibri"/>
    </style:style>
    <style:style style:name="T105_24" style:family="text">
      <style:text-properties style:font-name="Calibri" style:font-name-asian="Calibri" style:font-name-complex="Calibri"/>
    </style:style>
    <style:style style:name="T105_25" style:family="text">
      <style:text-properties style:font-name="Calibri" style:font-name-asian="Calibri" style:font-name-complex="Calibri"/>
    </style:style>
    <style:style style:name="T105_26" style:family="text">
      <style:text-properties style:font-name="Calibri" style:font-name-asian="Calibri" style:font-name-complex="Calibri"/>
    </style:style>
    <style:style style:name="T105_27" style:family="text">
      <style:text-properties style:font-name="Calibri" style:font-name-asian="Calibri" style:font-name-complex="Calibri"/>
    </style:style>
    <style:style style:name="T105_28" style:family="text">
      <style:text-properties style:font-name="Calibri" style:font-name-asian="Calibri" style:font-name-complex="Calibri"/>
    </style:style>
    <style:style style:name="T105_29" style:family="text">
      <style:text-properties style:font-name="Calibri" style:font-name-asian="Calibri" style:font-name-complex="Calibri"/>
    </style:style>
    <style:style style:name="T105_30" style:family="text">
      <style:text-properties style:font-name="Calibri" style:font-name-asian="Calibri" style:font-name-complex="Calibri"/>
    </style:style>
    <style:style style:name="T105_31" style:family="text">
      <style:text-properties style:font-name="Calibri" style:font-name-asian="Calibri" style:font-name-complex="Calibri"/>
    </style:style>
    <style:style style:name="T105_32" style:family="text">
      <style:text-properties style:font-name="Calibri" style:font-name-asian="Calibri" style:font-name-complex="Calibri"/>
    </style:style>
    <style:style style:name="T105_33" style:family="text">
      <style:text-properties style:font-name="Calibri" style:font-name-asian="Calibri" style:font-name-complex="Calibri"/>
    </style:style>
    <style:style style:name="T105_34" style:family="text">
      <style:text-properties style:font-name="Calibri" style:font-name-asian="Calibri" style:font-name-complex="Calibri"/>
    </style:style>
    <style:style style:name="T105_35" style:family="text">
      <style:text-properties style:font-name="Calibri" style:font-name-asian="Calibri" style:font-name-complex="Calibri"/>
    </style:style>
    <style:style style:name="T105_36" style:family="text">
      <style:text-properties style:font-name="Calibri" style:font-name-asian="Calibri" style:font-name-complex="Calibri"/>
    </style:style>
    <style:style style:name="T105_37" style:family="text">
      <style:text-properties style:font-name="Calibri" style:font-name-asian="Calibri" style:font-name-complex="Calibri"/>
    </style:style>
    <style:style style:name="T105_38" style:family="text">
      <style:text-properties style:font-name="Calibri" style:font-name-asian="Calibri" style:font-name-complex="Calibri"/>
    </style:style>
    <style:style style:name="T105_39" style:family="text">
      <style:text-properties style:font-name="Calibri" style:font-name-asian="Calibri" style:font-name-complex="Calibri"/>
    </style:style>
    <style:style style:name="T105_40" style:family="text">
      <style:text-properties style:font-name="Calibri" style:font-name-asian="Calibri" style:font-name-complex="Calibri"/>
    </style:style>
    <style:style style:name="T105_41" style:family="text">
      <style:text-properties style:font-name="Calibri" style:font-name-asian="Calibri" style:font-name-complex="Calibri"/>
    </style:style>
    <style:style style:name="T105_42" style:family="text">
      <style:text-properties style:font-name="Calibri" style:font-name-asian="Calibri" style:font-name-complex="Calibri"/>
    </style:style>
    <style:style style:name="T105_43" style:family="text">
      <style:text-properties style:font-name="Calibri" style:font-name-asian="Calibri" style:font-name-complex="Calibri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style:font-name="Calibri" style:font-name-asian="Calibri" style:font-name-complex="Calibri"/>
    </style:style>
    <style:style style:name="T106_2" style:family="text">
      <style:text-properties style:font-name="Calibri" style:font-name-asian="Calibri" style:font-name-complex="Calibri"/>
    </style:style>
    <style:style style:name="T106_3" style:family="text">
      <style:text-properties style:font-name="Calibri" style:font-name-asian="Calibri" style:font-name-complex="Calibri"/>
    </style:style>
    <style:style style:name="T106_4" style:family="text">
      <style:text-properties style:font-name="Calibri" style:font-name-asian="Calibri" style:font-name-complex="Calibri"/>
    </style:style>
    <style:style style:name="T106_5" style:family="text">
      <style:text-properties style:font-name="Calibri" style:font-name-asian="Calibri" style:font-name-complex="Calibri"/>
    </style:style>
    <style:style style:name="T106_6" style:family="text">
      <style:text-properties style:font-name="Calibri" style:font-name-asian="Calibri" style:font-name-complex="Calibri"/>
    </style:style>
    <style:style style:name="T106_7" style:family="text">
      <style:text-properties style:font-name="Calibri" style:font-name-asian="Calibri" style:font-name-complex="Calibri"/>
    </style:style>
    <style:style style:name="T106_8" style:family="text">
      <style:text-properties style:font-name="Calibri" style:font-name-asian="Calibri" style:font-name-complex="Calibri"/>
    </style:style>
    <style:style style:name="T106_9" style:family="text">
      <style:text-properties style:font-name="Calibri" style:font-name-asian="Calibri" style:font-name-complex="Calibri"/>
    </style:style>
    <style:style style:name="T106_10" style:family="text">
      <style:text-properties style:font-name="Calibri" style:font-name-asian="Calibri" style:font-name-complex="Calibri"/>
    </style:style>
    <style:style style:name="T106_11" style:family="text">
      <style:text-properties style:font-name="Calibri" style:font-name-asian="Calibri" style:font-name-complex="Calibri"/>
    </style:style>
    <style:style style:name="T106_12" style:family="text">
      <style:text-properties style:font-name="Calibri" style:font-name-asian="Calibri" style:font-name-complex="Calibri"/>
    </style:style>
    <style:style style:name="T106_13" style:family="text">
      <style:text-properties style:font-name="Calibri" style:font-name-asian="Calibri" style:font-name-complex="Calibri"/>
    </style:style>
    <style:style style:name="T106_14" style:family="text">
      <style:text-properties style:font-name="Calibri" style:font-name-asian="Calibri" style:font-name-complex="Calibri"/>
    </style:style>
    <style:style style:name="T106_15" style:family="text">
      <style:text-properties style:font-name="Calibri" style:font-name-asian="Calibri" style:font-name-complex="Calibri"/>
    </style:style>
    <style:style style:name="T106_16" style:family="text">
      <style:text-properties style:font-name="Calibri" style:font-name-asian="Calibri" style:font-name-complex="Calibri"/>
    </style:style>
    <style:style style:name="T106_17" style:family="text">
      <style:text-properties style:font-name="Calibri" style:font-name-asian="Calibri" style:font-name-complex="Calibri"/>
    </style:style>
    <style:style style:name="T106_18" style:family="text">
      <style:text-properties style:font-name="Calibri" style:font-name-asian="Calibri" style:font-name-complex="Calibri"/>
    </style:style>
    <style:style style:name="T106_19" style:family="text">
      <style:text-properties style:font-name="Calibri" style:font-name-asian="Calibri" style:font-name-complex="Calibri"/>
    </style:style>
    <style:style style:name="T106_20" style:family="text">
      <style:text-properties style:font-name="Calibri" style:font-name-asian="Calibri" style:font-name-complex="Calibri"/>
    </style:style>
    <style:style style:name="T106_21" style:family="text">
      <style:text-properties style:font-name="Calibri" style:font-name-asian="Calibri" style:font-name-complex="Calibri"/>
    </style:style>
    <style:style style:name="T106_22" style:family="text">
      <style:text-properties style:font-name="Calibri" style:font-name-asian="Calibri" style:font-name-complex="Calibri"/>
    </style:style>
    <style:style style:name="T106_23" style:family="text">
      <style:text-properties style:font-name="Calibri" style:font-name-asian="Calibri" style:font-name-complex="Calibri"/>
    </style:style>
    <style:style style:name="T106_24" style:family="text">
      <style:text-properties style:font-name="Calibri" style:font-name-asian="Calibri" style:font-name-complex="Calibri"/>
    </style:style>
    <style:style style:name="T106_25" style:family="text">
      <style:text-properties style:font-name="Calibri" style:font-name-asian="Calibri" style:font-name-complex="Calibri"/>
    </style:style>
    <style:style style:name="T106_26" style:family="text">
      <style:text-properties style:font-name="Calibri" style:font-name-asian="Calibri" style:font-name-complex="Calibri"/>
    </style:style>
    <style:style style:name="T106_27" style:family="text">
      <style:text-properties style:font-name="Calibri" style:font-name-asian="Calibri" style:font-name-complex="Calibri"/>
    </style:style>
    <style:style style:name="T106_28" style:family="text">
      <style:text-properties style:font-name="Calibri" style:font-name-asian="Calibri" style:font-name-complex="Calibri"/>
    </style:style>
    <style:style style:name="T106_29" style:family="text">
      <style:text-properties style:font-name="Calibri" style:font-name-asian="Calibri" style:font-name-complex="Calibri"/>
    </style:style>
    <style:style style:name="T106_30" style:family="text">
      <style:text-properties style:font-name="Calibri" style:font-name-asian="Calibri" style:font-name-complex="Calibri"/>
    </style:style>
    <style:style style:name="T106_31" style:family="text">
      <style:text-properties style:font-name="Calibri" style:font-name-asian="Calibri" style:font-name-complex="Calibri"/>
    </style:style>
    <style:style style:name="T106_32" style:family="text">
      <style:text-properties style:font-name="Calibri" style:font-name-asian="Calibri" style:font-name-complex="Calibri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Calibri" style:font-name-asian="Calibri" style:font-name-complex="Calibri"/>
    </style:style>
    <style:style style:name="T107_2" style:family="text">
      <style:text-properties style:font-name="Calibri" style:font-name-asian="Calibri" style:font-name-complex="Calibri"/>
    </style:style>
    <style:style style:name="T107_3" style:family="text">
      <style:text-properties style:font-name="Calibri" style:font-name-asian="Calibri" style:font-name-complex="Calibri"/>
    </style:style>
    <style:style style:name="T107_4" style:family="text">
      <style:text-properties style:font-name="Calibri" style:font-name-asian="Calibri" style:font-name-complex="Calibri"/>
    </style:style>
    <style:style style:name="T107_5" style:family="text">
      <style:text-properties style:font-name="Calibri" style:font-name-asian="Calibri" style:font-name-complex="Calibri"/>
    </style:style>
    <style:style style:name="T107_6" style:family="text">
      <style:text-properties style:font-name="Calibri" style:font-name-asian="Calibri" style:font-name-complex="Calibri"/>
    </style:style>
    <style:style style:name="T107_7" style:family="text">
      <style:text-properties style:font-name="Calibri" style:font-name-asian="Calibri" style:font-name-complex="Calibri"/>
    </style:style>
    <style:style style:name="T107_8" style:family="text">
      <style:text-properties style:font-name="Calibri" style:font-name-asian="Calibri" style:font-name-complex="Calibri"/>
    </style:style>
    <style:style style:name="T107_9" style:family="text">
      <style:text-properties style:font-name="Calibri" style:font-name-asian="Calibri" style:font-name-complex="Calibri"/>
    </style:style>
    <style:style style:name="T107_10" style:family="text">
      <style:text-properties style:font-name="Calibri" style:font-name-asian="Calibri" style:font-name-complex="Calibri"/>
    </style:style>
    <style:style style:name="T107_11" style:family="text">
      <style:text-properties style:font-name="Calibri" style:font-name-asian="Calibri" style:font-name-complex="Calibri"/>
    </style:style>
    <style:style style:name="T107_12" style:family="text">
      <style:text-properties style:font-name="Calibri" style:font-name-asian="Calibri" style:font-name-complex="Calibri"/>
    </style:style>
    <style:style style:name="T107_13" style:family="text">
      <style:text-properties style:font-name="Calibri" style:font-name-asian="Calibri" style:font-name-complex="Calibri"/>
    </style:style>
    <style:style style:name="T107_14" style:family="text">
      <style:text-properties style:font-name="Calibri" style:font-name-asian="Calibri" style:font-name-complex="Calibri"/>
    </style:style>
    <style:style style:name="T107_15" style:family="text">
      <style:text-properties style:font-name="Calibri" style:font-name-asian="Calibri" style:font-name-complex="Calibri"/>
    </style:style>
    <style:style style:name="T107_16" style:family="text">
      <style:text-properties style:font-name="Calibri" style:font-name-asian="Calibri" style:font-name-complex="Calibri"/>
    </style:style>
    <style:style style:name="T107_17" style:family="text">
      <style:text-properties style:font-name="Calibri" style:font-name-asian="Calibri" style:font-name-complex="Calibri"/>
    </style:style>
    <style:style style:name="T107_18" style:family="text">
      <style:text-properties style:font-name="Calibri" style:font-name-asian="Calibri" style:font-name-complex="Calibri"/>
    </style:style>
    <style:style style:name="T107_19" style:family="text">
      <style:text-properties style:font-name="Calibri" style:font-name-asian="Calibri" style:font-name-complex="Calibri"/>
    </style:style>
    <style:style style:name="T107_20" style:family="text">
      <style:text-properties style:font-name="Calibri" style:font-name-asian="Calibri" style:font-name-complex="Calibri"/>
    </style:style>
    <style:style style:name="T107_21" style:family="text">
      <style:text-properties style:font-name="Calibri" style:font-name-asian="Calibri" style:font-name-complex="Calibri"/>
    </style:style>
    <style:style style:name="T107_22" style:family="text">
      <style:text-properties style:font-name="Calibri" style:font-name-asian="Calibri" style:font-name-complex="Calibri"/>
    </style:style>
    <style:style style:name="T107_23" style:family="text">
      <style:text-properties style:font-name="Calibri" style:font-name-asian="Calibri" style:font-name-complex="Calibri"/>
    </style:style>
    <style:style style:name="T107_24" style:family="text">
      <style:text-properties style:font-name="Calibri" style:font-name-asian="Calibri" style:font-name-complex="Calibri"/>
    </style:style>
    <style:style style:name="T107_25" style:family="text">
      <style:text-properties style:font-name="Calibri" style:font-name-asian="Calibri" style:font-name-complex="Calibri"/>
    </style:style>
    <style:style style:name="T107_26" style:family="text">
      <style:text-properties style:font-name="Calibri" style:font-name-asian="Calibri" style:font-name-complex="Calibri"/>
    </style:style>
    <style:style style:name="T107_27" style:family="text">
      <style:text-properties style:font-name="Calibri" style:font-name-asian="Calibri" style:font-name-complex="Calibri"/>
    </style:style>
    <style:style style:name="T107_28" style:family="text">
      <style:text-properties style:font-name="Calibri" style:font-name-asian="Calibri" style:font-name-complex="Calibri"/>
    </style:style>
    <style:style style:name="T107_29" style:family="text">
      <style:text-properties style:font-name="Calibri" style:font-name-asian="Calibri" style:font-name-complex="Calibri"/>
    </style:style>
    <style:style style:name="T107_30" style:family="text">
      <style:text-properties style:font-name="Calibri" style:font-name-asian="Calibri" style:font-name-complex="Calibri"/>
    </style:style>
    <style:style style:name="T107_31" style:family="text">
      <style:text-properties style:font-name="Calibri" style:font-name-asian="Calibri" style:font-name-complex="Calibri"/>
    </style:style>
    <style:style style:name="T107_32" style:family="text">
      <style:text-properties style:font-name="Calibri" style:font-name-asian="Calibri" style:font-name-complex="Calibri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font-name="Calibri" style:font-name-asian="Calibri" style:font-name-complex="Calibri"/>
    </style:style>
    <style:style style:name="T108_2" style:family="text">
      <style:text-properties style:font-name="Calibri" style:font-name-asian="Calibri" style:font-name-complex="Calibri"/>
    </style:style>
    <style:style style:name="T108_3" style:family="text">
      <style:text-properties style:font-name="Calibri" style:font-name-asian="Calibri" style:font-name-complex="Calibri"/>
    </style:style>
    <style:style style:name="T108_4" style:family="text">
      <style:text-properties style:font-name="Calibri" style:font-name-asian="Calibri" style:font-name-complex="Calibri"/>
    </style:style>
    <style:style style:name="T108_5" style:family="text">
      <style:text-properties style:font-name="Calibri" style:font-name-asian="Calibri" style:font-name-complex="Calibri"/>
    </style:style>
    <style:style style:name="T108_6" style:family="text">
      <style:text-properties style:font-name="Calibri" style:font-name-asian="Calibri" style:font-name-complex="Calibri"/>
    </style:style>
    <style:style style:name="T108_7" style:family="text">
      <style:text-properties style:font-name="Calibri" style:font-name-asian="Calibri" style:font-name-complex="Calibri"/>
    </style:style>
    <style:style style:name="T108_8" style:family="text">
      <style:text-properties style:font-name="Calibri" style:font-name-asian="Calibri" style:font-name-complex="Calibri"/>
    </style:style>
    <style:style style:name="T108_9" style:family="text">
      <style:text-properties style:font-name="Calibri" style:font-name-asian="Calibri" style:font-name-complex="Calibri"/>
    </style:style>
    <style:style style:name="T108_10" style:family="text">
      <style:text-properties style:font-name="Calibri" style:font-name-asian="Calibri" style:font-name-complex="Calibri"/>
    </style:style>
    <style:style style:name="T108_11" style:family="text">
      <style:text-properties style:font-name="Calibri" style:font-name-asian="Calibri" style:font-name-complex="Calibri"/>
    </style:style>
    <style:style style:name="T108_12" style:family="text">
      <style:text-properties style:font-name="Calibri" style:font-name-asian="Calibri" style:font-name-complex="Calibri"/>
    </style:style>
    <style:style style:name="T108_13" style:family="text">
      <style:text-properties style:font-name="Calibri" style:font-name-asian="Calibri" style:font-name-complex="Calibri"/>
    </style:style>
    <style:style style:name="T108_14" style:family="text">
      <style:text-properties style:font-name="Calibri" style:font-name-asian="Calibri" style:font-name-complex="Calibri"/>
    </style:style>
    <style:style style:name="T108_15" style:family="text">
      <style:text-properties style:font-name="Calibri" style:font-name-asian="Calibri" style:font-name-complex="Calibri"/>
    </style:style>
    <style:style style:name="T108_16" style:family="text">
      <style:text-properties style:font-name="Calibri" style:font-name-asian="Calibri" style:font-name-complex="Calibri"/>
    </style:style>
    <style:style style:name="T108_17" style:family="text">
      <style:text-properties style:font-name="Calibri" style:font-name-asian="Calibri" style:font-name-complex="Calibri"/>
    </style:style>
    <style:style style:name="T108_18" style:family="text">
      <style:text-properties style:font-name="Calibri" style:font-name-asian="Calibri" style:font-name-complex="Calibri"/>
    </style:style>
    <style:style style:name="T108_19" style:family="text">
      <style:text-properties style:font-name="Calibri" style:font-name-asian="Calibri" style:font-name-complex="Calibri"/>
    </style:style>
    <style:style style:name="T108_20" style:family="text">
      <style:text-properties style:font-name="Calibri" style:font-name-asian="Calibri" style:font-name-complex="Calibri"/>
    </style:style>
    <style:style style:name="T108_21" style:family="text">
      <style:text-properties style:font-name="Calibri" style:font-name-asian="Calibri" style:font-name-complex="Calibri"/>
    </style:style>
    <style:style style:name="T108_22" style:family="text">
      <style:text-properties style:font-name="Calibri" style:font-name-asian="Calibri" style:font-name-complex="Calibri"/>
    </style:style>
    <style:style style:name="T108_23" style:family="text">
      <style:text-properties style:font-name="Calibri" style:font-name-asian="Calibri" style:font-name-complex="Calibri"/>
    </style:style>
    <style:style style:name="T108_24" style:family="text">
      <style:text-properties style:font-name="Calibri" style:font-name-asian="Calibri" style:font-name-complex="Calibri"/>
    </style:style>
    <style:style style:name="T108_25" style:family="text">
      <style:text-properties style:font-name="Calibri" style:font-name-asian="Calibri" style:font-name-complex="Calibri"/>
    </style:style>
    <style:style style:name="T108_26" style:family="text">
      <style:text-properties style:font-name="Calibri" style:font-name-asian="Calibri" style:font-name-complex="Calibri"/>
    </style:style>
    <style:style style:name="T108_27" style:family="text">
      <style:text-properties style:font-name="Calibri" style:font-name-asian="Calibri" style:font-name-complex="Calibri"/>
    </style:style>
    <style:style style:name="T108_28" style:family="text">
      <style:text-properties style:font-name="Calibri" style:font-name-asian="Calibri" style:font-name-complex="Calibri"/>
    </style:style>
    <style:style style:name="T108_29" style:family="text">
      <style:text-properties style:font-name="Calibri" style:font-name-asian="Calibri" style:font-name-complex="Calibri"/>
    </style:style>
    <style:style style:name="T108_30" style:family="text">
      <style:text-properties style:font-name="Calibri" style:font-name-asian="Calibri" style:font-name-complex="Calibri"/>
    </style:style>
    <style:style style:name="T108_31" style:family="text">
      <style:text-properties style:font-name="Calibri" style:font-name-asian="Calibri" style:font-name-complex="Calibri"/>
    </style:style>
    <style:style style:name="T108_32" style:family="text">
      <style:text-properties style:font-name="Calibri" style:font-name-asian="Calibri" style:font-name-complex="Calibri"/>
    </style:style>
    <style:style style:name="T108_33" style:family="text">
      <style:text-properties style:font-name="Calibri" style:font-name-asian="Calibri" style:font-name-complex="Calibri"/>
    </style:style>
    <style:style style:name="T108_34" style:family="text">
      <style:text-properties style:font-name="Calibri" style:font-name-asian="Calibri" style:font-name-complex="Calibri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font-name="Calibri" style:font-name-asian="Calibri" style:font-name-complex="Calibri"/>
    </style:style>
    <style:style style:name="T109_2" style:family="text">
      <style:text-properties style:font-name="Calibri" style:font-name-asian="Calibri" style:font-name-complex="Calibri"/>
    </style:style>
    <style:style style:name="T109_3" style:family="text">
      <style:text-properties style:font-name="Calibri" style:font-name-asian="Calibri" style:font-name-complex="Calibri"/>
    </style:style>
    <style:style style:name="T109_4" style:family="text">
      <style:text-properties style:font-name="Calibri" style:font-name-asian="Calibri" style:font-name-complex="Calibri"/>
    </style:style>
    <style:style style:name="T109_5" style:family="text">
      <style:text-properties style:font-name="Calibri" style:font-name-asian="Calibri" style:font-name-complex="Calibri"/>
    </style:style>
    <style:style style:name="T109_6" style:family="text">
      <style:text-properties style:font-name="Calibri" style:font-name-asian="Calibri" style:font-name-complex="Calibri"/>
    </style:style>
    <style:style style:name="T109_7" style:family="text">
      <style:text-properties style:font-name="Calibri" style:font-name-asian="Calibri" style:font-name-complex="Calibri"/>
    </style:style>
    <style:style style:name="T109_8" style:family="text">
      <style:text-properties style:font-name="Calibri" style:font-name-asian="Calibri" style:font-name-complex="Calibri"/>
    </style:style>
    <style:style style:name="T109_9" style:family="text">
      <style:text-properties style:font-name="Calibri" style:font-name-asian="Calibri" style:font-name-complex="Calibri"/>
    </style:style>
    <style:style style:name="T109_10" style:family="text">
      <style:text-properties style:font-name="Calibri" style:font-name-asian="Calibri" style:font-name-complex="Calibri"/>
    </style:style>
    <style:style style:name="T109_11" style:family="text">
      <style:text-properties style:font-name="Calibri" style:font-name-asian="Calibri" style:font-name-complex="Calibri"/>
    </style:style>
    <style:style style:name="T109_12" style:family="text">
      <style:text-properties style:font-name="Calibri" style:font-name-asian="Calibri" style:font-name-complex="Calibri"/>
    </style:style>
    <style:style style:name="T109_13" style:family="text">
      <style:text-properties style:font-name="Calibri" style:font-name-asian="Calibri" style:font-name-complex="Calibri"/>
    </style:style>
    <style:style style:name="T109_14" style:family="text">
      <style:text-properties style:font-name="Calibri" style:font-name-asian="Calibri" style:font-name-complex="Calibri"/>
    </style:style>
    <style:style style:name="T109_15" style:family="text">
      <style:text-properties style:font-name="Calibri" style:font-name-asian="Calibri" style:font-name-complex="Calibri"/>
    </style:style>
    <style:style style:name="T109_16" style:family="text">
      <style:text-properties style:font-name="Calibri" style:font-name-asian="Calibri" style:font-name-complex="Calibri"/>
    </style:style>
    <style:style style:name="T109_17" style:family="text">
      <style:text-properties style:font-name="Calibri" style:font-name-asian="Calibri" style:font-name-complex="Calibri"/>
    </style:style>
    <style:style style:name="T109_18" style:family="text">
      <style:text-properties style:font-name="Calibri" style:font-name-asian="Calibri" style:font-name-complex="Calibri"/>
    </style:style>
    <style:style style:name="T109_19" style:family="text">
      <style:text-properties style:font-name="Calibri" style:font-name-asian="Calibri" style:font-name-complex="Calibri"/>
    </style:style>
    <style:style style:name="T109_20" style:family="text">
      <style:text-properties style:font-name="Calibri" style:font-name-asian="Calibri" style:font-name-complex="Calibri"/>
    </style:style>
    <style:style style:name="T109_21" style:family="text">
      <style:text-properties style:font-name="Calibri" style:font-name-asian="Calibri" style:font-name-complex="Calibri"/>
    </style:style>
    <style:style style:name="T109_22" style:family="text">
      <style:text-properties style:font-name="Calibri" style:font-name-asian="Calibri" style:font-name-complex="Calibri"/>
    </style:style>
    <style:style style:name="T109_23" style:family="text">
      <style:text-properties style:font-name="Calibri" style:font-name-asian="Calibri" style:font-name-complex="Calibri"/>
    </style:style>
    <style:style style:name="T109_24" style:family="text">
      <style:text-properties style:font-name="Calibri" style:font-name-asian="Calibri" style:font-name-complex="Calibri"/>
    </style:style>
    <style:style style:name="T109_25" style:family="text">
      <style:text-properties style:font-name="Calibri" style:font-name-asian="Calibri" style:font-name-complex="Calibri"/>
    </style:style>
    <style:style style:name="T109_26" style:family="text">
      <style:text-properties style:font-name="Calibri" style:font-name-asian="Calibri" style:font-name-complex="Calibri"/>
    </style:style>
    <style:style style:name="T109_27" style:family="text">
      <style:text-properties style:font-name="Calibri" style:font-name-asian="Calibri" style:font-name-complex="Calibri"/>
    </style:style>
    <style:style style:name="T109_28" style:family="text">
      <style:text-properties style:font-name="Calibri" style:font-name-asian="Calibri" style:font-name-complex="Calibri"/>
    </style:style>
    <style:style style:name="T109_29" style:family="text">
      <style:text-properties style:font-name="Calibri" style:font-name-asian="Calibri" style:font-name-complex="Calibri"/>
    </style:style>
    <style:style style:name="T109_30" style:family="text">
      <style:text-properties style:font-name="Calibri" style:font-name-asian="Calibri" style:font-name-complex="Calibri"/>
    </style:style>
    <style:style style:name="T109_31" style:family="text">
      <style:text-properties style:font-name="Calibri" style:font-name-asian="Calibri" style:font-name-complex="Calibri"/>
    </style:style>
    <style:style style:name="T109_32" style:family="text">
      <style:text-properties style:font-name="Calibri" style:font-name-asian="Calibri" style:font-name-complex="Calibri"/>
    </style:style>
    <style:style style:name="T109_33" style:family="text">
      <style:text-properties style:font-name="Calibri" style:font-name-asian="Calibri" style:font-name-complex="Calibri"/>
    </style:style>
    <style:style style:name="T109_34" style:family="text">
      <style:text-properties style:font-name="Calibri" style:font-name-asian="Calibri" style:font-name-complex="Calibri"/>
    </style:style>
    <style:style style:name="T109_35" style:family="text">
      <style:text-properties style:font-name="Calibri" style:font-name-asian="Calibri" style:font-name-complex="Calibri"/>
    </style:style>
    <style:style style:name="T109_36" style:family="text">
      <style:text-properties style:font-name="Calibri" style:font-name-asian="Calibri" style:font-name-complex="Calibri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font-name="Calibri" style:font-name-asian="Calibri" style:font-name-complex="Calibri"/>
    </style:style>
    <style:style style:name="T110_2" style:family="text">
      <style:text-properties style:font-name="Calibri" style:font-name-asian="Calibri" style:font-name-complex="Calibri"/>
    </style:style>
    <style:style style:name="T110_3" style:family="text">
      <style:text-properties style:font-name="Calibri" style:font-name-asian="Calibri" style:font-name-complex="Calibri"/>
    </style:style>
    <style:style style:name="T110_4" style:family="text">
      <style:text-properties style:font-name="Calibri" style:font-name-asian="Calibri" style:font-name-complex="Calibri"/>
    </style:style>
    <style:style style:name="T110_5" style:family="text">
      <style:text-properties style:font-name="Calibri" style:font-name-asian="Calibri" style:font-name-complex="Calibri"/>
    </style:style>
    <style:style style:name="T110_6" style:family="text">
      <style:text-properties style:font-name="Calibri" style:font-name-asian="Calibri" style:font-name-complex="Calibri"/>
    </style:style>
    <style:style style:name="T110_7" style:family="text">
      <style:text-properties style:font-name="Calibri" style:font-name-asian="Calibri" style:font-name-complex="Calibri"/>
    </style:style>
    <style:style style:name="T110_8" style:family="text">
      <style:text-properties style:font-name="Calibri" style:font-name-asian="Calibri" style:font-name-complex="Calibri"/>
    </style:style>
    <style:style style:name="T110_9" style:family="text">
      <style:text-properties style:font-name="Calibri" style:font-name-asian="Calibri" style:font-name-complex="Calibri"/>
    </style:style>
    <style:style style:name="T110_10" style:family="text">
      <style:text-properties style:font-name="Calibri" style:font-name-asian="Calibri" style:font-name-complex="Calibri"/>
    </style:style>
    <style:style style:name="T110_11" style:family="text">
      <style:text-properties style:font-name="Calibri" style:font-name-asian="Calibri" style:font-name-complex="Calibri"/>
    </style:style>
    <style:style style:name="T110_12" style:family="text">
      <style:text-properties style:font-name="Calibri" style:font-name-asian="Calibri" style:font-name-complex="Calibri"/>
    </style:style>
    <style:style style:name="T110_13" style:family="text">
      <style:text-properties style:font-name="Calibri" style:font-name-asian="Calibri" style:font-name-complex="Calibri"/>
    </style:style>
    <style:style style:name="T110_14" style:family="text">
      <style:text-properties style:font-name="Calibri" style:font-name-asian="Calibri" style:font-name-complex="Calibri"/>
    </style:style>
    <style:style style:name="T110_15" style:family="text">
      <style:text-properties style:font-name="Calibri" style:font-name-asian="Calibri" style:font-name-complex="Calibri"/>
    </style:style>
    <style:style style:name="T110_16" style:family="text">
      <style:text-properties style:font-name="Calibri" style:font-name-asian="Calibri" style:font-name-complex="Calibri"/>
    </style:style>
    <style:style style:name="T110_17" style:family="text">
      <style:text-properties style:font-name="Calibri" style:font-name-asian="Calibri" style:font-name-complex="Calibri"/>
    </style:style>
    <style:style style:name="T110_18" style:family="text">
      <style:text-properties style:font-name="Calibri" style:font-name-asian="Calibri" style:font-name-complex="Calibri"/>
    </style:style>
    <style:style style:name="T110_19" style:family="text">
      <style:text-properties style:font-name="Calibri" style:font-name-asian="Calibri" style:font-name-complex="Calibri"/>
    </style:style>
    <style:style style:name="T110_20" style:family="text">
      <style:text-properties style:font-name="Calibri" style:font-name-asian="Calibri" style:font-name-complex="Calibri"/>
    </style:style>
    <style:style style:name="T110_21" style:family="text">
      <style:text-properties style:font-name="Calibri" style:font-name-asian="Calibri" style:font-name-complex="Calibri"/>
    </style:style>
    <style:style style:name="T110_22" style:family="text">
      <style:text-properties style:font-name="Calibri" style:font-name-asian="Calibri" style:font-name-complex="Calibri"/>
    </style:style>
    <style:style style:name="T110_23" style:family="text">
      <style:text-properties style:font-name="Calibri" style:font-name-asian="Calibri" style:font-name-complex="Calibri"/>
    </style:style>
    <style:style style:name="T110_24" style:family="text">
      <style:text-properties style:font-name="Calibri" style:font-name-asian="Calibri" style:font-name-complex="Calibri"/>
    </style:style>
    <style:style style:name="T110_25" style:family="text">
      <style:text-properties style:font-name="Calibri" style:font-name-asian="Calibri" style:font-name-complex="Calibri"/>
    </style:style>
    <style:style style:name="T110_26" style:family="text">
      <style:text-properties style:font-name="Calibri" style:font-name-asian="Calibri" style:font-name-complex="Calibri"/>
    </style:style>
    <style:style style:name="T110_27" style:family="text">
      <style:text-properties style:font-name="Calibri" style:font-name-asian="Calibri" style:font-name-complex="Calibri"/>
    </style:style>
    <style:style style:name="T110_28" style:family="text">
      <style:text-properties style:font-name="Calibri" style:font-name-asian="Calibri" style:font-name-complex="Calibri"/>
    </style:style>
    <style:style style:name="T110_29" style:family="text">
      <style:text-properties style:font-name="Calibri" style:font-name-asian="Calibri" style:font-name-complex="Calibri"/>
    </style:style>
    <style:style style:name="T110_30" style:family="text">
      <style:text-properties style:font-name="Calibri" style:font-name-asian="Calibri" style:font-name-complex="Calibri"/>
    </style:style>
    <style:style style:name="T110_31" style:family="text">
      <style:text-properties style:font-name="Calibri" style:font-name-asian="Calibri" style:font-name-complex="Calibri"/>
    </style:style>
    <style:style style:name="T110_32" style:family="text">
      <style:text-properties style:font-name="Calibri" style:font-name-asian="Calibri" style:font-name-complex="Calibri"/>
    </style:style>
    <style:style style:name="T110_33" style:family="text">
      <style:text-properties style:font-name="Calibri" style:font-name-asian="Calibri" style:font-name-complex="Calibri"/>
    </style:style>
    <style:style style:name="T110_34" style:family="text">
      <style:text-properties style:font-name="Calibri" style:font-name-asian="Calibri" style:font-name-complex="Calibri"/>
    </style:style>
    <style:style style:name="T110_35" style:family="text">
      <style:text-properties style:font-name="Calibri" style:font-name-asian="Calibri" style:font-name-complex="Calibri"/>
    </style:style>
    <style:style style:name="T110_36" style:family="text">
      <style:text-properties style:font-name="Calibri" style:font-name-asian="Calibri" style:font-name-complex="Calibri"/>
    </style:style>
    <style:style style:name="T110_37" style:family="text">
      <style:text-properties style:font-name="Calibri" style:font-name-asian="Calibri" style:font-name-complex="Calibri"/>
    </style:style>
    <style:style style:name="T110_38" style:family="text">
      <style:text-properties style:font-name="Calibri" style:font-name-asian="Calibri" style:font-name-complex="Calibri"/>
    </style:style>
    <style:style style:name="T110_39" style:family="text">
      <style:text-properties style:font-name="Calibri" style:font-name-asian="Calibri" style:font-name-complex="Calibri"/>
    </style:style>
    <style:style style:name="T110_40" style:family="text">
      <style:text-properties style:font-name="Calibri" style:font-name-asian="Calibri" style:font-name-complex="Calibri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Calibri" style:font-name-asian="Calibri" style:font-name-complex="Calibri"/>
    </style:style>
    <style:style style:name="T111_2" style:family="text">
      <style:text-properties style:font-name="Calibri" style:font-name-asian="Calibri" style:font-name-complex="Calibri"/>
    </style:style>
    <style:style style:name="T111_3" style:family="text">
      <style:text-properties style:font-name="Calibri" style:font-name-asian="Calibri" style:font-name-complex="Calibri"/>
    </style:style>
    <style:style style:name="T111_4" style:family="text">
      <style:text-properties style:font-name="Calibri" style:font-name-asian="Calibri" style:font-name-complex="Calibri"/>
    </style:style>
    <style:style style:name="T111_5" style:family="text">
      <style:text-properties style:font-name="Calibri" style:font-name-asian="Calibri" style:font-name-complex="Calibri"/>
    </style:style>
    <style:style style:name="T111_6" style:family="text">
      <style:text-properties style:font-name="Calibri" style:font-name-asian="Calibri" style:font-name-complex="Calibri"/>
    </style:style>
    <style:style style:name="T111_7" style:family="text">
      <style:text-properties style:font-name="Calibri" style:font-name-asian="Calibri" style:font-name-complex="Calibri"/>
    </style:style>
    <style:style style:name="T111_8" style:family="text">
      <style:text-properties style:font-name="Calibri" style:font-name-asian="Calibri" style:font-name-complex="Calibri"/>
    </style:style>
    <style:style style:name="T111_9" style:family="text">
      <style:text-properties style:font-name="Calibri" style:font-name-asian="Calibri" style:font-name-complex="Calibri"/>
    </style:style>
    <style:style style:name="T111_10" style:family="text">
      <style:text-properties style:font-name="Calibri" style:font-name-asian="Calibri" style:font-name-complex="Calibri"/>
    </style:style>
    <style:style style:name="T111_11" style:family="text">
      <style:text-properties style:font-name="Calibri" style:font-name-asian="Calibri" style:font-name-complex="Calibri"/>
    </style:style>
    <style:style style:name="T111_12" style:family="text">
      <style:text-properties style:font-name="Calibri" style:font-name-asian="Calibri" style:font-name-complex="Calibri"/>
    </style:style>
    <style:style style:name="T111_13" style:family="text">
      <style:text-properties style:font-name="Calibri" style:font-name-asian="Calibri" style:font-name-complex="Calibri"/>
    </style:style>
    <style:style style:name="T111_14" style:family="text">
      <style:text-properties style:font-name="Calibri" style:font-name-asian="Calibri" style:font-name-complex="Calibri"/>
    </style:style>
    <style:style style:name="T111_15" style:family="text">
      <style:text-properties style:font-name="Calibri" style:font-name-asian="Calibri" style:font-name-complex="Calibri"/>
    </style:style>
    <style:style style:name="T111_16" style:family="text">
      <style:text-properties style:font-name="Calibri" style:font-name-asian="Calibri" style:font-name-complex="Calibri"/>
    </style:style>
    <style:style style:name="T111_17" style:family="text">
      <style:text-properties style:font-name="Calibri" style:font-name-asian="Calibri" style:font-name-complex="Calibri"/>
    </style:style>
    <style:style style:name="T111_18" style:family="text">
      <style:text-properties style:font-name="Calibri" style:font-name-asian="Calibri" style:font-name-complex="Calibri"/>
    </style:style>
    <style:style style:name="T111_19" style:family="text">
      <style:text-properties style:font-name="Calibri" style:font-name-asian="Calibri" style:font-name-complex="Calibri"/>
    </style:style>
    <style:style style:name="T111_20" style:family="text">
      <style:text-properties style:font-name="Calibri" style:font-name-asian="Calibri" style:font-name-complex="Calibri"/>
    </style:style>
    <style:style style:name="T111_21" style:family="text">
      <style:text-properties style:font-name="Calibri" style:font-name-asian="Calibri" style:font-name-complex="Calibri"/>
    </style:style>
    <style:style style:name="T111_22" style:family="text">
      <style:text-properties style:font-name="Calibri" style:font-name-asian="Calibri" style:font-name-complex="Calibri"/>
    </style:style>
    <style:style style:name="T111_23" style:family="text">
      <style:text-properties style:font-name="Calibri" style:font-name-asian="Calibri" style:font-name-complex="Calibri"/>
    </style:style>
    <style:style style:name="T111_24" style:family="text">
      <style:text-properties style:font-name="Calibri" style:font-name-asian="Calibri" style:font-name-complex="Calibri"/>
    </style:style>
    <style:style style:name="T111_25" style:family="text">
      <style:text-properties style:font-name="Calibri" style:font-name-asian="Calibri" style:font-name-complex="Calibri"/>
    </style:style>
    <style:style style:name="T111_26" style:family="text">
      <style:text-properties style:font-name="Calibri" style:font-name-asian="Calibri" style:font-name-complex="Calibri"/>
    </style:style>
    <style:style style:name="T111_27" style:family="text">
      <style:text-properties style:font-name="Calibri" style:font-name-asian="Calibri" style:font-name-complex="Calibri"/>
    </style:style>
    <style:style style:name="T111_28" style:family="text">
      <style:text-properties style:font-name="Calibri" style:font-name-asian="Calibri" style:font-name-complex="Calibri"/>
    </style:style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>
      <style:text-properties style:font-name="Calibri" style:font-name-asian="Calibri" style:font-name-complex="Calibri"/>
    </style:style>
    <style:style style:name="T112_2" style:family="text">
      <style:text-properties style:font-name="Calibri" style:font-name-asian="Calibri" style:font-name-complex="Calibri"/>
    </style:style>
    <style:style style:name="T112_3" style:family="text">
      <style:text-properties style:font-name="Calibri" style:font-name-asian="Calibri" style:font-name-complex="Calibri"/>
    </style:style>
    <style:style style:name="T112_4" style:family="text">
      <style:text-properties style:font-name="Calibri" style:font-name-asian="Calibri" style:font-name-complex="Calibri"/>
    </style:style>
    <style:style style:name="T112_5" style:family="text">
      <style:text-properties style:font-name="Calibri" style:font-name-asian="Calibri" style:font-name-complex="Calibri"/>
    </style:style>
    <style:style style:name="T112_6" style:family="text">
      <style:text-properties style:font-name="Calibri" style:font-name-asian="Calibri" style:font-name-complex="Calibri"/>
    </style:style>
    <style:style style:name="T112_7" style:family="text">
      <style:text-properties style:font-name="Calibri" style:font-name-asian="Calibri" style:font-name-complex="Calibri"/>
    </style:style>
    <style:style style:name="T112_8" style:family="text">
      <style:text-properties style:font-name="Calibri" style:font-name-asian="Calibri" style:font-name-complex="Calibri"/>
    </style:style>
    <style:style style:name="T112_9" style:family="text">
      <style:text-properties style:font-name="Calibri" style:font-name-asian="Calibri" style:font-name-complex="Calibri"/>
    </style:style>
    <style:style style:name="T112_10" style:family="text">
      <style:text-properties style:font-name="Calibri" style:font-name-asian="Calibri" style:font-name-complex="Calibri"/>
    </style:style>
    <style:style style:name="T112_11" style:family="text">
      <style:text-properties style:font-name="Calibri" style:font-name-asian="Calibri" style:font-name-complex="Calibri"/>
    </style:style>
    <style:style style:name="T112_12" style:family="text">
      <style:text-properties style:font-name="Calibri" style:font-name-asian="Calibri" style:font-name-complex="Calibri"/>
    </style:style>
    <style:style style:name="T112_13" style:family="text">
      <style:text-properties style:font-name="Calibri" style:font-name-asian="Calibri" style:font-name-complex="Calibri"/>
    </style:style>
    <style:style style:name="T112_14" style:family="text">
      <style:text-properties style:font-name="Calibri" style:font-name-asian="Calibri" style:font-name-complex="Calibri"/>
    </style:style>
    <style:style style:name="T112_15" style:family="text">
      <style:text-properties style:font-name="Calibri" style:font-name-asian="Calibri" style:font-name-complex="Calibri"/>
    </style:style>
    <style:style style:name="T112_16" style:family="text">
      <style:text-properties style:font-name="Calibri" style:font-name-asian="Calibri" style:font-name-complex="Calibri"/>
    </style:style>
    <style:style style:name="T112_17" style:family="text">
      <style:text-properties style:font-name="Calibri" style:font-name-asian="Calibri" style:font-name-complex="Calibri"/>
    </style:style>
    <style:style style:name="T112_18" style:family="text">
      <style:text-properties style:font-name="Calibri" style:font-name-asian="Calibri" style:font-name-complex="Calibri"/>
    </style:style>
    <style:style style:name="T112_19" style:family="text">
      <style:text-properties style:font-name="Calibri" style:font-name-asian="Calibri" style:font-name-complex="Calibri"/>
    </style:style>
    <style:style style:name="T112_20" style:family="text">
      <style:text-properties style:font-name="Calibri" style:font-name-asian="Calibri" style:font-name-complex="Calibri"/>
    </style:style>
    <style:style style:name="T112_21" style:family="text">
      <style:text-properties style:font-name="Calibri" style:font-name-asian="Calibri" style:font-name-complex="Calibri"/>
    </style:style>
    <style:style style:name="T112_22" style:family="text">
      <style:text-properties style:font-name="Calibri" style:font-name-asian="Calibri" style:font-name-complex="Calibri"/>
    </style:style>
    <style:style style:name="T112_23" style:family="text">
      <style:text-properties style:font-name="Calibri" style:font-name-asian="Calibri" style:font-name-complex="Calibri"/>
    </style:style>
    <style:style style:name="T112_24" style:family="text">
      <style:text-properties style:font-name="Calibri" style:font-name-asian="Calibri" style:font-name-complex="Calibri"/>
    </style:style>
    <style:style style:name="T112_25" style:family="text">
      <style:text-properties style:font-name="Calibri" style:font-name-asian="Calibri" style:font-name-complex="Calibri"/>
    </style:style>
    <style:style style:name="T112_26" style:family="text">
      <style:text-properties style:font-name="Calibri" style:font-name-asian="Calibri" style:font-name-complex="Calibri"/>
    </style:style>
    <style:style style:name="T112_27" style:family="text">
      <style:text-properties style:font-name="Calibri" style:font-name-asian="Calibri" style:font-name-complex="Calibri"/>
    </style:style>
    <style:style style:name="T112_28" style:family="text">
      <style:text-properties style:font-name="Calibri" style:font-name-asian="Calibri" style:font-name-complex="Calibri"/>
    </style:style>
    <style:style style:name="T112_29" style:family="text">
      <style:text-properties style:font-name="Calibri" style:font-name-asian="Calibri" style:font-name-complex="Calibri"/>
    </style:style>
    <style:style style:name="T112_30" style:family="text">
      <style:text-properties style:font-name="Calibri" style:font-name-asian="Calibri" style:font-name-complex="Calibri"/>
    </style:style>
    <style:style style:name="T112_31" style:family="text">
      <style:text-properties style:font-name="Calibri" style:font-name-asian="Calibri" style:font-name-complex="Calibri"/>
    </style:style>
    <style:style style:name="T112_32" style:family="text">
      <style:text-properties style:font-name="Calibri" style:font-name-asian="Calibri" style:font-name-complex="Calibri"/>
    </style:style>
    <style:style style:name="T112_33" style:family="text">
      <style:text-properties style:font-name="Calibri" style:font-name-asian="Calibri" style:font-name-complex="Calibri"/>
    </style:style>
    <style:style style:name="T112_34" style:family="text">
      <style:text-properties style:font-name="Calibri" style:font-name-asian="Calibri" style:font-name-complex="Calibri"/>
    </style:style>
    <style:style style:name="T112_35" style:family="text">
      <style:text-properties style:font-name="Calibri" style:font-name-asian="Calibri" style:font-name-complex="Calibri"/>
    </style:style>
    <style:style style:name="T112_36" style:family="text">
      <style:text-properties style:font-name="Calibri" style:font-name-asian="Calibri" style:font-name-complex="Calibri"/>
    </style:style>
    <style:style style:name="T112_37" style:family="text">
      <style:text-properties style:font-name="Calibri" style:font-name-asian="Calibri" style:font-name-complex="Calibri"/>
    </style:style>
    <style:style style:name="T112_38" style:family="text">
      <style:text-properties style:font-name="Calibri" style:font-name-asian="Calibri" style:font-name-complex="Calibri"/>
    </style:style>
    <style:style style:name="T112_39" style:family="text">
      <style:text-properties style:font-name="Calibri" style:font-name-asian="Calibri" style:font-name-complex="Calibri"/>
    </style:style>
    <style:style style:name="T112_40" style:family="text">
      <style:text-properties style:font-name="Calibri" style:font-name-asian="Calibri" style:font-name-complex="Calibri"/>
    </style:style>
    <style:style style:name="T112_41" style:family="text">
      <style:text-properties style:font-name="Calibri" style:font-name-asian="Calibri" style:font-name-complex="Calibri"/>
    </style:style>
    <style:style style:name="T112_42" style:family="text">
      <style:text-properties style:font-name="Calibri" style:font-name-asian="Calibri" style:font-name-complex="Calibri"/>
    </style:style>
    <style:style style:name="T112_43" style:family="text">
      <style:text-properties style:font-name="Calibri" style:font-name-asian="Calibri" style:font-name-complex="Calibri"/>
    </style:style>
    <style:style style:name="T112_44" style:family="text">
      <style:text-properties style:font-name="Calibri" style:font-name-asian="Calibri" style:font-name-complex="Calibri"/>
    </style:style>
    <style:style style:name="P1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prites</text:span><text:span text:style-name="T1_2"><text:s/></text:span><text:span text:style-name="T1_3">and</text:span><text:span text:style-name="T1_4"><text:s/></text:span><text:span text:style-name="T1_5">movement</text:span><text:span text:style-name="T1_6">:</text:span></text:p>
      <text:list text:style-name="LS1" xml:id="list0">
        <text:list-item>
          <text:p text:style-name="P2"><text:span text:style-name="T2_1">Penny</text:span><text:span text:style-name="T2_2">/</text:span><text:span text:style-name="T2_3">player</text:span><text:span text:style-name="T2_4"><text:s/></text:span><text:span text:style-name="T2_5">sprite</text:span><text:span text:style-name="T2_6"><text:s/>-<text:s/>64</text:span><text:span text:style-name="T2_7">x</text:span><text:span text:style-name="T2_8">32<text:s/></text:span></text:p>
          <text:list>
            <text:list-item>
              <text:p text:style-name="P3"><text:span text:style-name="T3_1">jumps</text:span><text:span text:style-name="T3_2"><text:s/>192<text:s/></text:span><text:span text:style-name="T3_3">pixels</text:span></text:p>
            </text:list-item>
            <text:list-item>
              <text:p text:style-name="P4"><text:span text:style-name="T4_1">speed</text:span><text:span text:style-name="T4_2"><text:s/>=<text:s/>??</text:span></text:p>
            </text:list-item>
            <text:list-item>
              <text:p text:style-name="P5"><text:span text:style-name="T5_1">left</text:span><text:span text:style-name="T5_2"><text:s/></text:span><text:span text:style-name="T5_3">right</text:span><text:span text:style-name="T5_4"><text:s/></text:span><text:span text:style-name="T5_5">keys</text:span><text:span text:style-name="T5_6"><text:s/></text:span><text:span text:style-name="T5_7">to</text:span><text:span text:style-name="T5_8"><text:s/></text:span><text:span text:style-name="T5_9">move</text:span></text:p>
            </text:list-item>
            <text:list-item>
              <text:p text:style-name="P6"><text:span text:style-name="T6_1">space</text:span><text:span text:style-name="T6_2"><text:s/></text:span><text:span text:style-name="T6_3">to</text:span><text:span text:style-name="T6_4"><text:s/></text:span><text:span text:style-name="T6_5">jump</text:span></text:p>
            </text:list-item>
            <text:list-item>
              <text:p text:style-name="P7"><text:span text:style-name="T7_1">Press</text:span><text:span text:style-name="T7_2"><text:s/></text:span><text:span text:style-name="T7_3">T</text:span><text:span text:style-name="T7_4"><text:s/></text:span><text:span text:style-name="T7_5">for</text:span><text:span text:style-name="T7_6"><text:s/></text:span><text:span text:style-name="T7_7">taser</text:span><text:span text:style-name="T7_8"><text:s/></text:span><text:span text:style-name="T7_9">animation</text:span><text:span text:style-name="T7_10">/</text:span><text:span text:style-name="T7_11">taser</text:span><text:span text:style-name="T7_12"><text:s/></text:span><text:span text:style-name="T7_13">effect</text:span></text:p>
              <text:list>
                <text:list-item>
                  <text:p text:style-name="P8"><text:span text:style-name="T8_1">while</text:span><text:span text:style-name="T8_2"><text:s/></text:span><text:span text:style-name="T8_3">player</text:span><text:span text:style-name="T8_4"><text:s/></text:span><text:span text:style-name="T8_5">holds</text:span><text:span text:style-name="T8_6"><text:s/></text:span><text:span text:style-name="T8_7">down</text:span><text:span text:style-name="T8_8"><text:s/></text:span><text:span text:style-name="T8_9">this</text:span><text:span text:style-name="T8_10"><text:s/></text:span><text:span text:style-name="T8_11">button</text:span><text:span text:style-name="T8_12">,<text:s/></text:span><text:span text:style-name="T8_13">the</text:span><text:span text:style-name="T8_14"><text:s/></text:span><text:span text:style-name="T8_15">character</text:span><text:span text:style-name="T8_16"><text:s/></text:span><text:span text:style-name="T8_17">will</text:span><text:span text:style-name="T8_18"><text:s/></text:span><text:span text:style-name="T8_19">do</text:span><text:span text:style-name="T8_20"><text:s/>“</text:span><text:span text:style-name="T8_21">damage</text:span><text:span text:style-name="T8_22">”<text:s/></text:span><text:span text:style-name="T8_23">to</text:span><text:span text:style-name="T8_24"><text:s/></text:span><text:span text:style-name="T8_25">anything</text:span><text:span text:style-name="T8_26"><text:s/></text:span><text:span text:style-name="T8_27">that</text:span><text:span text:style-name="T8_28"><text:s/></text:span><text:span text:style-name="T8_29">touches</text:span><text:span text:style-name="T8_30"><text:s/></text:span><text:span text:style-name="T8_31">it</text:span><text:span text:style-name="T8_32"><text:s/></text:span><text:span text:style-name="T8_33">in</text:span><text:span text:style-name="T8_34"><text:s/></text:span><text:span text:style-name="T8_35">the</text:span><text:span text:style-name="T8_36"><text:s/></text:span><text:span text:style-name="T8_37">direction</text:span><text:span text:style-name="T8_38"><text:s/></text:span><text:span text:style-name="T8_39">it</text:span><text:span text:style-name="T8_40"><text:s/></text:span><text:span text:style-name="T8_41">faces</text:span><text:span text:style-name="T8_42"><text:s/>(</text:span><text:span text:style-name="T8_43">i</text:span><text:span text:style-name="T8_44">.</text:span><text:span text:style-name="T8_45">e</text:span><text:span text:style-name="T8_46">.<text:s/></text:span><text:span text:style-name="T8_47">the</text:span><text:span text:style-name="T8_48"><text:s/></text:span><text:span text:style-name="T8_49">way</text:span><text:span text:style-name="T8_50"><text:s/></text:span><text:span text:style-name="T8_51">she</text:span><text:span text:style-name="T8_52">’</text:span><text:span text:style-name="T8_53">s</text:span><text:span text:style-name="T8_54"><text:s/></text:span><text:span text:style-name="T8_55">holding</text:span><text:span text:style-name="T8_56"><text:s/></text:span><text:span text:style-name="T8_57">out</text:span><text:span text:style-name="T8_58"><text:s/></text:span><text:span text:style-name="T8_59">the</text:span><text:span text:style-name="T8_60"><text:s/></text:span><text:span text:style-name="T8_61">taser</text:span><text:span text:style-name="T8_62">)</text:span></text:p>
                </text:list-item>
              </text:list>
            </text:list-item>
            <text:list-item>
              <text:p text:style-name="P9"><text:span text:style-name="T9_1">Press</text:span><text:span text:style-name="T9_2"><text:s/></text:span><text:span text:style-name="T9_3">S</text:span><text:span text:style-name="T9_4"><text:s/></text:span><text:span text:style-name="T9_5">for</text:span><text:span text:style-name="T9_6"><text:s/></text:span><text:span text:style-name="T9_7">searching</text:span></text:p>
              <text:list>
                <text:list-item>
                  <text:p text:style-name="P10"><text:span text:style-name="T10_1">sprite</text:span><text:span text:style-name="T10_2"><text:s/></text:span><text:span text:style-name="T10_3">must</text:span><text:span text:style-name="T10_4"><text:s/></text:span><text:span text:style-name="T10_5">be</text:span><text:span text:style-name="T10_6"><text:s/></text:span><text:span text:style-name="T10_7">in</text:span><text:span text:style-name="T10_8"><text:s/></text:span><text:span text:style-name="T10_9">contact</text:span><text:span text:style-name="T10_10"><text:s/></text:span><text:span text:style-name="T10_11">with</text:span><text:span text:style-name="T10_12"><text:s/></text:span><text:span text:style-name="T10_13">a</text:span><text:span text:style-name="T10_14"><text:s/></text:span><text:span text:style-name="T10_15">hiding</text:span><text:span text:style-name="T10_16"><text:s/></text:span><text:span text:style-name="T10_17">sprite</text:span><text:span text:style-name="T10_18"><text:s/>(</text:span><text:span text:style-name="T10_19">see</text:span><text:span text:style-name="T10_20"><text:s/></text:span><text:span text:style-name="T10_21">later</text:span><text:span text:style-name="T10_22">)</text:span></text:p>
                </text:list-item>
                <text:list-item>
                  <text:p text:style-name="P11"><text:span text:style-name="T11_1">if</text:span><text:span text:style-name="T11_2"><text:s/></text:span><text:span text:style-name="T11_3">successful</text:span><text:span text:style-name="T11_4">,<text:s/></text:span><text:span text:style-name="T11_5">new</text:span><text:span text:style-name="T11_6"><text:s/></text:span><text:span text:style-name="T11_7">letter</text:span><text:span text:style-name="T11_8"><text:s/></text:span><text:span text:style-name="T11_9">appears</text:span><text:span text:style-name="T11_10"><text:s/></text:span><text:span text:style-name="T11_11">in</text:span><text:span text:style-name="T11_12"><text:s/></text:span><text:span text:style-name="T11_13">inventory</text:span></text:p>
                </text:list-item>
              </text:list>
            </text:list-item>
            <text:list-item>
              <text:p text:style-name="P12"><text:span text:style-name="T12_1">On</text:span><text:span text:style-name="T12_2"><text:s/></text:span><text:span text:style-name="T12_3">taking</text:span><text:span text:style-name="T12_4"><text:s/></text:span><text:span text:style-name="T12_5">damage</text:span><text:span text:style-name="T12_6"><text:s/></text:span><text:span text:style-name="T12_7">from</text:span><text:span text:style-name="T12_8"><text:s/></text:span><text:span text:style-name="T12_9">enemy</text:span><text:span text:style-name="T12_10">,<text:s/></text:span><text:span text:style-name="T12_11">is</text:span><text:span text:style-name="T12_12"><text:s/></text:span><text:span text:style-name="T12_13">knocked</text:span><text:span text:style-name="T12_14"><text:s/></text:span><text:span text:style-name="T12_15">back</text:span><text:span text:style-name="T12_16">,<text:s/></text:span><text:span text:style-name="T12_17">one</text:span><text:span text:style-name="T12_18"><text:s/></text:span><text:span text:style-name="T12_19">letter</text:span><text:span text:style-name="T12_20"><text:s/></text:span><text:span text:style-name="T12_21">knocked</text:span><text:span text:style-name="T12_22"><text:s/></text:span><text:span text:style-name="T12_23">away</text:span><text:span text:style-name="T12_24"><text:s/></text:span><text:span text:style-name="T12_25">at</text:span><text:span text:style-name="T12_26"><text:s/></text:span><text:span text:style-name="T12_27">speed</text:span><text:span text:style-name="T12_28"><text:s/>(</text:span><text:span text:style-name="T12_29">physics</text:span><text:span text:style-name="T12_30"><text:s/></text:span><text:span text:style-name="T12_31">engine</text:span><text:span text:style-name="T12_32">?)</text:span></text:p>
              <text:list>
                <text:list-item>
                  <text:p text:style-name="P13"><text:span text:style-name="T13_1">if</text:span><text:span text:style-name="T13_2"><text:s/></text:span><text:span text:style-name="T13_3">she</text:span><text:span text:style-name="T13_4"><text:s/></text:span><text:span text:style-name="T13_5">takes</text:span><text:span text:style-name="T13_6"><text:s/></text:span><text:span text:style-name="T13_7">damage</text:span><text:span text:style-name="T13_8"><text:s/></text:span><text:span text:style-name="T13_9">and</text:span><text:span text:style-name="T13_10"><text:s/></text:span><text:span text:style-name="T13_11">has</text:span><text:span text:style-name="T13_12"><text:s/></text:span><text:span text:style-name="T13_13">no</text:span><text:span text:style-name="T13_14"><text:s/></text:span><text:span text:style-name="T13_15">letters</text:span><text:span text:style-name="T13_16">,<text:s/></text:span><text:span text:style-name="T13_17">game</text:span><text:span text:style-name="T13_18"><text:s/></text:span><text:span text:style-name="T13_19">ends</text:span><text:span text:style-name="T13_20">.</text:span></text:p>
                </text:list-item>
              </text:list>
            </text:list-item>
          </text:list>
        </text:list-item>
        <text:list-item>
          <text:p text:style-name="P14"><text:span text:style-name="T14_1">Mother</text:span><text:span text:style-name="T14_2"><text:s/></text:span><text:span text:style-name="T14_3">sprite</text:span><text:span text:style-name="T14_4"><text:s/>-<text:s/>64</text:span><text:span text:style-name="T14_5">x</text:span><text:span text:style-name="T14_6">32</text:span></text:p>
          <text:list>
            <text:list-item>
              <text:p text:style-name="P15"><text:span text:style-name="T15_1">only</text:span><text:span text:style-name="T15_2"><text:s/></text:span><text:span text:style-name="T15_3">for</text:span><text:span text:style-name="T15_4"><text:s/></text:span><text:span text:style-name="T15_5">cutscene</text:span><text:span text:style-name="T15_6"><text:s/></text:span><text:span text:style-name="T15_7">at</text:span><text:span text:style-name="T15_8"><text:s/></text:span><text:span text:style-name="T15_9">beginning</text:span><text:span text:style-name="T15_10"><text:s/></text:span><text:span text:style-name="T15_11">and</text:span><text:span text:style-name="T15_12"><text:s/></text:span><text:span text:style-name="T15_13">end</text:span></text:p>
            </text:list-item>
          </text:list>
        </text:list-item>
        <text:list-item>
          <text:p text:style-name="P16"><text:span text:style-name="T16_1">hiding</text:span><text:span text:style-name="T16_2"><text:s/></text:span><text:span text:style-name="T16_3">sprite</text:span><text:span text:style-name="T16_4"><text:s/>1<text:s/>-<text:s/></text:span><text:span text:style-name="T16_5">full</text:span><text:span text:style-name="T16_6">/</text:span><text:span text:style-name="T16_7">shaking</text:span><text:span text:style-name="T16_8"><text:s/></text:span><text:span text:style-name="T16_9">bush</text:span><text:span text:style-name="T16_10"><text:s/>-<text:s/>32</text:span><text:span text:style-name="T16_11">x</text:span><text:span text:style-name="T16_12">32<text:s/>-<text:s/>3<text:s/></text:span><text:span text:style-name="T16_13">needed</text:span><text:span text:style-name="T16_14"><text:s/></text:span><text:span text:style-name="T16_15">for</text:span><text:span text:style-name="T16_16"><text:s/></text:span><text:span text:style-name="T16_17">prototyping</text:span><text:span text:style-name="T16_18"><text:s/></text:span><text:span text:style-name="T16_19">in</text:span><text:span text:style-name="T16_20"><text:s/></text:span><text:span text:style-name="T16_21">each</text:span><text:span text:style-name="T16_22"><text:s/>“</text:span><text:span text:style-name="T16_23">section</text:span><text:span text:style-name="T16_24">”<text:s/>(</text:span><text:span text:style-name="T16_25">i</text:span><text:span text:style-name="T16_26">.</text:span><text:span text:style-name="T16_27">e</text:span><text:span text:style-name="T16_28">.<text:s/></text:span><text:span text:style-name="T16_29">between</text:span><text:span text:style-name="T16_30"><text:s/></text:span><text:span text:style-name="T16_31">bosses</text:span><text:span text:style-name="T16_32">)</text:span></text:p>
          <text:list>
            <text:list-item>
              <text:p text:style-name="P17"><text:span text:style-name="T17_1">NO</text:span><text:span text:style-name="T17_2"><text:s/></text:span><text:span text:style-name="T17_3">COLLISION</text:span><text:span text:style-name="T17_4"><text:s/>-<text:s/></text:span><text:span text:style-name="T17_5">Penny</text:span><text:span text:style-name="T17_6"><text:s/></text:span><text:span text:style-name="T17_7">can</text:span><text:span text:style-name="T17_8"><text:s/></text:span><text:span text:style-name="T17_9">walk</text:span><text:span text:style-name="T17_10"><text:s/></text:span><text:span text:style-name="T17_11">past</text:span><text:span text:style-name="T17_12"><text:s/></text:span><text:span text:style-name="T17_13">them</text:span></text:p>
            </text:list-item>
            <text:list-item>
              <text:p text:style-name="P18"><text:span text:style-name="T18_1">When</text:span><text:span text:style-name="T18_2"><text:s/></text:span><text:span text:style-name="T18_3">Penny</text:span><text:span text:style-name="T18_4"><text:s/></text:span><text:span text:style-name="T18_5">searches</text:span><text:span text:style-name="T18_6"><text:s/></text:span><text:span text:style-name="T18_7">while</text:span><text:span text:style-name="T18_8"><text:s/></text:span><text:span text:style-name="T18_9">in</text:span><text:span text:style-name="T18_10"><text:s/>“</text:span><text:span text:style-name="T18_11">contact</text:span><text:span text:style-name="T18_12">”<text:s/>(</text:span><text:span text:style-name="T18_13">i</text:span><text:span text:style-name="T18_14">.</text:span><text:span text:style-name="T18_15">e</text:span><text:span text:style-name="T18_16">.<text:s/></text:span><text:span text:style-name="T18_17">while</text:span><text:span text:style-name="T18_18"><text:s/></text:span><text:span text:style-name="T18_19">sprites</text:span><text:span text:style-name="T18_20"><text:s/></text:span><text:span text:style-name="T18_21">touch</text:span><text:span text:style-name="T18_22">),<text:s/></text:span><text:span text:style-name="T18_23">receive</text:span><text:span text:style-name="T18_24"><text:s/></text:span><text:span text:style-name="T18_25">a</text:span><text:span text:style-name="T18_26"><text:s/></text:span><text:span text:style-name="T18_27">letter</text:span><text:span text:style-name="T18_28"><text:s/></text:span><text:span text:style-name="T18_29">DIRECTLY</text:span><text:span text:style-name="T18_30"><text:s/></text:span><text:span text:style-name="T18_31">into</text:span><text:span text:style-name="T18_32"><text:s/></text:span><text:span text:style-name="T18_33">her</text:span><text:span text:style-name="T18_34"><text:s/></text:span><text:span text:style-name="T18_35">letter</text:span><text:span text:style-name="T18_36"><text:s/></text:span><text:span text:style-name="T18_37">inventory</text:span><text:span text:style-name="T18_38"><text:s/></text:span></text:p>
              <text:list>
                <text:list-item>
                  <text:p text:style-name="P19"><text:span text:style-name="T19_1">hiding</text:span><text:span text:style-name="T19_2"><text:s/></text:span><text:span text:style-name="T19_3">sprite</text:span><text:span text:style-name="T19_4"><text:s/></text:span><text:span text:style-name="T19_5">then</text:span><text:span text:style-name="T19_6"><text:s/></text:span><text:span text:style-name="T19_7">CHANGES</text:span><text:span text:style-name="T19_8"><text:s/></text:span><text:span text:style-name="T19_9">to</text:span><text:span text:style-name="T19_10"><text:s/></text:span><text:span text:style-name="T19_11">empty</text:span><text:span text:style-name="T19_12"><text:s/></text:span><text:span text:style-name="T19_13">sprite</text:span><text:span text:style-name="T19_14"><text:s/>1<text:s/>(</text:span><text:span text:style-name="T19_15">nonfull</text:span><text:span text:style-name="T19_16"><text:s/></text:span><text:span text:style-name="T19_17">bush</text:span><text:span text:style-name="T19_18">)</text:span></text:p>
                </text:list-item>
              </text:list>
            </text:list-item>
          </text:list>
        </text:list-item>
        <text:list-item>
          <text:p text:style-name="P20"><text:span text:style-name="T20_1">empty</text:span><text:span text:style-name="T20_2"><text:s/></text:span><text:span text:style-name="T20_3">sprite</text:span><text:span text:style-name="T20_4"><text:s/>1<text:s/>-<text:s/></text:span><text:span text:style-name="T20_5">non</text:span><text:span text:style-name="T20_6">-</text:span><text:span text:style-name="T20_7">shaking</text:span><text:span text:style-name="T20_8"><text:s/></text:span><text:span text:style-name="T20_9">bush</text:span><text:span text:style-name="T20_10"><text:s/>-<text:s/>32</text:span><text:span text:style-name="T20_11">x</text:span><text:span text:style-name="T20_12">32<text:s/>-<text:s/>3<text:s/></text:span><text:span text:style-name="T20_13">needed</text:span><text:span text:style-name="T20_14"><text:s/></text:span><text:span text:style-name="T20_15">for</text:span><text:span text:style-name="T20_16"><text:s/></text:span><text:span text:style-name="T20_17">prototyping</text:span><text:span text:style-name="T20_18"><text:s/></text:span><text:span text:style-name="T20_19">in</text:span><text:span text:style-name="T20_20"><text:s/></text:span><text:span text:style-name="T20_21">each</text:span><text:span text:style-name="T20_22"><text:s/>“</text:span><text:span text:style-name="T20_23">section</text:span><text:span text:style-name="T20_24">”<text:s/>(</text:span><text:span text:style-name="T20_25">i</text:span><text:span text:style-name="T20_26">.</text:span><text:span text:style-name="T20_27">e</text:span><text:span text:style-name="T20_28">.<text:s/></text:span><text:span text:style-name="T20_29">between</text:span><text:span text:style-name="T20_30"><text:s/></text:span><text:span text:style-name="T20_31">bosses</text:span><text:span text:style-name="T20_32">)</text:span></text:p>
          <text:list>
            <text:list-item>
              <text:p text:style-name="P21"><text:span text:style-name="T21_1">NO</text:span><text:span text:style-name="T21_2"><text:s/></text:span><text:span text:style-name="T21_3">COLLISION</text:span><text:span text:style-name="T21_4"><text:s/>-<text:s/></text:span><text:span text:style-name="T21_5">Penny</text:span><text:span text:style-name="T21_6"><text:s/></text:span><text:span text:style-name="T21_7">can</text:span><text:span text:style-name="T21_8"><text:s/></text:span><text:span text:style-name="T21_9">walk</text:span><text:span text:style-name="T21_10"><text:s/></text:span><text:span text:style-name="T21_11">past</text:span><text:span text:style-name="T21_12"><text:s/></text:span><text:span text:style-name="T21_13">them</text:span></text:p>
            </text:list-item>
            <text:list-item>
              <text:p text:style-name="P22"><text:span text:style-name="T22_1">no</text:span><text:span text:style-name="T22_2"><text:s/></text:span><text:span text:style-name="T22_3">game</text:span><text:span text:style-name="T22_4"><text:s/></text:span><text:span text:style-name="T22_5">effect</text:span><text:span text:style-name="T22_6">,<text:s/></text:span><text:span text:style-name="T22_7">mostly</text:span><text:span text:style-name="T22_8"><text:s/>“</text:span><text:span text:style-name="T22_9">background</text:span><text:span text:style-name="T22_10">”</text:span></text:p>
            </text:list-item>
          </text:list>
        </text:list-item>
        <text:list-item>
          <text:p text:style-name="P23"><text:span text:style-name="T23_1">Pile</text:span><text:span text:style-name="T23_2"><text:s/></text:span><text:span text:style-name="T23_3">of</text:span><text:span text:style-name="T23_4"><text:s/></text:span><text:span text:style-name="T23_5">ash</text:span><text:span text:style-name="T23_6"><text:s/></text:span><text:span text:style-name="T23_7">sprite</text:span><text:span text:style-name="T23_8"><text:s/>-<text:s/>16</text:span><text:span text:style-name="T23_9">x</text:span><text:span text:style-name="T23_10">32<text:s/>-<text:s/></text:span><text:span text:style-name="T23_11">used</text:span><text:span text:style-name="T23_12"><text:s/></text:span><text:span text:style-name="T23_13">for</text:span><text:span text:style-name="T23_14"><text:s/></text:span><text:span text:style-name="T23_15">ANY</text:span><text:span text:style-name="T23_16"><text:s/></text:span><text:span text:style-name="T23_17">dead</text:span><text:span text:style-name="T23_18"><text:s/></text:span><text:span text:style-name="T23_19">minion</text:span><text:span text:style-name="T23_20"><text:s/></text:span><text:span text:style-name="T23_21">in</text:span><text:span text:style-name="T23_22"><text:s/></text:span><text:span text:style-name="T23_23">game</text:span></text:p>
          <text:list>
            <text:list-item>
              <text:p text:style-name="P24"><text:span text:style-name="T24_1">NO</text:span><text:span text:style-name="T24_2"><text:s/></text:span><text:span text:style-name="T24_3">COLLISION</text:span><text:span text:style-name="T24_4"><text:s/>-<text:s/></text:span><text:span text:style-name="T24_5">Penny</text:span><text:span text:style-name="T24_6"><text:s/></text:span><text:span text:style-name="T24_7">walks</text:span><text:span text:style-name="T24_8"><text:s/></text:span><text:span text:style-name="T24_9">past</text:span><text:span text:style-name="T24_10"><text:s/></text:span><text:span text:style-name="T24_11">it</text:span></text:p>
            </text:list-item>
          </text:list>
        </text:list-item>
        <text:list-item>
          <text:p text:style-name="P25"><text:span text:style-name="T25_1">LETTERS</text:span><text:span text:style-name="T25_2"><text:s/>-<text:s/>16</text:span><text:span text:style-name="T25_3">x</text:span><text:span text:style-name="T25_4">16<text:s/>-<text:s/></text:span><text:span text:style-name="T25_5">some</text:span><text:span text:style-name="T25_6"><text:s/></text:span><text:span text:style-name="T25_7">floating</text:span><text:span text:style-name="T25_8"><text:s/></text:span><text:span text:style-name="T25_9">in</text:span><text:span text:style-name="T25_10"><text:s/></text:span><text:span text:style-name="T25_11">air</text:span><text:span text:style-name="T25_12">,<text:s/></text:span><text:span text:style-name="T25_13">some</text:span><text:span text:style-name="T25_14"><text:s/></text:span><text:span text:style-name="T25_15">in</text:span><text:span text:style-name="T25_16"><text:s/></text:span><text:span text:style-name="T25_17">hiding</text:span><text:span text:style-name="T25_18"><text:s/></text:span><text:span text:style-name="T25_19">sprites</text:span><text:span text:style-name="T25_20"><text:s/>-<text:s/></text:span><text:span text:style-name="T25_21">CAN</text:span><text:span text:style-name="T25_22"><text:s/></text:span><text:span text:style-name="T25_23">ALSO</text:span><text:span text:style-name="T25_24"><text:s/></text:span><text:span text:style-name="T25_25">USE</text:span><text:span text:style-name="T25_26"><text:s/></text:span><text:span text:style-name="T25_27">FOR</text:span><text:span text:style-name="T25_28"><text:s/></text:span><text:span text:style-name="T25_29">LETTER</text:span><text:span text:style-name="T25_30"><text:s/></text:span><text:span text:style-name="T25_31">INVENTORY</text:span><text:span text:style-name="T25_32"><text:s/></text:span><text:span text:style-name="T25_33">OVERLAY</text:span></text:p>
          <text:list>
            <text:list-item>
              <text:p text:style-name="P26"><text:span text:style-name="T26_1">from</text:span><text:span text:style-name="T26_2"><text:s/></text:span><text:span text:style-name="T26_3">start</text:span><text:span text:style-name="T26_4"><text:s/></text:span><text:span text:style-name="T26_5">to</text:span><text:span text:style-name="T26_6"><text:s/></text:span><text:span text:style-name="T26_7">first</text:span><text:span text:style-name="T26_8"><text:s/></text:span><text:span text:style-name="T26_9">boss</text:span><text:span text:style-name="T26_10">:<text:s/>“</text:span><text:span text:style-name="T26_11">B</text:span><text:span text:style-name="T26_12">”<text:s/>“</text:span><text:span text:style-name="T26_13">O</text:span><text:span text:style-name="T26_14">”<text:s/>“</text:span><text:span text:style-name="T26_15">N</text:span><text:span text:style-name="T26_16">”<text:s/>“</text:span><text:span text:style-name="T26_17">E</text:span><text:span text:style-name="T26_18">”<text:s/>“</text:span><text:span text:style-name="T26_19">F</text:span><text:span text:style-name="T26_20">”<text:s/>““</text:span><text:span text:style-name="T26_21">K</text:span><text:span text:style-name="T26_22">”<text:s text:c="2"/>-<text:s/>4<text:s/></text:span><text:span text:style-name="T26_23">floating</text:span><text:span text:style-name="T26_24">,<text:s/>2<text:s/></text:span><text:span text:style-name="T26_25">hidden</text:span></text:p>
            </text:list-item>
            <text:list-item>
              <text:p text:style-name="P27"><text:span text:style-name="T27_1">From</text:span><text:span text:style-name="T27_2"><text:s/></text:span><text:span text:style-name="T27_3">first</text:span><text:span text:style-name="T27_4"><text:s/></text:span><text:span text:style-name="T27_5">boss</text:span><text:span text:style-name="T27_6"><text:s/></text:span><text:span text:style-name="T27_7">to</text:span><text:span text:style-name="T27_8"><text:s/></text:span><text:span text:style-name="T27_9">second</text:span><text:span text:style-name="T27_10"><text:s/></text:span><text:span text:style-name="T27_11">boss</text:span><text:span text:style-name="T27_12">:<text:s/>“</text:span><text:span text:style-name="T27_13">C</text:span><text:span text:style-name="T27_14">”<text:s/>“</text:span><text:span text:style-name="T27_15">O</text:span><text:span text:style-name="T27_16">”<text:s/>“</text:span><text:span text:style-name="T27_17">O</text:span><text:span text:style-name="T27_18">”<text:s/>“</text:span><text:span text:style-name="T27_19">I</text:span><text:span text:style-name="T27_20">”<text:s/></text:span><text:span text:style-name="T27_21">E</text:span><text:span text:style-name="T27_22">”<text:s/>“</text:span><text:span text:style-name="T27_23">E</text:span><text:span text:style-name="T27_24">”<text:s/>“</text:span><text:span text:style-name="T27_25">T</text:span><text:span text:style-name="T27_26">”<text:s/>-<text:s/>3<text:s/></text:span><text:span text:style-name="T27_27">floating</text:span><text:span text:style-name="T27_28">,<text:s/>4<text:s/></text:span><text:span text:style-name="T27_29">hidden</text:span></text:p>
            </text:list-item>
            <text:list-item>
              <text:p text:style-name="P28"><text:span text:style-name="T28_1">From</text:span><text:span text:style-name="T28_2"><text:s/></text:span><text:span text:style-name="T28_3">second</text:span><text:span text:style-name="T28_4"><text:s/></text:span><text:span text:style-name="T28_5">boss</text:span><text:span text:style-name="T28_6"><text:s/></text:span><text:span text:style-name="T28_7">to</text:span><text:span text:style-name="T28_8"><text:s/></text:span><text:span text:style-name="T28_9">third</text:span><text:span text:style-name="T28_10"><text:s/></text:span><text:span text:style-name="T28_11">boss</text:span><text:span text:style-name="T28_12">:<text:s/>“</text:span><text:span text:style-name="T28_13">A</text:span><text:span text:style-name="T28_14">”<text:s/>“</text:span><text:span text:style-name="T28_15">H</text:span><text:span text:style-name="T28_16">”<text:s/>“</text:span><text:span text:style-name="T28_17">E</text:span><text:span text:style-name="T28_18">”<text:s/>“</text:span><text:span text:style-name="T28_19">R</text:span><text:span text:style-name="T28_20">”<text:s/>-<text:s/>4<text:s/></text:span><text:span text:style-name="T28_21">hidden</text:span></text:p>
            </text:list-item>
          </text:list>
        </text:list-item>
        <text:list-item>
          <text:p text:style-name="P29"><text:span text:style-name="T29_1">enemy</text:span><text:span text:style-name="T29_2"><text:s/></text:span><text:span text:style-name="T29_3">sprite</text:span><text:span text:style-name="T29_4"><text:s/>1<text:s/>-<text:s/></text:span><text:span text:style-name="T29_5">yappy</text:span><text:span text:style-name="T29_6"><text:s/></text:span><text:span text:style-name="T29_7">dog</text:span><text:span text:style-name="T29_8"><text:s/>-<text:s/>64</text:span><text:span text:style-name="T29_9">x</text:span><text:span text:style-name="T29_10">32<text:s/>-<text:s/>4<text:s/></text:span><text:span text:style-name="T29_11">minions</text:span><text:span text:style-name="T29_12"><text:s/></text:span><text:span text:style-name="T29_13">needed</text:span><text:span text:style-name="T29_14"><text:s/></text:span><text:span text:style-name="T29_15">for</text:span><text:span text:style-name="T29_16"><text:s/></text:span><text:span text:style-name="T29_17">prototyping</text:span><text:span text:style-name="T29_18"><text:s/></text:span></text:p>
          <text:list>
            <text:list-item>
              <text:p text:style-name="P30"><text:span text:style-name="T30_1">move</text:span><text:span text:style-name="T30_2"><text:s/></text:span><text:span text:style-name="T30_3">slowly</text:span></text:p>
            </text:list-item>
            <text:list-item>
              <text:p text:style-name="P31"><text:span text:style-name="T31_1">move</text:span><text:span text:style-name="T31_2"><text:s/>96<text:s/></text:span><text:span text:style-name="T31_3">pixels</text:span><text:span text:style-name="T31_4"><text:s/></text:span><text:span text:style-name="T31_5">to</text:span><text:span text:style-name="T31_6"><text:s/></text:span><text:span text:style-name="T31_7">left</text:span><text:span text:style-name="T31_8">,<text:s/></text:span><text:span text:style-name="T31_9">then</text:span><text:span text:style-name="T31_10"><text:s/></text:span><text:span text:style-name="T31_11">turn</text:span><text:span text:style-name="T31_12"><text:s/></text:span><text:span text:style-name="T31_13">and</text:span><text:span text:style-name="T31_14"><text:s/></text:span><text:span text:style-name="T31_15">move</text:span><text:span text:style-name="T31_16"><text:s/>96<text:s/></text:span><text:span text:style-name="T31_17">pixels</text:span><text:span text:style-name="T31_18"><text:s/></text:span><text:span text:style-name="T31_19">to</text:span><text:span text:style-name="T31_20"><text:s/></text:span><text:span text:style-name="T31_21">right</text:span></text:p>
            </text:list-item>
            <text:list-item>
              <text:p text:style-name="P32"><text:span text:style-name="T32_1">upon</text:span><text:span text:style-name="T32_2"><text:s/></text:span><text:span text:style-name="T32_3">touching</text:span><text:span text:style-name="T32_4"><text:s/></text:span><text:span text:style-name="T32_5">the</text:span><text:span text:style-name="T32_6"><text:s/></text:span><text:span text:style-name="T32_7">Penny</text:span><text:span text:style-name="T32_8"><text:s/></text:span><text:span text:style-name="T32_9">sprite</text:span><text:span text:style-name="T32_10"><text:s/></text:span><text:span text:style-name="T32_11">WITHOUT</text:span><text:span text:style-name="T32_12"><text:s/></text:span><text:span text:style-name="T32_13">TASER</text:span><text:span text:style-name="T32_14">,<text:s/></text:span><text:span text:style-name="T32_15">causes</text:span><text:span text:style-name="T32_16"><text:s/></text:span><text:span text:style-name="T32_17">one</text:span><text:span text:style-name="T32_18"><text:s/></text:span><text:span text:style-name="T32_19">letter</text:span><text:span text:style-name="T32_20"><text:s/></text:span><text:span text:style-name="T32_21">to</text:span><text:span text:style-name="T32_22"><text:s/></text:span><text:span text:style-name="T32_23">be</text:span><text:span text:style-name="T32_24"><text:s/></text:span><text:span text:style-name="T32_25">flung</text:span><text:span text:style-name="T32_26"><text:s/>(</text:span><text:span text:style-name="T32_27">via</text:span><text:span text:style-name="T32_28"><text:s/></text:span><text:span text:style-name="T32_29">physics</text:span><text:span text:style-name="T32_30"><text:s/></text:span><text:span text:style-name="T32_31">engine</text:span><text:span text:style-name="T32_32">)<text:s/></text:span><text:span text:style-name="T32_33">away</text:span><text:span text:style-name="T32_34">,<text:s/></text:span><text:span text:style-name="T32_35">throws</text:span><text:span text:style-name="T32_36"><text:s/></text:span><text:span text:style-name="T32_37">Penny</text:span><text:span text:style-name="T32_38"><text:s/></text:span><text:span text:style-name="T32_39">back</text:span><text:span text:style-name="T32_40">)</text:span></text:p>
            </text:list-item>
            <text:list-item>
              <text:p text:style-name="P33"><text:span text:style-name="T33_1">upon</text:span><text:span text:style-name="T33_2"><text:s/></text:span><text:span text:style-name="T33_3">touching</text:span><text:span text:style-name="T33_4"><text:s/></text:span><text:span text:style-name="T33_5">the</text:span><text:span text:style-name="T33_6"><text:s/></text:span><text:span text:style-name="T33_7">Penny</text:span><text:span text:style-name="T33_8"><text:s/></text:span><text:span text:style-name="T33_9">sprite</text:span><text:span text:style-name="T33_10"><text:s/></text:span><text:span text:style-name="T33_11">WITH</text:span><text:span text:style-name="T33_12"><text:s/></text:span><text:span text:style-name="T33_13">TASER</text:span><text:span text:style-name="T33_14">,<text:s/></text:span><text:span text:style-name="T33_15">has</text:span><text:span text:style-name="T33_16"><text:s/></text:span><text:span text:style-name="T33_17">an</text:span><text:span text:style-name="T33_18"><text:s/>“</text:span><text:span text:style-name="T33_19">electric</text:span><text:span text:style-name="T33_20">”<text:s/></text:span><text:span text:style-name="T33_21">animation</text:span><text:span text:style-name="T33_22"><text:s/>(</text:span><text:span text:style-name="T33_23">flashes</text:span><text:span text:style-name="T33_24"><text:s/></text:span><text:span text:style-name="T33_25">yellow</text:span><text:span text:style-name="T33_26"><text:s/></text:span><text:span text:style-name="T33_27">in</text:span><text:span text:style-name="T33_28"><text:s/></text:span><text:span text:style-name="T33_29">prototype</text:span><text:span text:style-name="T33_30">?)<text:s/></text:span><text:span text:style-name="T33_31">then</text:span><text:span text:style-name="T33_32"><text:s/></text:span><text:span text:style-name="T33_33">turns</text:span><text:span text:style-name="T33_34"><text:s/></text:span><text:span text:style-name="T33_35">to</text:span><text:span text:style-name="T33_36"><text:s/></text:span><text:span text:style-name="T33_37">pile</text:span><text:span text:style-name="T33_38"><text:s/></text:span><text:span text:style-name="T33_39">of</text:span><text:span text:style-name="T33_40"><text:s/></text:span><text:span text:style-name="T33_41">ash</text:span><text:span text:style-name="T33_42"><text:s/></text:span><text:span text:style-name="T33_43">sprite</text:span><text:span text:style-name="T33_44">.</text:span></text:p>
            </text:list-item>
          </text:list>
        </text:list-item>
        <text:list-item>
          <text:p text:style-name="P34"><text:span text:style-name="T34_1">Boss</text:span><text:span text:style-name="T34_2"><text:s/></text:span><text:span text:style-name="T34_3">sprite</text:span><text:span text:style-name="T34_4"><text:s/>1<text:s/>-<text:s/></text:span><text:span text:style-name="T34_5">cerberus</text:span><text:span text:style-name="T34_6"><text:s/></text:span><text:span text:style-name="T34_7">dog</text:span><text:span text:style-name="T34_8"><text:s/>-<text:s/>252</text:span><text:span text:style-name="T34_9">x</text:span><text:span text:style-name="T34_10">64<text:s/></text:span></text:p>
          <text:list>
            <text:list-item>
              <text:p text:style-name="P35"><text:span text:style-name="T35_1">does</text:span><text:span text:style-name="T35_2"><text:s/></text:span><text:span text:style-name="T35_3">not</text:span><text:span text:style-name="T35_4"><text:s/></text:span><text:span text:style-name="T35_5">move</text:span><text:span text:style-name="T35_6">,<text:s/></text:span><text:span text:style-name="T35_7">blocks</text:span><text:span text:style-name="T35_8"><text:s/></text:span><text:span text:style-name="T35_9">the</text:span><text:span text:style-name="T35_10"><text:s/></text:span><text:span text:style-name="T35_11">path</text:span></text:p>
            </text:list-item>
            <text:list-item>
              <text:p text:style-name="P36"><text:span text:style-name="T36_1">if</text:span><text:span text:style-name="T36_2"><text:s/></text:span><text:span text:style-name="T36_3">Penny</text:span><text:span text:style-name="T36_4"><text:s/></text:span><text:span text:style-name="T36_5">touches</text:span><text:span text:style-name="T36_6"><text:s/></text:span><text:span text:style-name="T36_7">it</text:span><text:span text:style-name="T36_8">,<text:s/></text:span><text:span text:style-name="T36_9">takes</text:span><text:span text:style-name="T36_10"><text:s/></text:span><text:span text:style-name="T36_11">damage</text:span><text:span text:style-name="T36_12"><text:s/></text:span><text:span text:style-name="T36_13">per</text:span><text:span text:style-name="T36_14"><text:s/></text:span><text:span text:style-name="T36_15">usual</text:span><text:span text:style-name="T36_16"><text:s/></text:span><text:span text:style-name="T36_17">rules</text:span></text:p>
            </text:list-item>
            <text:list-item>
              <text:p text:style-name="P37"><text:span text:style-name="T37_1">When</text:span><text:span text:style-name="T37_2"><text:s/></text:span><text:span text:style-name="T37_3">player</text:span><text:span text:style-name="T37_4"><text:s/></text:span><text:span text:style-name="T37_5">uses</text:span><text:span text:style-name="T37_6"><text:s/></text:span><text:span text:style-name="T37_7">the</text:span><text:span text:style-name="T37_8"><text:s/>“</text:span><text:span text:style-name="T37_9">bone</text:span><text:span text:style-name="T37_10">”<text:s/></text:span><text:span text:style-name="T37_11">word</text:span><text:span text:style-name="T37_12">,<text:s/></text:span><text:span text:style-name="T37_13">sprite</text:span><text:span text:style-name="T37_14"><text:s/></text:span><text:span text:style-name="T37_15">moves</text:span><text:span text:style-name="T37_16"><text:s/></text:span><text:span text:style-name="T37_17">right</text:span><text:span text:style-name="T37_18"><text:s/></text:span><text:span text:style-name="T37_19">OFF</text:span><text:span text:style-name="T37_20"><text:s/></text:span><text:span text:style-name="T37_21">SCREEN</text:span><text:span text:style-name="T37_22"><text:s/></text:span><text:span text:style-name="T37_23">and</text:span><text:span text:style-name="T37_24"><text:s/></text:span><text:span text:style-name="T37_25">then</text:span><text:span text:style-name="T37_26"><text:s/></text:span><text:span text:style-name="T37_27">disappears</text:span><text:span text:style-name="T37_28">/</text:span><text:span text:style-name="T37_29">is</text:span><text:span text:style-name="T37_30"><text:s/></text:span><text:span text:style-name="T37_31">removed</text:span><text:span text:style-name="T37_32"><text:s/></text:span><text:span text:style-name="T37_33">from</text:span><text:span text:style-name="T37_34"><text:s/></text:span><text:span text:style-name="T37_35">game</text:span></text:p>
              <text:list>
                <text:list-item>
                  <text:p text:style-name="P38"><text:span text:style-name="T38_1">Player</text:span><text:span text:style-name="T38_2"><text:s/></text:span><text:span text:style-name="T38_3">then</text:span><text:span text:style-name="T38_4"><text:s/></text:span><text:span text:style-name="T38_5">moves</text:span><text:span text:style-name="T38_6"><text:s/></text:span><text:span text:style-name="T38_7">right</text:span><text:span text:style-name="T38_8"><text:s/></text:span><text:span text:style-name="T38_9">in</text:span><text:span text:style-name="T38_10"><text:s/></text:span><text:span text:style-name="T38_11">a</text:span><text:span text:style-name="T38_12"><text:s/></text:span><text:span text:style-name="T38_13">cutscene</text:span><text:span text:style-name="T38_14">,<text:s/></text:span><text:span text:style-name="T38_15">stops</text:span><text:span text:style-name="T38_16"><text:s/></text:span><text:span text:style-name="T38_17">when</text:span><text:span text:style-name="T38_18"><text:s/></text:span><text:span text:style-name="T38_19">they</text:span><text:span text:style-name="T38_20"><text:s/></text:span><text:span text:style-name="T38_21">see</text:span><text:span text:style-name="T38_22"><text:s/></text:span><text:span text:style-name="T38_23">the</text:span><text:span text:style-name="T38_24"><text:s/></text:span><text:span text:style-name="T38_25">boy</text:span><text:span text:style-name="T38_26"><text:s/></text:span><text:span text:style-name="T38_27">sprite</text:span></text:p>
                </text:list-item>
              </text:list>
            </text:list-item>
          </text:list>
        </text:list-item>
        <text:list-item>
          <text:p text:style-name="P39"><text:span text:style-name="T39_1">Boy</text:span><text:span text:style-name="T39_2"><text:s/></text:span><text:span text:style-name="T39_3">sprite</text:span><text:span text:style-name="T39_4"><text:s/>1<text:s/>-<text:s/></text:span><text:span text:style-name="T39_5">boy</text:span><text:span text:style-name="T39_6"><text:s/></text:span><text:span text:style-name="T39_7">in</text:span><text:span text:style-name="T39_8"><text:s/></text:span><text:span text:style-name="T39_9">hoodie</text:span><text:span text:style-name="T39_10"><text:s/>-<text:s/>64</text:span><text:span text:style-name="T39_11">x</text:span><text:span text:style-name="T39_12">32</text:span></text:p>
          <text:list>
            <text:list-item>
              <text:p text:style-name="P40"><text:span text:style-name="T40_1">NO</text:span><text:span text:style-name="T40_2"><text:s/></text:span><text:span text:style-name="T40_3">COLLISION</text:span><text:span text:style-name="T40_4"><text:s/>(</text:span><text:span text:style-name="T40_5">Penny</text:span><text:span text:style-name="T40_6"><text:s/></text:span><text:span text:style-name="T40_7">will</text:span><text:span text:style-name="T40_8"><text:s/></text:span><text:span text:style-name="T40_9">walk</text:span><text:span text:style-name="T40_10"><text:s/></text:span><text:span text:style-name="T40_11">right</text:span><text:span text:style-name="T40_12"><text:s/></text:span><text:span text:style-name="T40_13">by</text:span><text:span text:style-name="T40_14"><text:s/></text:span><text:span text:style-name="T40_15">him</text:span><text:span text:style-name="T40_16">)</text:span></text:p>
            </text:list-item>
            <text:list-item>
              <text:p text:style-name="P41"><text:span text:style-name="T41_1">will</text:span><text:span text:style-name="T41_2"><text:s/></text:span><text:span text:style-name="T41_3">have</text:span><text:span text:style-name="T41_4"><text:s/></text:span><text:span text:style-name="T41_5">some</text:span><text:span text:style-name="T41_6"><text:s/></text:span><text:span text:style-name="T41_7">animation</text:span><text:span text:style-name="T41_8"><text:s/></text:span><text:span text:style-name="T41_9">after</text:span><text:span text:style-name="T41_10"><text:s/>“</text:span><text:span text:style-name="T41_11">BOYS</text:span><text:span text:style-name="T41_12"><text:s/></text:span><text:span text:style-name="T41_13">ARE</text:span><text:span text:style-name="T41_14"><text:s/></text:span><text:span text:style-name="T41_15">DUMB</text:span><text:span text:style-name="T41_16">”<text:s/></text:span></text:p>
            </text:list-item>
            <text:list-item>
              <text:p text:style-name="P42"><text:span text:style-name="T42_1">Cutscene</text:span><text:span text:style-name="T42_2"><text:s/></text:span><text:span text:style-name="T42_3">has</text:span><text:span text:style-name="T42_4"><text:s/></text:span><text:span text:style-name="T42_5">Penny</text:span><text:span text:style-name="T42_6">/</text:span><text:span text:style-name="T42_7">player</text:span><text:span text:style-name="T42_8"><text:s/></text:span><text:span text:style-name="T42_9">walk</text:span><text:span text:style-name="T42_10"><text:s/></text:span><text:span text:style-name="T42_11">past</text:span><text:span text:style-name="T42_12"><text:s/></text:span><text:span text:style-name="T42_13">them</text:span><text:span text:style-name="T42_14">,<text:s/></text:span><text:span text:style-name="T42_15">then</text:span><text:span text:style-name="T42_16"><text:s/></text:span><text:span text:style-name="T42_17">takes</text:span><text:span text:style-name="T42_18"><text:s/></text:span><text:span text:style-name="T42_19">control</text:span><text:span text:style-name="T42_20"><text:s/></text:span><text:span text:style-name="T42_21">again</text:span><text:span text:style-name="T42_22"><text:s/></text:span><text:span text:style-name="T42_23">when</text:span><text:span text:style-name="T42_24"><text:s/></text:span><text:span text:style-name="T42_25">the</text:span><text:span text:style-name="T42_26"><text:s/></text:span><text:span text:style-name="T42_27">boy</text:span><text:span text:style-name="T42_28"><text:s/></text:span><text:span text:style-name="T42_29">is</text:span><text:span text:style-name="T42_30"><text:s/></text:span><text:span text:style-name="T42_31">offscreen</text:span><text:span text:style-name="T42_32"><text:s/></text:span></text:p>
            </text:list-item>
          </text:list>
        </text:list-item>
        <text:list-item>
          <text:p text:style-name="P43"><text:span text:style-name="T43_1">enemy</text:span><text:span text:style-name="T43_2"><text:s/></text:span><text:span text:style-name="T43_3">sprite</text:span><text:span text:style-name="T43_4"><text:s/>2<text:s/>-<text:s/></text:span><text:span text:style-name="T43_5">deer</text:span><text:span text:style-name="T43_6"><text:s/>-<text:s/>64</text:span><text:span text:style-name="T43_7">x</text:span><text:span text:style-name="T43_8">32<text:s/>-<text:s/>4<text:s/></text:span><text:span text:style-name="T43_9">minions</text:span><text:span text:style-name="T43_10"><text:s/></text:span><text:span text:style-name="T43_11">needed</text:span><text:span text:style-name="T43_12"><text:s/></text:span><text:span text:style-name="T43_13">for</text:span><text:span text:style-name="T43_14"><text:s/></text:span><text:span text:style-name="T43_15">prototyping</text:span><text:span text:style-name="T43_16"><text:s/></text:span></text:p>
          <text:list>
            <text:list-item>
              <text:p text:style-name="P44"><text:span text:style-name="T44_1">move</text:span><text:span text:style-name="T44_2"><text:s/></text:span><text:span text:style-name="T44_3">moderate</text:span><text:span text:style-name="T44_4"><text:s/></text:span><text:span text:style-name="T44_5">speed</text:span></text:p>
            </text:list-item>
            <text:list-item>
              <text:p text:style-name="P45"><text:span text:style-name="T45_1">move</text:span><text:span text:style-name="T45_2"><text:s/></text:span><text:span text:style-name="T45_3">constantly</text:span><text:span text:style-name="T45_4"><text:s/></text:span><text:span text:style-name="T45_5">to</text:span><text:span text:style-name="T45_6"><text:s/></text:span><text:span text:style-name="T45_7">left</text:span><text:span text:style-name="T45_8"><text:s/></text:span><text:span text:style-name="T45_9">of</text:span><text:span text:style-name="T45_10"><text:s/></text:span><text:span text:style-name="T45_11">screen</text:span></text:p>
            </text:list-item>
            <text:list-item>
              <text:p text:style-name="P46"><text:span text:style-name="T46_1">upon</text:span><text:span text:style-name="T46_2"><text:s/></text:span><text:span text:style-name="T46_3">touching</text:span><text:span text:style-name="T46_4"><text:s/></text:span><text:span text:style-name="T46_5">the</text:span><text:span text:style-name="T46_6"><text:s/></text:span><text:span text:style-name="T46_7">Penny</text:span><text:span text:style-name="T46_8"><text:s/></text:span><text:span text:style-name="T46_9">sprite</text:span><text:span text:style-name="T46_10"><text:s/></text:span><text:span text:style-name="T46_11">WITHOUT</text:span><text:span text:style-name="T46_12"><text:s/></text:span><text:span text:style-name="T46_13">TASER</text:span><text:span text:style-name="T46_14">,<text:s/></text:span><text:span text:style-name="T46_15">causes</text:span><text:span text:style-name="T46_16"><text:s/></text:span><text:span text:style-name="T46_17">one</text:span><text:span text:style-name="T46_18"><text:s/></text:span><text:span text:style-name="T46_19">letter</text:span><text:span text:style-name="T46_20"><text:s/></text:span><text:span text:style-name="T46_21">to</text:span><text:span text:style-name="T46_22"><text:s/></text:span><text:span text:style-name="T46_23">be</text:span><text:span text:style-name="T46_24"><text:s/></text:span><text:span text:style-name="T46_25">flung</text:span><text:span text:style-name="T46_26"><text:s/>(</text:span><text:span text:style-name="T46_27">via</text:span><text:span text:style-name="T46_28"><text:s/></text:span><text:span text:style-name="T46_29">physics</text:span><text:span text:style-name="T46_30"><text:s/></text:span><text:span text:style-name="T46_31">engine</text:span><text:span text:style-name="T46_32">)<text:s/></text:span><text:span text:style-name="T46_33">away</text:span><text:span text:style-name="T46_34">,<text:s/></text:span><text:span text:style-name="T46_35">throws</text:span><text:span text:style-name="T46_36"><text:s/></text:span><text:span text:style-name="T46_37">Penny</text:span><text:span text:style-name="T46_38"><text:s/></text:span><text:span text:style-name="T46_39">back</text:span><text:span text:style-name="T46_40">)</text:span></text:p>
            </text:list-item>
            <text:list-item>
              <text:p text:style-name="P47"><text:span text:style-name="T47_1">upon</text:span><text:span text:style-name="T47_2"><text:s/></text:span><text:span text:style-name="T47_3">touching</text:span><text:span text:style-name="T47_4"><text:s/></text:span><text:span text:style-name="T47_5">the</text:span><text:span text:style-name="T47_6"><text:s/></text:span><text:span text:style-name="T47_7">Penny</text:span><text:span text:style-name="T47_8"><text:s/></text:span><text:span text:style-name="T47_9">sprite</text:span><text:span text:style-name="T47_10"><text:s/></text:span><text:span text:style-name="T47_11">WITH</text:span><text:span text:style-name="T47_12"><text:s/></text:span><text:span text:style-name="T47_13">TASER</text:span><text:span text:style-name="T47_14">,<text:s/></text:span><text:span text:style-name="T47_15">has</text:span><text:span text:style-name="T47_16"><text:s/></text:span><text:span text:style-name="T47_17">an</text:span><text:span text:style-name="T47_18"><text:s/>“</text:span><text:span text:style-name="T47_19">electric</text:span><text:span text:style-name="T47_20">”<text:s/></text:span><text:span text:style-name="T47_21">animation</text:span><text:span text:style-name="T47_22"><text:s/>(</text:span><text:span text:style-name="T47_23">flashes</text:span><text:span text:style-name="T47_24"><text:s/></text:span><text:span text:style-name="T47_25">yellow</text:span><text:span text:style-name="T47_26"><text:s/></text:span><text:span text:style-name="T47_27">in</text:span><text:span text:style-name="T47_28"><text:s/></text:span><text:span text:style-name="T47_29">prototype</text:span><text:span text:style-name="T47_30">?)<text:s/></text:span><text:span text:style-name="T47_31">then</text:span><text:span text:style-name="T47_32"><text:s/></text:span><text:span text:style-name="T47_33">turns</text:span><text:span text:style-name="T47_34"><text:s/></text:span><text:span text:style-name="T47_35">to</text:span><text:span text:style-name="T47_36"><text:s/></text:span><text:span text:style-name="T47_37">pile</text:span><text:span text:style-name="T47_38"><text:s/></text:span><text:span text:style-name="T47_39">of</text:span><text:span text:style-name="T47_40"><text:s/></text:span><text:span text:style-name="T47_41">ash</text:span><text:span text:style-name="T47_42"><text:s/></text:span><text:span text:style-name="T47_43">sprite</text:span><text:span text:style-name="T47_44">.</text:span></text:p>
            </text:list-item>
          </text:list>
        </text:list-item>
        <text:list-item>
          <text:p text:style-name="P48"><text:span text:style-name="T48_1">Boss</text:span><text:span text:style-name="T48_2"><text:s/></text:span><text:span text:style-name="T48_3">sprite</text:span><text:span text:style-name="T48_4"><text:s/>2<text:s/>-<text:s/></text:span><text:span text:style-name="T48_5">witch</text:span><text:span text:style-name="T48_6"><text:s/></text:span><text:span text:style-name="T48_7">with</text:span><text:span text:style-name="T48_8"><text:s/></text:span><text:span text:style-name="T48_9">apple</text:span><text:span text:style-name="T48_10"><text:s/>-<text:s/>252</text:span><text:span text:style-name="T48_11">x</text:span><text:span text:style-name="T48_12">64<text:s/></text:span></text:p>
          <text:list>
            <text:list-item>
              <text:p text:style-name="P49"><text:span text:style-name="T49_1">does</text:span><text:span text:style-name="T49_2"><text:s/></text:span><text:span text:style-name="T49_3">not</text:span><text:span text:style-name="T49_4"><text:s/></text:span><text:span text:style-name="T49_5">move</text:span><text:span text:style-name="T49_6">,<text:s/></text:span><text:span text:style-name="T49_7">blocks</text:span><text:span text:style-name="T49_8"><text:s/></text:span><text:span text:style-name="T49_9">the</text:span><text:span text:style-name="T49_10"><text:s/></text:span><text:span text:style-name="T49_11">path</text:span></text:p>
            </text:list-item>
            <text:list-item>
              <text:p text:style-name="P50"><text:span text:style-name="T50_1">if</text:span><text:span text:style-name="T50_2"><text:s/></text:span><text:span text:style-name="T50_3">Penny</text:span><text:span text:style-name="T50_4"><text:s/></text:span><text:span text:style-name="T50_5">touches</text:span><text:span text:style-name="T50_6"><text:s/></text:span><text:span text:style-name="T50_7">it</text:span><text:span text:style-name="T50_8">,<text:s/></text:span><text:span text:style-name="T50_9">takes</text:span><text:span text:style-name="T50_10"><text:s/></text:span><text:span text:style-name="T50_11">damage</text:span><text:span text:style-name="T50_12"><text:s/></text:span><text:span text:style-name="T50_13">per</text:span><text:span text:style-name="T50_14"><text:s/></text:span><text:span text:style-name="T50_15">usual</text:span><text:span text:style-name="T50_16"><text:s/></text:span><text:span text:style-name="T50_17">rules</text:span></text:p>
            </text:list-item>
            <text:list-item>
              <text:p text:style-name="P51"><text:span text:style-name="T51_1">When</text:span><text:span text:style-name="T51_2"><text:s/></text:span><text:span text:style-name="T51_3">player</text:span><text:span text:style-name="T51_4"><text:s/></text:span><text:span text:style-name="T51_5">uses</text:span><text:span text:style-name="T51_6"><text:s/></text:span><text:span text:style-name="T51_7">the</text:span><text:span text:style-name="T51_8"><text:s/>“</text:span><text:span text:style-name="T51_9">cookie</text:span><text:span text:style-name="T51_10">”<text:s/></text:span><text:span text:style-name="T51_11">word</text:span><text:span text:style-name="T51_12">,<text:s/></text:span><text:span text:style-name="T51_13">sprite</text:span><text:span text:style-name="T51_14"><text:s/></text:span><text:span text:style-name="T51_15">moves</text:span><text:span text:style-name="T51_16"><text:s/></text:span><text:span text:style-name="T51_17">right</text:span><text:span text:style-name="T51_18"><text:s/></text:span><text:span text:style-name="T51_19">OFF</text:span><text:span text:style-name="T51_20"><text:s/></text:span><text:span text:style-name="T51_21">SCREEN</text:span><text:span text:style-name="T51_22"><text:s/></text:span><text:span text:style-name="T51_23">and</text:span><text:span text:style-name="T51_24"><text:s/></text:span><text:span text:style-name="T51_25">then</text:span><text:span text:style-name="T51_26"><text:s/></text:span><text:span text:style-name="T51_27">disappears</text:span><text:span text:style-name="T51_28">/</text:span><text:span text:style-name="T51_29">is</text:span><text:span text:style-name="T51_30"><text:s/></text:span><text:span text:style-name="T51_31">removed</text:span><text:span text:style-name="T51_32"><text:s/></text:span><text:span text:style-name="T51_33">from</text:span><text:span text:style-name="T51_34"><text:s/></text:span><text:span text:style-name="T51_35">game</text:span></text:p>
              <text:list>
                <text:list-item>
                  <text:p text:style-name="P52"><text:span text:style-name="T52_1">Player</text:span><text:span text:style-name="T52_2"><text:s/></text:span><text:span text:style-name="T52_3">then</text:span><text:span text:style-name="T52_4"><text:s/></text:span><text:span text:style-name="T52_5">moves</text:span><text:span text:style-name="T52_6"><text:s/></text:span><text:span text:style-name="T52_7">right</text:span><text:span text:style-name="T52_8"><text:s/></text:span><text:span text:style-name="T52_9">in</text:span><text:span text:style-name="T52_10"><text:s/></text:span><text:span text:style-name="T52_11">a</text:span><text:span text:style-name="T52_12"><text:s/></text:span><text:span text:style-name="T52_13">cutscene</text:span><text:span text:style-name="T52_14">,<text:s/></text:span><text:span text:style-name="T52_15">stops</text:span><text:span text:style-name="T52_16"><text:s/></text:span><text:span text:style-name="T52_17">when</text:span><text:span text:style-name="T52_18"><text:s/></text:span><text:span text:style-name="T52_19">they</text:span><text:span text:style-name="T52_20"><text:s/></text:span><text:span text:style-name="T52_21">see</text:span><text:span text:style-name="T52_22"><text:s/></text:span><text:span text:style-name="T52_23">the</text:span><text:span text:style-name="T52_24"><text:s/></text:span><text:span text:style-name="T52_25">boy</text:span><text:span text:style-name="T52_26"><text:s/></text:span><text:span text:style-name="T52_27">sprite</text:span></text:p>
                </text:list-item>
              </text:list>
            </text:list-item>
          </text:list>
        </text:list-item>
        <text:list-item>
          <text:p text:style-name="P53"><text:span text:style-name="T53_1">Boy</text:span><text:span text:style-name="T53_2"><text:s/></text:span><text:span text:style-name="T53_3">sprite</text:span><text:span text:style-name="T53_4"><text:s/>2<text:s/>-<text:s/></text:span><text:span text:style-name="T53_5">elf</text:span><text:span text:style-name="T53_6"><text:s text:c="2"/>-<text:s/>64</text:span><text:span text:style-name="T53_7">x</text:span><text:span text:style-name="T53_8">32</text:span></text:p>
          <text:list>
            <text:list-item>
              <text:p text:style-name="P54"><text:span text:style-name="T54_1">NO</text:span><text:span text:style-name="T54_2"><text:s/></text:span><text:span text:style-name="T54_3">COLLISION</text:span><text:span text:style-name="T54_4"><text:s/>(</text:span><text:span text:style-name="T54_5">Penny</text:span><text:span text:style-name="T54_6"><text:s/></text:span><text:span text:style-name="T54_7">will</text:span><text:span text:style-name="T54_8"><text:s/></text:span><text:span text:style-name="T54_9">walk</text:span><text:span text:style-name="T54_10"><text:s/></text:span><text:span text:style-name="T54_11">right</text:span><text:span text:style-name="T54_12"><text:s/></text:span><text:span text:style-name="T54_13">by</text:span><text:span text:style-name="T54_14"><text:s/></text:span><text:span text:style-name="T54_15">him</text:span><text:span text:style-name="T54_16">)</text:span></text:p>
            </text:list-item>
            <text:list-item>
              <text:p text:style-name="P55"><text:span text:style-name="T55_1">will</text:span><text:span text:style-name="T55_2"><text:s/></text:span><text:span text:style-name="T55_3">have</text:span><text:span text:style-name="T55_4"><text:s/></text:span><text:span text:style-name="T55_5">some</text:span><text:span text:style-name="T55_6"><text:s/></text:span><text:span text:style-name="T55_7">animation</text:span><text:span text:style-name="T55_8"><text:s/></text:span><text:span text:style-name="T55_9">after</text:span><text:span text:style-name="T55_10"><text:s/>“</text:span><text:span text:style-name="T55_11">BOYS</text:span><text:span text:style-name="T55_12"><text:s/></text:span><text:span text:style-name="T55_13">ARE</text:span><text:span text:style-name="T55_14"><text:s/></text:span><text:span text:style-name="T55_15">DUMB</text:span><text:span text:style-name="T55_16">”<text:s/></text:span></text:p>
            </text:list-item>
          </text:list>
        </text:list-item>
        <text:list-item>
          <text:p text:style-name="P56"><text:span text:style-name="T56_1">enemy</text:span><text:span text:style-name="T56_2"><text:s/></text:span><text:span text:style-name="T56_3">sprite</text:span><text:span text:style-name="T56_4"><text:s/>3<text:s/>-<text:s/></text:span><text:span text:style-name="T56_5">goat</text:span><text:span text:style-name="T56_6"><text:s/>-<text:s/>64</text:span><text:span text:style-name="T56_7">x</text:span><text:span text:style-name="T56_8">32<text:s/>-<text:s/>4<text:s/></text:span><text:span text:style-name="T56_9">minions</text:span><text:span text:style-name="T56_10"><text:s/></text:span><text:span text:style-name="T56_11">needed</text:span><text:span text:style-name="T56_12"><text:s/></text:span><text:span text:style-name="T56_13">for</text:span><text:span text:style-name="T56_14"><text:s/></text:span><text:span text:style-name="T56_15">prototyping</text:span><text:span text:style-name="T56_16"><text:s/></text:span></text:p>
          <text:list>
            <text:list-item>
              <text:p text:style-name="P57"><text:span text:style-name="T57_1">move</text:span><text:span text:style-name="T57_2"><text:s/></text:span><text:span text:style-name="T57_3">fast</text:span><text:span text:style-name="T57_4">,<text:s/></text:span><text:span text:style-name="T57_5">NOT</text:span><text:span text:style-name="T57_6"><text:s/></text:span><text:span text:style-name="T57_7">affected</text:span><text:span text:style-name="T57_8"><text:s/></text:span><text:span text:style-name="T57_9">by</text:span><text:span text:style-name="T57_10"><text:s/></text:span><text:span text:style-name="T57_11">slope</text:span></text:p>
            </text:list-item>
            <text:list-item>
              <text:p text:style-name="P58"><text:span text:style-name="T58_1">upon</text:span><text:span text:style-name="T58_2"><text:s/></text:span><text:span text:style-name="T58_3">touching</text:span><text:span text:style-name="T58_4"><text:s/></text:span><text:span text:style-name="T58_5">the</text:span><text:span text:style-name="T58_6"><text:s/></text:span><text:span text:style-name="T58_7">Penny</text:span><text:span text:style-name="T58_8"><text:s/></text:span><text:span text:style-name="T58_9">sprite</text:span><text:span text:style-name="T58_10"><text:s/></text:span><text:span text:style-name="T58_11">WITHOUT</text:span><text:span text:style-name="T58_12"><text:s/></text:span><text:span text:style-name="T58_13">TASER</text:span><text:span text:style-name="T58_14">,<text:s/></text:span><text:span text:style-name="T58_15">causes</text:span><text:span text:style-name="T58_16"><text:s/></text:span><text:span text:style-name="T58_17">one</text:span><text:span text:style-name="T58_18"><text:s/></text:span><text:span text:style-name="T58_19">letter</text:span><text:span text:style-name="T58_20"><text:s/></text:span><text:span text:style-name="T58_21">to</text:span><text:span text:style-name="T58_22"><text:s/></text:span><text:span text:style-name="T58_23">be</text:span><text:span text:style-name="T58_24"><text:s/></text:span><text:span text:style-name="T58_25">flung</text:span><text:span text:style-name="T58_26"><text:s/>(</text:span><text:span text:style-name="T58_27">via</text:span><text:span text:style-name="T58_28"><text:s/></text:span><text:span text:style-name="T58_29">physics</text:span><text:span text:style-name="T58_30"><text:s/></text:span><text:span text:style-name="T58_31">engine</text:span><text:span text:style-name="T58_32">)<text:s/></text:span><text:span text:style-name="T58_33">away</text:span><text:span text:style-name="T58_34">,<text:s/></text:span><text:span text:style-name="T58_35">throws</text:span><text:span text:style-name="T58_36"><text:s/></text:span><text:span text:style-name="T58_37">Penny</text:span><text:span text:style-name="T58_38"><text:s/></text:span><text:span text:style-name="T58_39">back</text:span><text:span text:style-name="T58_40">)</text:span></text:p>
            </text:list-item>
            <text:list-item>
              <text:p text:style-name="P59"><text:span text:style-name="T59_1">upon</text:span><text:span text:style-name="T59_2"><text:s/></text:span><text:span text:style-name="T59_3">touching</text:span><text:span text:style-name="T59_4"><text:s/></text:span><text:span text:style-name="T59_5">the</text:span><text:span text:style-name="T59_6"><text:s/></text:span><text:span text:style-name="T59_7">Penny</text:span><text:span text:style-name="T59_8"><text:s/></text:span><text:span text:style-name="T59_9">sprite</text:span><text:span text:style-name="T59_10"><text:s/></text:span><text:span text:style-name="T59_11">WITH</text:span><text:span text:style-name="T59_12"><text:s/></text:span><text:span text:style-name="T59_13">TASER</text:span><text:span text:style-name="T59_14">,<text:s/></text:span><text:span text:style-name="T59_15">has</text:span><text:span text:style-name="T59_16"><text:s/></text:span><text:span text:style-name="T59_17">an</text:span><text:span text:style-name="T59_18"><text:s/>“</text:span><text:span text:style-name="T59_19">electric</text:span><text:span text:style-name="T59_20">”<text:s/></text:span><text:span text:style-name="T59_21">animation</text:span><text:span text:style-name="T59_22"><text:s/>(</text:span><text:span text:style-name="T59_23">flashes</text:span><text:span text:style-name="T59_24"><text:s/></text:span><text:span text:style-name="T59_25">yellow</text:span><text:span text:style-name="T59_26"><text:s/></text:span><text:span text:style-name="T59_27">in</text:span><text:span text:style-name="T59_28"><text:s/></text:span><text:span text:style-name="T59_29">prototype</text:span><text:span text:style-name="T59_30">?)<text:s/></text:span><text:span text:style-name="T59_31">then</text:span><text:span text:style-name="T59_32"><text:s/></text:span><text:span text:style-name="T59_33">turns</text:span><text:span text:style-name="T59_34"><text:s/></text:span><text:span text:style-name="T59_35">to</text:span><text:span text:style-name="T59_36"><text:s/></text:span><text:span text:style-name="T59_37">pile</text:span><text:span text:style-name="T59_38"><text:s/></text:span><text:span text:style-name="T59_39">of</text:span><text:span text:style-name="T59_40"><text:s/></text:span><text:span text:style-name="T59_41">ash</text:span><text:span text:style-name="T59_42"><text:s/></text:span><text:span text:style-name="T59_43">sprite</text:span><text:span text:style-name="T59_44">.</text:span></text:p>
            </text:list-item>
          </text:list>
        </text:list-item>
        <text:list-item>
          <text:p text:style-name="P60"><text:span text:style-name="T60_1">Boss</text:span><text:span text:style-name="T60_2"><text:s/></text:span><text:span text:style-name="T60_3">sprite</text:span><text:span text:style-name="T60_4"><text:s/>3<text:s/>-<text:s/></text:span><text:span text:style-name="T60_5">sleeping</text:span><text:span text:style-name="T60_6"><text:s/></text:span><text:span text:style-name="T60_7">dragon</text:span><text:span text:style-name="T60_8"><text:s/>-<text:s/>252</text:span><text:span text:style-name="T60_9">x</text:span><text:span text:style-name="T60_10">64<text:s/></text:span></text:p>
          <text:list>
            <text:list-item>
              <text:p text:style-name="P61"><text:span text:style-name="T61_1">does</text:span><text:span text:style-name="T61_2"><text:s/></text:span><text:span text:style-name="T61_3">not</text:span><text:span text:style-name="T61_4"><text:s/></text:span><text:span text:style-name="T61_5">move</text:span><text:span text:style-name="T61_6">,<text:s/></text:span><text:span text:style-name="T61_7">blocks</text:span><text:span text:style-name="T61_8"><text:s/></text:span><text:span text:style-name="T61_9">the</text:span><text:span text:style-name="T61_10"><text:s/></text:span><text:span text:style-name="T61_11">path</text:span></text:p>
            </text:list-item>
            <text:list-item>
              <text:p text:style-name="P62"><text:span text:style-name="T62_1">if</text:span><text:span text:style-name="T62_2"><text:s/></text:span><text:span text:style-name="T62_3">Penny</text:span><text:span text:style-name="T62_4"><text:s/></text:span><text:span text:style-name="T62_5">touches</text:span><text:span text:style-name="T62_6"><text:s/></text:span><text:span text:style-name="T62_7">it</text:span><text:span text:style-name="T62_8">,<text:s/></text:span><text:span text:style-name="T62_9">takes</text:span><text:span text:style-name="T62_10"><text:s/></text:span><text:span text:style-name="T62_11">damage</text:span><text:span text:style-name="T62_12"><text:s/></text:span><text:span text:style-name="T62_13">per</text:span><text:span text:style-name="T62_14"><text:s/></text:span><text:span text:style-name="T62_15">usual</text:span><text:span text:style-name="T62_16"><text:s/></text:span><text:span text:style-name="T62_17">rules</text:span></text:p>
            </text:list-item>
            <text:list-item>
              <text:p text:style-name="P63"><text:span text:style-name="T63_1">When</text:span><text:span text:style-name="T63_2"><text:s/></text:span><text:span text:style-name="T63_3">player</text:span><text:span text:style-name="T63_4"><text:s/></text:span><text:span text:style-name="T63_5">uses</text:span><text:span text:style-name="T63_6"><text:s/></text:span><text:span text:style-name="T63_7">the</text:span><text:span text:style-name="T63_8"><text:s/>“</text:span><text:span text:style-name="T63_9">feather</text:span><text:span text:style-name="T63_10">”<text:s/></text:span><text:span text:style-name="T63_11">word</text:span><text:span text:style-name="T63_12">,<text:s/></text:span><text:span text:style-name="T63_13">sprite</text:span><text:span text:style-name="T63_14"><text:s/></text:span><text:span text:style-name="T63_15">moves</text:span><text:span text:style-name="T63_16"><text:s/></text:span><text:span text:style-name="T63_17">right</text:span><text:span text:style-name="T63_18"><text:s/></text:span><text:span text:style-name="T63_19">OFF</text:span><text:span text:style-name="T63_20"><text:s/></text:span><text:span text:style-name="T63_21">SCREEN</text:span><text:span text:style-name="T63_22"><text:s/></text:span><text:span text:style-name="T63_23">and</text:span><text:span text:style-name="T63_24"><text:s/></text:span><text:span text:style-name="T63_25">then</text:span><text:span text:style-name="T63_26"><text:s/></text:span><text:span text:style-name="T63_27">disappears</text:span><text:span text:style-name="T63_28">/</text:span><text:span text:style-name="T63_29">is</text:span><text:span text:style-name="T63_30"><text:s/></text:span><text:span text:style-name="T63_31">removed</text:span><text:span text:style-name="T63_32"><text:s/></text:span><text:span text:style-name="T63_33">from</text:span><text:span text:style-name="T63_34"><text:s/></text:span><text:span text:style-name="T63_35">game</text:span></text:p>
            </text:list-item>
          </text:list>
        </text:list-item>
        <text:list-item>
          <text:p text:style-name="P64"><text:span text:style-name="T64_1">Boy</text:span><text:span text:style-name="T64_2"><text:s/></text:span><text:span text:style-name="T64_3">sprite</text:span><text:span text:style-name="T64_4"><text:s/>3<text:s/>-<text:s/></text:span><text:span text:style-name="T64_5">knight</text:span><text:span text:style-name="T64_6"><text:s text:c="2"/>-<text:s/>64</text:span><text:span text:style-name="T64_7">x</text:span><text:span text:style-name="T64_8">32</text:span></text:p>
          <text:list>
            <text:list-item>
              <text:p text:style-name="P65"><text:span text:style-name="T65_1">NO</text:span><text:span text:style-name="T65_2"><text:s/></text:span><text:span text:style-name="T65_3">COLLISION</text:span><text:span text:style-name="T65_4"><text:s/>(</text:span><text:span text:style-name="T65_5">Penny</text:span><text:span text:style-name="T65_6"><text:s/></text:span><text:span text:style-name="T65_7">will</text:span><text:span text:style-name="T65_8"><text:s/></text:span><text:span text:style-name="T65_9">walk</text:span><text:span text:style-name="T65_10"><text:s/></text:span><text:span text:style-name="T65_11">right</text:span><text:span text:style-name="T65_12"><text:s/></text:span><text:span text:style-name="T65_13">by</text:span><text:span text:style-name="T65_14"><text:s/></text:span><text:span text:style-name="T65_15">him</text:span><text:span text:style-name="T65_16">)</text:span></text:p>
            </text:list-item>
            <text:list-item>
              <text:p text:style-name="P66"><text:span text:style-name="T66_1">will</text:span><text:span text:style-name="T66_2"><text:s/></text:span><text:span text:style-name="T66_3">have</text:span><text:span text:style-name="T66_4"><text:s/></text:span><text:span text:style-name="T66_5">some</text:span><text:span text:style-name="T66_6"><text:s/></text:span><text:span text:style-name="T66_7">animation</text:span><text:span text:style-name="T66_8"><text:s/></text:span><text:span text:style-name="T66_9">after</text:span><text:span text:style-name="T66_10"><text:s/>“</text:span><text:span text:style-name="T66_11">BOYS</text:span><text:span text:style-name="T66_12"><text:s/></text:span><text:span text:style-name="T66_13">ARE</text:span><text:span text:style-name="T66_14"><text:s/></text:span><text:span text:style-name="T66_15">DUMB</text:span><text:span text:style-name="T66_16">”<text:s/></text:span></text:p>
            </text:list-item>
          </text:list>
        </text:list-item>
        <text:list-item>
          <text:p text:style-name="P67"/>
        </text:list-item>
      </text:list>
      <text:p text:style-name="P68"/>
      <text:p text:style-name="P69"><text:span text:style-name="T69_1">Letter</text:span><text:span text:style-name="T69_2"><text:s/></text:span><text:span text:style-name="T69_3">mechanics</text:span></text:p>
      <text:list text:style-name="LS2" xml:id="list66">
        <text:list-item>
          <text:p text:style-name="P70"><text:span text:style-name="T70_1"><text:s/></text:span><text:span text:style-name="T70_2">transparent</text:span><text:span text:style-name="T70_3"><text:s/>“</text:span><text:span text:style-name="T70_4">tray</text:span><text:span text:style-name="T70_5">”<text:s/></text:span><text:span text:style-name="T70_6">overlay</text:span><text:span text:style-name="T70_7"><text:s/></text:span><text:span text:style-name="T70_8">at</text:span><text:span text:style-name="T70_9"><text:s/></text:span><text:span text:style-name="T70_10">top</text:span><text:span text:style-name="T70_11"><text:s/></text:span><text:span text:style-name="T70_12">of</text:span><text:span text:style-name="T70_13"><text:s/></text:span><text:span text:style-name="T70_14">screen</text:span><text:span text:style-name="T70_15"><text:s/></text:span><text:span text:style-name="T70_16">showing</text:span><text:span text:style-name="T70_17"><text:s/></text:span><text:span text:style-name="T70_18">all</text:span><text:span text:style-name="T70_19"><text:s/></text:span><text:span text:style-name="T70_20">the</text:span><text:span text:style-name="T70_21"><text:s/></text:span><text:span text:style-name="T70_22">letters</text:span><text:span text:style-name="T70_23"><text:s/></text:span><text:span text:style-name="T70_24">and</text:span><text:span text:style-name="T70_25"><text:s/></text:span><text:span text:style-name="T70_26">words</text:span><text:span text:style-name="T70_27"><text:s/></text:span><text:span text:style-name="T70_28">Penny</text:span><text:span text:style-name="T70_29"><text:s/></text:span><text:span text:style-name="T70_30">has</text:span><text:span text:style-name="T70_31"><text:s/></text:span><text:span text:style-name="T70_32">collected</text:span><text:span text:style-name="T70_33"><text:s/>(</text:span><text:span text:style-name="T70_34">letters</text:span><text:span text:style-name="T70_35"><text:s/></text:span><text:span text:style-name="T70_36">on</text:span><text:span text:style-name="T70_37"><text:s/></text:span><text:span text:style-name="T70_38">top</text:span><text:span text:style-name="T70_39">,<text:s/></text:span><text:span text:style-name="T70_40">words</text:span><text:span text:style-name="T70_41"><text:s/></text:span><text:span text:style-name="T70_42">below</text:span><text:span text:style-name="T70_43">)</text:span></text:p>
        </text:list-item>
        <text:list-item>
          <text:p text:style-name="P71"><text:span text:style-name="T71_1">Player</text:span><text:span text:style-name="T71_2"><text:s/></text:span><text:span text:style-name="T71_3">can</text:span><text:span text:style-name="T71_4"><text:s/></text:span><text:span text:style-name="T71_5">click</text:span><text:span text:style-name="T71_6"><text:s/></text:span><text:span text:style-name="T71_7">the</text:span><text:span text:style-name="T71_8"><text:s/></text:span><text:span text:style-name="T71_9">letters</text:span><text:span text:style-name="T71_10"><text:s/></text:span><text:span text:style-name="T71_11">in</text:span><text:span text:style-name="T71_12"><text:s/></text:span><text:span text:style-name="T71_13">the</text:span><text:span text:style-name="T71_14"><text:s/></text:span><text:span text:style-name="T71_15">order</text:span><text:span text:style-name="T71_16"><text:s/></text:span><text:span text:style-name="T71_17">they</text:span><text:span text:style-name="T71_18"><text:s/></text:span><text:span text:style-name="T71_19">want</text:span><text:span text:style-name="T71_20"><text:s/></text:span><text:span text:style-name="T71_21">to</text:span><text:span text:style-name="T71_22"><text:s/></text:span><text:span text:style-name="T71_23">try</text:span><text:span text:style-name="T71_24"><text:s/></text:span><text:span text:style-name="T71_25">making</text:span><text:span text:style-name="T71_26"><text:s/></text:span><text:span text:style-name="T71_27">a</text:span><text:span text:style-name="T71_28"><text:s/></text:span><text:span text:style-name="T71_29">word</text:span></text:p>
        </text:list-item>
        <text:list-item>
          <text:p text:style-name="P72"><text:span text:style-name="T72_1">When</text:span><text:span text:style-name="T72_2"><text:s/></text:span><text:span text:style-name="T72_3">the</text:span><text:span text:style-name="T72_4"><text:s/></text:span><text:span text:style-name="T72_5">correct</text:span><text:span text:style-name="T72_6"><text:s/></text:span><text:span text:style-name="T72_7">letter</text:span><text:span text:style-name="T72_8"><text:s/></text:span><text:span text:style-name="T72_9">are</text:span><text:span text:style-name="T72_10"><text:s/></text:span><text:span text:style-name="T72_11">selected</text:span><text:span text:style-name="T72_12"><text:s/></text:span><text:span text:style-name="T72_13">in</text:span><text:span text:style-name="T72_14"><text:s/></text:span><text:span text:style-name="T72_15">order</text:span><text:span text:style-name="T72_16"><text:s/>(“</text:span><text:span text:style-name="T72_17">B</text:span><text:span text:style-name="T72_18">-</text:span><text:span text:style-name="T72_19">O</text:span><text:span text:style-name="T72_20">-</text:span><text:span text:style-name="T72_21">N</text:span><text:span text:style-name="T72_22">-</text:span><text:span text:style-name="T72_23">E</text:span><text:span text:style-name="T72_24">”<text:s/>“</text:span><text:span text:style-name="T72_25">C</text:span><text:span text:style-name="T72_26">-</text:span><text:span text:style-name="T72_27">O</text:span><text:span text:style-name="T72_28">-</text:span><text:span text:style-name="T72_29">O</text:span><text:span text:style-name="T72_30">-</text:span><text:span text:style-name="T72_31">K</text:span><text:span text:style-name="T72_32">-</text:span><text:span text:style-name="T72_33">I</text:span><text:span text:style-name="T72_34">-</text:span><text:span text:style-name="T72_35">E</text:span><text:span text:style-name="T72_36">”<text:s/>“</text:span><text:span text:style-name="T72_37">F</text:span><text:span text:style-name="T72_38">-</text:span><text:span text:style-name="T72_39">E</text:span><text:span text:style-name="T72_40">-</text:span><text:span text:style-name="T72_41">A</text:span><text:span text:style-name="T72_42">-</text:span><text:span text:style-name="T72_43">T</text:span><text:span text:style-name="T72_44">-</text:span><text:span text:style-name="T72_45">H</text:span><text:span text:style-name="T72_46">-</text:span><text:span text:style-name="T72_47">E</text:span><text:span text:style-name="T72_48">-</text:span><text:span text:style-name="T72_49">R</text:span><text:span text:style-name="T72_50">”),<text:s/></text:span><text:span text:style-name="T72_51">the</text:span><text:span text:style-name="T72_52"><text:s/></text:span><text:span text:style-name="T72_53">letters</text:span><text:span text:style-name="T72_54"><text:s/></text:span><text:span text:style-name="T72_55">disappear</text:span><text:span text:style-name="T72_56"><text:s/></text:span><text:span text:style-name="T72_57">from</text:span><text:span text:style-name="T72_58"><text:s/></text:span><text:span text:style-name="T72_59">the</text:span><text:span text:style-name="T72_60"><text:s/></text:span><text:span text:style-name="T72_61">top</text:span><text:span text:style-name="T72_62"><text:s/></text:span><text:span text:style-name="T72_63">tray</text:span><text:span text:style-name="T72_64">,<text:s/></text:span><text:span text:style-name="T72_65">and</text:span><text:span text:style-name="T72_66"><text:s/></text:span><text:span text:style-name="T72_67">the</text:span><text:span text:style-name="T72_68"><text:s/></text:span><text:span text:style-name="T72_69">new</text:span><text:span text:style-name="T72_70"><text:s/></text:span><text:span text:style-name="T72_71">word</text:span><text:span text:style-name="T72_72"><text:s/></text:span><text:span text:style-name="T72_73">appears</text:span><text:span text:style-name="T72_74"><text:s/></text:span><text:span text:style-name="T72_75">on</text:span><text:span text:style-name="T72_76"><text:s/></text:span><text:span text:style-name="T72_77">the</text:span><text:span text:style-name="T72_78"><text:s/></text:span><text:span text:style-name="T72_79">bottom</text:span><text:span text:style-name="T72_80"><text:s/></text:span><text:span text:style-name="T72_81">tray</text:span><text:span text:style-name="T72_82">)</text:span></text:p>
        </text:list-item>
        <text:list-item>
          <text:p text:style-name="P73"><text:span text:style-name="T73_1">Player</text:span><text:span text:style-name="T73_2"><text:s/></text:span><text:span text:style-name="T73_3">can</text:span><text:span text:style-name="T73_4"><text:s/></text:span><text:span text:style-name="T73_5">drag</text:span><text:span text:style-name="T73_6"><text:s/></text:span><text:span text:style-name="T73_7">a</text:span><text:span text:style-name="T73_8"><text:s/></text:span><text:span text:style-name="T73_9">word</text:span><text:span text:style-name="T73_10"><text:s/></text:span><text:span text:style-name="T73_11">onto</text:span><text:span text:style-name="T73_12"><text:s/></text:span><text:span text:style-name="T73_13">Penny</text:span><text:span text:style-name="T73_14"><text:s/>(</text:span><text:span text:style-name="T73_15">or</text:span><text:span text:style-name="T73_16">,<text:s/></text:span><text:span text:style-name="T73_17">if</text:span><text:span text:style-name="T73_18"><text:s/></text:span><text:span text:style-name="T73_19">simpler</text:span><text:span text:style-name="T73_20">,<text:s/></text:span><text:span text:style-name="T73_21">double</text:span><text:span text:style-name="T73_22"><text:s/></text:span><text:span text:style-name="T73_23">click</text:span><text:span text:style-name="T73_24"><text:s/></text:span><text:span text:style-name="T73_25">the</text:span><text:span text:style-name="T73_26"><text:s/></text:span><text:span text:style-name="T73_27">word</text:span><text:span text:style-name="T73_28">)</text:span></text:p>
          <text:list>
            <text:list-item>
              <text:p text:style-name="P74"><text:span text:style-name="T74_1">if</text:span><text:span text:style-name="T74_2"><text:s/></text:span><text:span text:style-name="T74_3">she</text:span><text:span text:style-name="T74_4"><text:s/></text:span><text:span text:style-name="T74_5">is</text:span><text:span text:style-name="T74_6"><text:s/></text:span><text:span text:style-name="T74_7">not</text:span><text:span text:style-name="T74_8"><text:s/></text:span><text:span text:style-name="T74_9">near</text:span><text:span text:style-name="T74_10"><text:s/></text:span><text:span text:style-name="T74_11">the</text:span><text:span text:style-name="T74_12"><text:s/></text:span><text:span text:style-name="T74_13">appropriate</text:span><text:span text:style-name="T74_14"><text:s/></text:span><text:span text:style-name="T74_15">boss</text:span><text:span text:style-name="T74_16">,<text:s/></text:span><text:span text:style-name="T74_17">nothing</text:span><text:span text:style-name="T74_18"><text:s/></text:span><text:span text:style-name="T74_19">happens</text:span><text:span text:style-name="T74_20"><text:s/>(</text:span><text:span text:style-name="T74_21">word</text:span><text:span text:style-name="T74_22"><text:s/></text:span><text:span text:style-name="T74_23">returns</text:span><text:span text:style-name="T74_24"><text:s/></text:span><text:span text:style-name="T74_25">to</text:span><text:span text:style-name="T74_26"><text:s/></text:span><text:span text:style-name="T74_27">tray</text:span><text:span text:style-name="T74_28">)</text:span></text:p>
            </text:list-item>
            <text:list-item>
              <text:p text:style-name="P75"><text:span text:style-name="T75_1">If</text:span><text:span text:style-name="T75_2"><text:s/></text:span><text:span text:style-name="T75_3">she</text:span><text:span text:style-name="T75_4"><text:s/></text:span><text:span text:style-name="T75_5">is</text:span><text:span text:style-name="T75_6"><text:s/></text:span><text:span text:style-name="T75_7">near</text:span><text:span text:style-name="T75_8"><text:s/></text:span><text:span text:style-name="T75_9">the</text:span><text:span text:style-name="T75_10"><text:s/></text:span><text:span text:style-name="T75_11">appropriate</text:span><text:span text:style-name="T75_12"><text:s/></text:span><text:span text:style-name="T75_13">boss</text:span><text:span text:style-name="T75_14">,<text:s/></text:span><text:span text:style-name="T75_15">word</text:span><text:span text:style-name="T75_16"><text:s/></text:span><text:span text:style-name="T75_17">disappears</text:span><text:span text:style-name="T75_18"><text:s/></text:span><text:span text:style-name="T75_19">from</text:span><text:span text:style-name="T75_20"><text:s/></text:span><text:span text:style-name="T75_21">tray</text:span><text:span text:style-name="T75_22">,<text:s/></text:span><text:span text:style-name="T75_23">boss</text:span><text:span text:style-name="T75_24"><text:s/></text:span><text:span text:style-name="T75_25">is</text:span><text:span text:style-name="T75_26"><text:s/></text:span><text:span text:style-name="T75_27">considered</text:span><text:span text:style-name="T75_28"><text:s/></text:span><text:span text:style-name="T75_29">cleared</text:span><text:span text:style-name="T75_30"><text:s/>(</text:span><text:span text:style-name="T75_31">triggers</text:span><text:span text:style-name="T75_32"><text:s/></text:span><text:span text:style-name="T75_33">the</text:span><text:span text:style-name="T75_34"><text:s/></text:span><text:span text:style-name="T75_35">boss</text:span><text:span text:style-name="T75_36"><text:s/></text:span><text:span text:style-name="T75_37">leaving</text:span><text:span text:style-name="T75_38">)</text:span></text:p>
            </text:list-item>
          </text:list>
        </text:list-item>
      </text:list>
      <text:p text:style-name="P76"/>
      <text:p text:style-name="P77"/>
      <text:p text:style-name="P78"><text:span text:style-name="T78_1">Level</text:span><text:span text:style-name="T78_2">:</text:span></text:p>
      <text:list text:style-name="LS3" xml:id="list72">
        <text:list-item>
          <text:p text:style-name="P79"><text:span text:style-name="T79_1">Beginning</text:span><text:span text:style-name="T79_2">/</text:span><text:span text:style-name="T79_3">ending</text:span><text:span text:style-name="T79_4"><text:s/>-<text:s/></text:span><text:span text:style-name="T79_5">single</text:span><text:span text:style-name="T79_6"><text:s/></text:span><text:span text:style-name="T79_7">room</text:span><text:span text:style-name="T79_8"><text:s/>(</text:span><text:span text:style-name="T79_9">size</text:span><text:span text:style-name="T79_10"><text:s/></text:span><text:span text:style-name="T79_11">of</text:span><text:span text:style-name="T79_12"><text:s/></text:span><text:span text:style-name="T79_13">screen</text:span><text:span text:style-name="T79_14"><text:s/></text:span><text:span text:style-name="T79_15">with</text:span><text:span text:style-name="T79_16"><text:s/>64<text:s/></text:span><text:span text:style-name="T79_17">pixel</text:span><text:span text:style-name="T79_18"><text:s/></text:span><text:span text:style-name="T79_19">walls</text:span><text:span text:style-name="T79_20">/</text:span><text:span text:style-name="T79_21">floor</text:span><text:span text:style-name="T79_22">/</text:span><text:span text:style-name="T79_23">ceiling</text:span><text:span text:style-name="T79_24">?)</text:span></text:p>
        </text:list-item>
        <text:list-item>
          <text:p text:style-name="P80"><text:span text:style-name="T80_1">Main</text:span><text:span text:style-name="T80_2"><text:s/></text:span><text:span text:style-name="T80_3">level</text:span><text:span text:style-name="T80_4">:<text:s/></text:span><text:span text:style-name="T80_5">Straight</text:span><text:span text:style-name="T80_6"><text:s/></text:span><text:span text:style-name="T80_7">plane</text:span><text:span text:style-name="T80_8"><text:s/>(</text:span><text:span text:style-name="T80_9">approx</text:span><text:span text:style-name="T80_10"><text:s/>64<text:s/></text:span><text:span text:style-name="T80_11">pixels</text:span><text:span text:style-name="T80_12"><text:s/></text:span><text:span text:style-name="T80_13">off</text:span><text:span text:style-name="T80_14"><text:s/></text:span><text:span text:style-name="T80_15">of</text:span><text:span text:style-name="T80_16"><text:s/></text:span><text:span text:style-name="T80_17">bottom</text:span><text:span text:style-name="T80_18"><text:s/></text:span><text:span text:style-name="T80_19">of</text:span><text:span text:style-name="T80_20"><text:s/></text:span><text:span text:style-name="T80_21">screen</text:span><text:span text:style-name="T80_22">?)<text:s/></text:span><text:span text:style-name="T80_23">EXCEPT</text:span><text:span text:style-name="T80_24"><text:s/></text:span><text:span text:style-name="T80_25">after</text:span><text:span text:style-name="T80_26"><text:s/></text:span><text:span text:style-name="T80_27">second</text:span><text:span text:style-name="T80_28"><text:s/></text:span><text:span text:style-name="T80_29">boss</text:span></text:p>
          <text:list>
            <text:list-item>
              <text:p text:style-name="P81"><text:span text:style-name="T81_1">after</text:span><text:span text:style-name="T81_2"><text:s/></text:span><text:span text:style-name="T81_3">second</text:span><text:span text:style-name="T81_4"><text:s/></text:span><text:span text:style-name="T81_5">boss</text:span><text:span text:style-name="T81_6">,<text:s/></text:span><text:span text:style-name="T81_7">have</text:span><text:span text:style-name="T81_8"><text:s/></text:span><text:span text:style-name="T81_9">slope</text:span><text:span text:style-name="T81_10"><text:s/></text:span><text:span text:style-name="T81_11">with</text:span><text:span text:style-name="T81_12"><text:s/></text:span><text:span text:style-name="T81_13">occasional</text:span><text:span text:style-name="T81_14"><text:s/></text:span><text:span text:style-name="T81_15">high</text:span><text:span text:style-name="T81_16"><text:s/></text:span><text:span text:style-name="T81_17">crags</text:span></text:p>
              <text:list>
                <text:list-item>
                  <text:p text:style-name="P82"><text:span text:style-name="T82_1">goat</text:span><text:span text:style-name="T82_2"><text:s/></text:span><text:span text:style-name="T82_3">is</text:span><text:span text:style-name="T82_4"><text:s/></text:span><text:span text:style-name="T82_5">NOT</text:span><text:span text:style-name="T82_6"><text:s/></text:span><text:span text:style-name="T82_7">slowed</text:span><text:span text:style-name="T82_8"><text:s/></text:span><text:span text:style-name="T82_9">by</text:span><text:span text:style-name="T82_10"><text:s/></text:span><text:span text:style-name="T82_11">slope</text:span><text:span text:style-name="T82_12">,<text:s/></text:span><text:span text:style-name="T82_13">Penny</text:span><text:span text:style-name="T82_14"><text:s/></text:span><text:span text:style-name="T82_15">is</text:span></text:p>
                </text:list-item>
                <text:list-item>
                  <text:p text:style-name="P83"><text:span text:style-name="T83_1">last</text:span><text:span text:style-name="T83_2"><text:s/></text:span><text:span text:style-name="T83_3">platform</text:span><text:span text:style-name="T83_4"><text:s/></text:span><text:span text:style-name="T83_5">should</text:span><text:span text:style-name="T83_6"><text:s/></text:span><text:span text:style-name="T83_7">be</text:span><text:span text:style-name="T83_8"><text:s/></text:span><text:span text:style-name="T83_9">low</text:span><text:span text:style-name="T83_10"><text:s/></text:span><text:span text:style-name="T83_11">enough</text:span><text:span text:style-name="T83_12"><text:s/></text:span><text:span text:style-name="T83_13">to</text:span><text:span text:style-name="T83_14"><text:s/></text:span><text:span text:style-name="T83_15">fit</text:span><text:span text:style-name="T83_16"><text:s/></text:span><text:span text:style-name="T83_17">the</text:span><text:span text:style-name="T83_18"><text:s/></text:span><text:span text:style-name="T83_19">Boss</text:span><text:span text:style-name="T83_20"><text:s/>3<text:s/></text:span><text:span text:style-name="T83_21">sprite</text:span></text:p>
                </text:list-item>
              </text:list>
            </text:list-item>
          </text:list>
        </text:list-item>
        <text:list-item>
          <text:p text:style-name="P84"><text:span text:style-name="T84_1">After</text:span><text:span text:style-name="T84_2"><text:s/></text:span><text:span text:style-name="T84_3">third</text:span><text:span text:style-name="T84_4"><text:s/></text:span><text:span text:style-name="T84_5">boss</text:span><text:span text:style-name="T84_6">,<text:s/></text:span><text:span text:style-name="T84_7">for</text:span><text:span text:style-name="T84_8"><text:s/></text:span><text:span text:style-name="T84_9">prototype</text:span><text:span text:style-name="T84_10">,<text:s/></text:span><text:span text:style-name="T84_11">have</text:span><text:span text:style-name="T84_12"><text:s/></text:span><text:span text:style-name="T84_13">drop</text:span><text:span text:style-name="T84_14"><text:s/></text:span><text:span text:style-name="T84_15">back</text:span><text:span text:style-name="T84_16"><text:s/></text:span><text:span text:style-name="T84_17">down</text:span><text:span text:style-name="T84_18"><text:s/></text:span><text:span text:style-name="T84_19">to</text:span><text:span text:style-name="T84_20"><text:s/></text:span><text:span text:style-name="T84_21">basic</text:span><text:span text:style-name="T84_22"><text:s/></text:span><text:span text:style-name="T84_23">plane</text:span><text:span text:style-name="T84_24">.<text:s/></text:span><text:span text:style-name="T84_25">Character</text:span><text:span text:style-name="T84_26"><text:s/></text:span><text:span text:style-name="T84_27">will</text:span><text:span text:style-name="T84_28"><text:s/></text:span><text:span text:style-name="T84_29">drop</text:span><text:span text:style-name="T84_30"><text:s/></text:span><text:span text:style-name="T84_31">down</text:span><text:span text:style-name="T84_32"><text:s/></text:span><text:span text:style-name="T84_33">in</text:span><text:span text:style-name="T84_34"><text:s/></text:span><text:span text:style-name="T84_35">a</text:span><text:span text:style-name="T84_36"><text:s/></text:span><text:span text:style-name="T84_37">cutscene</text:span><text:span text:style-name="T84_38"><text:s/></text:span><text:span text:style-name="T84_39">and</text:span><text:span text:style-name="T84_40"><text:s/></text:span><text:span text:style-name="T84_41">run</text:span><text:span text:style-name="T84_42"><text:s/></text:span><text:span text:style-name="T84_43">offscreen</text:span><text:span text:style-name="T84_44"><text:s/>(</text:span><text:span text:style-name="T84_45">i</text:span><text:span text:style-name="T84_46">.</text:span><text:span text:style-name="T84_47">e</text:span><text:span text:style-name="T84_48">.<text:s/></text:span><text:span text:style-name="T84_49">into</text:span><text:span text:style-name="T84_50"><text:s/></text:span><text:span text:style-name="T84_51">the</text:span><text:span text:style-name="T84_52"><text:s/>“</text:span><text:span text:style-name="T84_53">house</text:span><text:span text:style-name="T84_54">”)</text:span></text:p>
        </text:list-item>
        <text:list-item>
          <text:p text:style-name="P85"><text:span text:style-name="T85_1">Letters</text:span><text:span text:style-name="T85_2">,<text:s/></text:span><text:span text:style-name="T85_3">hidden</text:span><text:span text:style-name="T85_4"><text:s/></text:span><text:span text:style-name="T85_5">sprites</text:span><text:span text:style-name="T85_6">,<text:s/></text:span><text:span text:style-name="T85_7">and</text:span><text:span text:style-name="T85_8"><text:s/></text:span><text:span text:style-name="T85_9">empty</text:span><text:span text:style-name="T85_10"><text:s/></text:span><text:span text:style-name="T85_11">sprites</text:span><text:span text:style-name="T85_12"><text:s/></text:span><text:span text:style-name="T85_13">strewn</text:span><text:span text:style-name="T85_14"><text:s/></text:span><text:span text:style-name="T85_15">throughout</text:span><text:span text:style-name="T85_16"><text:s/></text:span><text:span text:style-name="T85_17">each</text:span><text:span text:style-name="T85_18"><text:s/></text:span><text:span text:style-name="T85_19">level</text:span><text:span text:style-name="T85_20"><text:s/></text:span><text:span text:style-name="T85_21">section</text:span><text:span text:style-name="T85_22"><text:s/></text:span><text:span text:style-name="T85_23">at</text:span><text:span text:style-name="T85_24"><text:s/>“</text:span><text:span text:style-name="T85_25">random</text:span><text:span text:style-name="T85_26">”<text:s/></text:span><text:span text:style-name="T85_27">as</text:span><text:span text:style-name="T85_28"><text:s/></text:span><text:span text:style-name="T85_29">per</text:span><text:span text:style-name="T85_30"><text:s/></text:span><text:span text:style-name="T85_31">letter</text:span><text:span text:style-name="T85_32"><text:s/></text:span><text:span text:style-name="T85_33">instructions</text:span><text:span text:style-name="T85_34"><text:s/>(</text:span><text:span text:style-name="T85_35">we</text:span><text:span text:style-name="T85_36">’</text:span><text:span text:style-name="T85_37">ll</text:span><text:span text:style-name="T85_38"><text:s/></text:span><text:span text:style-name="T85_39">experiment</text:span><text:span text:style-name="T85_40"><text:s/></text:span><text:span text:style-name="T85_41">to</text:span><text:span text:style-name="T85_42"><text:s/></text:span><text:span text:style-name="T85_43">figure</text:span><text:span text:style-name="T85_44"><text:s/></text:span><text:span text:style-name="T85_45">out</text:span><text:span text:style-name="T85_46"><text:s/></text:span><text:span text:style-name="T85_47">best</text:span><text:span text:style-name="T85_48"><text:s/></text:span><text:span text:style-name="T85_49">placement</text:span><text:span text:style-name="T85_50"><text:s/></text:span><text:span text:style-name="T85_51">etc</text:span><text:span text:style-name="T85_52">)</text:span></text:p>
        </text:list-item>
      </text:list>
      <text:p text:style-name="P86"/>
      <text:p text:style-name="P87"><text:span text:style-name="T87_1">Dialogue</text:span><text:span text:style-name="T87_2">/</text:span><text:span text:style-name="T87_3">audio</text:span><text:span text:style-name="T87_4"><text:s/></text:span><text:span text:style-name="T87_5">cues</text:span><text:span text:style-name="T87_6"><text:s/></text:span><text:span text:style-name="T87_7">and</text:span><text:span text:style-name="T87_8"><text:s/></text:span><text:span text:style-name="T87_9">triggers</text:span></text:p>
      <text:list text:style-name="LS4" xml:id="list79">
        <text:list-item>
          <text:p text:style-name="P88"><text:span text:style-name="T88_1"><text:s/></text:span><text:span text:style-name="T88_2">first</text:span><text:span text:style-name="T88_3"><text:s/></text:span><text:span text:style-name="T88_4">scene</text:span><text:span text:style-name="T88_5"><text:s/>(</text:span><text:span text:style-name="T88_6">full</text:span><text:span text:style-name="T88_7"><text:s/></text:span><text:span text:style-name="T88_8">conversation</text:span><text:span text:style-name="T88_9"><text:s/></text:span><text:span text:style-name="T88_10">with</text:span><text:span text:style-name="T88_11"><text:s/></text:span><text:span text:style-name="T88_12">mother</text:span><text:span text:style-name="T88_13"><text:s/></text:span><text:span text:style-name="T88_14">in</text:span><text:span text:style-name="T88_15"><text:s/></text:span><text:span text:style-name="T88_16">beginning</text:span><text:span text:style-name="T88_17"><text:s/></text:span><text:span text:style-name="T88_18">scene</text:span><text:span text:style-name="T88_19">)</text:span></text:p>
        </text:list-item>
        <text:list-item>
          <text:p text:style-name="P89"><text:span text:style-name="T89_1">Transition</text:span><text:span text:style-name="T89_2"><text:s/></text:span><text:span text:style-name="T89_3">from</text:span><text:span text:style-name="T89_4"><text:s/></text:span><text:span text:style-name="T89_5">inside</text:span><text:span text:style-name="T89_6"><text:s/></text:span><text:span text:style-name="T89_7">the</text:span><text:span text:style-name="T89_8"><text:s/></text:span><text:span text:style-name="T89_9">house</text:span><text:span text:style-name="T89_10"><text:s/></text:span><text:span text:style-name="T89_11">to</text:span><text:span text:style-name="T89_12"><text:s/></text:span><text:span text:style-name="T89_13">suburban</text:span><text:span text:style-name="T89_14"><text:s/></text:span><text:span text:style-name="T89_15">street</text:span><text:span text:style-name="T89_16"><text:s/>(</text:span><text:span text:style-name="T89_17">setting</text:span><text:span text:style-name="T89_18"><text:s/></text:span><text:span text:style-name="T89_19">the</text:span><text:span text:style-name="T89_20"><text:s/></text:span><text:span text:style-name="T89_21">scene</text:span><text:span text:style-name="T89_22"><text:s/>-<text:s/>“</text:span><text:span text:style-name="T89_23">So</text:span><text:span text:style-name="T89_24"><text:s/></text:span><text:span text:style-name="T89_25">I</text:span><text:span text:style-name="T89_26"><text:s/></text:span><text:span text:style-name="T89_27">was</text:span><text:span text:style-name="T89_28"><text:s/></text:span><text:span text:style-name="T89_29">walking</text:span><text:span text:style-name="T89_30"><text:s/></text:span><text:span text:style-name="T89_31">home</text:span><text:span text:style-name="T89_32"><text:s/></text:span><text:span text:style-name="T89_33">when</text:span><text:span text:style-name="T89_34"><text:s/></text:span><text:span text:style-name="T89_35">I</text:span><text:span text:style-name="T89_36"><text:s/></text:span><text:span text:style-name="T89_37">took</text:span><text:span text:style-name="T89_38"><text:s/></text:span><text:span text:style-name="T89_39">a</text:span><text:span text:style-name="T89_40"><text:s/></text:span><text:span text:style-name="T89_41">wrong</text:span><text:span text:style-name="T89_42"><text:s/></text:span><text:span text:style-name="T89_43">turn</text:span><text:span text:style-name="T89_44"><text:s/></text:span><text:span text:style-name="T89_45">and</text:span><text:span text:style-name="T89_46"><text:s/></text:span><text:span text:style-name="T89_47">got</text:span><text:span text:style-name="T89_48"><text:s/></text:span><text:span text:style-name="T89_49">lost</text:span><text:span text:style-name="T89_50">...”)</text:span></text:p>
          <text:list>
            <text:list-item>
              <text:list>
                <text:list-item>
                  <text:p text:style-name="P90"><text:span text:style-name="T90_1">NON</text:span><text:span text:style-name="T90_2"><text:s/></text:span><text:span text:style-name="T90_3">DIALOGUE</text:span><text:span text:style-name="T90_4"><text:s/>-<text:s/></text:span><text:span text:style-name="T90_5">quick</text:span><text:span text:style-name="T90_6"><text:s/></text:span><text:span text:style-name="T90_7">text</text:span><text:span text:style-name="T90_8"><text:s/></text:span><text:span text:style-name="T90_9">box</text:span><text:span text:style-name="T90_10"><text:s/></text:span><text:span text:style-name="T90_11">giving</text:span><text:span text:style-name="T90_12"><text:s/></text:span><text:span text:style-name="T90_13">movement</text:span><text:span text:style-name="T90_14"><text:s/></text:span><text:span text:style-name="T90_15">tutorial</text:span><text:span text:style-name="T90_16"><text:s/>(</text:span><text:span text:style-name="T90_17">use</text:span><text:span text:style-name="T90_18"><text:s/></text:span><text:span text:style-name="T90_19">arrow</text:span><text:span text:style-name="T90_20"><text:s/></text:span><text:span text:style-name="T90_21">keys</text:span><text:span text:style-name="T90_22"><text:s/></text:span><text:span text:style-name="T90_23">to</text:span><text:span text:style-name="T90_24"><text:s/></text:span><text:span text:style-name="T90_25">move</text:span><text:span text:style-name="T90_26">,<text:s/></text:span><text:span text:style-name="T90_27">space</text:span><text:span text:style-name="T90_28"><text:s/></text:span><text:span text:style-name="T90_29">to</text:span><text:span text:style-name="T90_30"><text:s/></text:span><text:span text:style-name="T90_31">jump</text:span><text:span text:style-name="T90_32">)</text:span></text:p>
                </text:list-item>
              </text:list>
            </text:list-item>
          </text:list>
        </text:list-item>
        <text:list-item>
          <text:p text:style-name="P91"><text:span text:style-name="T91_1">First</text:span><text:span text:style-name="T91_2"><text:s/></text:span><text:span text:style-name="T91_3">time</text:span><text:span text:style-name="T91_4"><text:s/></text:span><text:span text:style-name="T91_5">Penny</text:span><text:span text:style-name="T91_6"><text:s/></text:span><text:span text:style-name="T91_7">encounters</text:span><text:span text:style-name="T91_8"><text:s/></text:span><text:span text:style-name="T91_9">a</text:span><text:span text:style-name="T91_10"><text:s/></text:span><text:span text:style-name="T91_11">yappy</text:span><text:span text:style-name="T91_12"><text:s/></text:span><text:span text:style-name="T91_13">dog</text:span><text:span text:style-name="T91_14"><text:s/></text:span><text:span text:style-name="T91_15">minion</text:span><text:span text:style-name="T91_16"><text:s/>(“</text:span><text:span text:style-name="T91_17">And</text:span><text:span text:style-name="T91_18"><text:s/></text:span><text:span text:style-name="T91_19">then</text:span><text:span text:style-name="T91_20"><text:s/></text:span><text:span text:style-name="T91_21">there</text:span><text:span text:style-name="T91_22"><text:s/></text:span><text:span text:style-name="T91_23">was</text:span><text:span text:style-name="T91_24"><text:s/></text:span><text:span text:style-name="T91_25">a</text:span><text:span text:style-name="T91_26"><text:s/></text:span><text:span text:style-name="T91_27">dog</text:span><text:span text:style-name="T91_28">,<text:s/></text:span><text:span text:style-name="T91_29">and</text:span><text:span text:style-name="T91_30"><text:s/></text:span><text:span text:style-name="T91_31">it</text:span><text:span text:style-name="T91_32"><text:s/></text:span><text:span text:style-name="T91_33">was</text:span><text:span text:style-name="T91_34"><text:s/></text:span><text:span text:style-name="T91_35">mean</text:span><text:span text:style-name="T91_36">,<text:s/></text:span><text:span text:style-name="T91_37">woof</text:span><text:span text:style-name="T91_38"><text:s/></text:span><text:span text:style-name="T91_39">woof</text:span><text:span text:style-name="T91_40">,<text:s/></text:span><text:span text:style-name="T91_41">etc</text:span><text:span text:style-name="T91_42">”)</text:span></text:p>
        </text:list-item>
        <text:list-item>
          <text:p text:style-name="P92"><text:span text:style-name="T92_1">Introducing</text:span><text:span text:style-name="T92_2"><text:s/></text:span><text:span text:style-name="T92_3">the</text:span><text:span text:style-name="T92_4"><text:s/></text:span><text:span text:style-name="T92_5">taser</text:span><text:span text:style-name="T92_6">,<text:s/></text:span><text:span text:style-name="T92_7">possibly</text:span><text:span text:style-name="T92_8"><text:s/></text:span><text:span text:style-name="T92_9">as</text:span><text:span text:style-name="T92_10"><text:s/></text:span><text:span text:style-name="T92_11">part</text:span><text:span text:style-name="T92_12"><text:s/></text:span><text:span text:style-name="T92_13">of</text:span><text:span text:style-name="T92_14"><text:s/></text:span><text:span text:style-name="T92_15">previous</text:span><text:span text:style-name="T92_16"><text:s/></text:span><text:span text:style-name="T92_17">dog</text:span><text:span text:style-name="T92_18"><text:s/></text:span><text:span text:style-name="T92_19">minion</text:span><text:span text:style-name="T92_20"><text:s/></text:span><text:span text:style-name="T92_21">encounter</text:span><text:span text:style-name="T92_22"><text:s/>(“</text:span><text:span text:style-name="T92_23">SO</text:span><text:span text:style-name="T92_24"><text:s/></text:span><text:span text:style-name="T92_25">I</text:span><text:span text:style-name="T92_26"><text:s/></text:span><text:span text:style-name="T92_27">pulled</text:span><text:span text:style-name="T92_28"><text:s/></text:span><text:span text:style-name="T92_29">out</text:span><text:span text:style-name="T92_30"><text:s/></text:span><text:span text:style-name="T92_31">my</text:span><text:span text:style-name="T92_32"><text:s/></text:span><text:span text:style-name="T92_33">taser</text:span><text:span text:style-name="T92_34">!”)</text:span></text:p>
          <text:list>
            <text:list-item>
              <text:list>
                <text:list-item>
                  <text:p text:style-name="P93"><text:span text:style-name="T93_1">NON</text:span><text:span text:style-name="T93_2"><text:s/></text:span><text:span text:style-name="T93_3">DIALOGUE</text:span><text:span text:style-name="T93_4">:<text:s/></text:span><text:span text:style-name="T93_5">quick</text:span><text:span text:style-name="T93_6"><text:s/></text:span><text:span text:style-name="T93_7">tutorial</text:span><text:span text:style-name="T93_8"><text:s/></text:span><text:span text:style-name="T93_9">text</text:span><text:span text:style-name="T93_10"><text:s/></text:span><text:span text:style-name="T93_11">saying</text:span><text:span text:style-name="T93_12"><text:s/></text:span><text:span text:style-name="T93_13">which</text:span><text:span text:style-name="T93_14"><text:s/></text:span><text:span text:style-name="T93_15">button</text:span><text:span text:style-name="T93_16"><text:s/></text:span><text:span text:style-name="T93_17">to</text:span><text:span text:style-name="T93_18"><text:s/></text:span><text:span text:style-name="T93_19">hold</text:span><text:span text:style-name="T93_20"><text:s/></text:span><text:span text:style-name="T93_21">for</text:span><text:span text:style-name="T93_22"><text:s/></text:span><text:span text:style-name="T93_23">the</text:span><text:span text:style-name="T93_24"><text:s/></text:span><text:span text:style-name="T93_25">taser</text:span><text:span text:style-name="T93_26"><text:s/>(“</text:span><text:span text:style-name="T93_27">Hold</text:span><text:span text:style-name="T93_28"><text:s/></text:span><text:span text:style-name="T93_29">C</text:span><text:span text:style-name="T93_30"><text:s/></text:span><text:span text:style-name="T93_31">to</text:span><text:span text:style-name="T93_32"><text:s/></text:span><text:span text:style-name="T93_33">use</text:span><text:span text:style-name="T93_34"><text:s/></text:span><text:span text:style-name="T93_35">the</text:span><text:span text:style-name="T93_36"><text:s/></text:span><text:span text:style-name="T93_37">taser</text:span><text:span text:style-name="T93_38">”)</text:span></text:p>
                </text:list-item>
              </text:list>
            </text:list-item>
          </text:list>
        </text:list-item>
        <text:list-item>
          <text:p text:style-name="P94"><text:span text:style-name="T94_1">The</text:span><text:span text:style-name="T94_2"><text:s/></text:span><text:span text:style-name="T94_3">FIRST</text:span><text:span text:style-name="T94_4"><text:s/></text:span><text:span text:style-name="T94_5">time</text:span><text:span text:style-name="T94_6"><text:s/></text:span><text:span text:style-name="T94_7">the</text:span><text:span text:style-name="T94_8"><text:s/></text:span><text:span text:style-name="T94_9">player</text:span><text:span text:style-name="T94_10"><text:s/></text:span><text:span text:style-name="T94_11">kills</text:span><text:span text:style-name="T94_12"><text:s/></text:span><text:span text:style-name="T94_13">a</text:span><text:span text:style-name="T94_14"><text:s/></text:span><text:span text:style-name="T94_15">minion</text:span><text:span text:style-name="T94_16"><text:s/></text:span><text:span text:style-name="T94_17">with</text:span><text:span text:style-name="T94_18"><text:s/></text:span><text:span text:style-name="T94_19">the</text:span><text:span text:style-name="T94_20"><text:s/></text:span><text:span text:style-name="T94_21">taser</text:span><text:span text:style-name="T94_22"><text:s/>(“</text:span><text:span text:style-name="T94_23">And</text:span><text:span text:style-name="T94_24"><text:s/></text:span><text:span text:style-name="T94_25">then</text:span><text:span text:style-name="T94_26"><text:s/></text:span><text:span text:style-name="T94_27">I</text:span><text:span text:style-name="T94_28"><text:s/></text:span><text:span text:style-name="T94_29">zapped</text:span><text:span text:style-name="T94_30"><text:s/></text:span><text:span text:style-name="T94_31">it</text:span><text:span text:style-name="T94_32">,<text:s/></text:span><text:span text:style-name="T94_33">and</text:span><text:span text:style-name="T94_34"><text:s/></text:span><text:span text:style-name="T94_35">then</text:span><text:span text:style-name="T94_36">...<text:s/></text:span><text:span text:style-name="T94_37">it</text:span><text:span text:style-name="T94_38"><text:s/></text:span><text:span text:style-name="T94_39">went</text:span><text:span text:style-name="T94_40"><text:s/></text:span><text:span text:style-name="T94_41">POOF</text:span><text:span text:style-name="T94_42">!”)</text:span></text:p>
        </text:list-item>
        <text:list-item>
          <text:p text:style-name="P95"><text:span text:style-name="T95_1">?????<text:s/></text:span><text:span text:style-name="T95_2">First</text:span><text:span text:style-name="T95_3"><text:s/></text:span><text:span text:style-name="T95_4">time</text:span><text:span text:style-name="T95_5"><text:s/></text:span><text:span text:style-name="T95_6">Penny</text:span><text:span text:style-name="T95_7"><text:s/></text:span><text:span text:style-name="T95_8">encounters</text:span><text:span text:style-name="T95_9"><text:s/></text:span><text:span text:style-name="T95_10">a</text:span><text:span text:style-name="T95_11"><text:s/></text:span><text:span text:style-name="T95_12">letter</text:span><text:span text:style-name="T95_13"><text:s/>(</text:span><text:span text:style-name="T95_14">placeholder</text:span><text:span text:style-name="T95_15"><text:s/></text:span><text:span text:style-name="T95_16">in</text:span><text:span text:style-name="T95_17"><text:s/></text:span><text:span text:style-name="T95_18">case</text:span><text:span text:style-name="T95_19"><text:s/></text:span><text:span text:style-name="T95_20">we</text:span><text:span text:style-name="T95_21">’</text:span><text:span text:style-name="T95_22">d</text:span><text:span text:style-name="T95_23"><text:s/></text:span><text:span text:style-name="T95_24">like</text:span><text:span text:style-name="T95_25"><text:s/></text:span><text:span text:style-name="T95_26">to</text:span><text:span text:style-name="T95_27"><text:s/></text:span><text:span text:style-name="T95_28">have</text:span><text:span text:style-name="T95_29"><text:s/></text:span><text:span text:style-name="T95_30">some</text:span><text:span text:style-name="T95_31"><text:s/></text:span><text:span text:style-name="T95_32">incharacter</text:span><text:span text:style-name="T95_33"><text:s/></text:span><text:span text:style-name="T95_34">explanation</text:span><text:span text:style-name="T95_35"><text:s/></text:span><text:span text:style-name="T95_36">for</text:span><text:span text:style-name="T95_37"><text:s/></text:span><text:span text:style-name="T95_38">letters</text:span><text:span text:style-name="T95_39">,<text:s/></text:span><text:span text:style-name="T95_40">e</text:span><text:span text:style-name="T95_41">.</text:span><text:span text:style-name="T95_42">g</text:span><text:span text:style-name="T95_43">.<text:s/></text:span><text:span text:style-name="T95_44">maybe</text:span><text:span text:style-name="T95_45"><text:s/></text:span><text:span text:style-name="T95_46">the</text:span><text:span text:style-name="T95_47"><text:s/></text:span><text:span text:style-name="T95_48">mother</text:span><text:span text:style-name="T95_49"><text:s/></text:span><text:span text:style-name="T95_50">asks</text:span><text:span text:style-name="T95_51">,<text:s/>“</text:span><text:span text:style-name="T95_52">Have</text:span><text:span text:style-name="T95_53"><text:s/></text:span><text:span text:style-name="T95_54">you</text:span><text:span text:style-name="T95_55"><text:s/></text:span><text:span text:style-name="T95_56">been</text:span><text:span text:style-name="T95_57"><text:s/></text:span><text:span text:style-name="T95_58">practicing</text:span><text:span text:style-name="T95_59"><text:s/></text:span><text:span text:style-name="T95_60">your</text:span><text:span text:style-name="T95_61"><text:s/></text:span><text:span text:style-name="T95_62">spelling</text:span><text:span text:style-name="T95_63">?”)</text:span></text:p>
        </text:list-item>
        <text:list-item>
          <text:p text:style-name="P96"><text:span text:style-name="T96_1">First</text:span><text:span text:style-name="T96_2"><text:s/></text:span><text:span text:style-name="T96_3">time</text:span><text:span text:style-name="T96_4"><text:s/></text:span><text:span text:style-name="T96_5">Penny</text:span><text:span text:style-name="T96_6"><text:s/></text:span><text:span text:style-name="T96_7">encounters</text:span><text:span text:style-name="T96_8"><text:s/></text:span><text:span text:style-name="T96_9">a</text:span><text:span text:style-name="T96_10"><text:s/>“</text:span><text:span text:style-name="T96_11">hiding</text:span><text:span text:style-name="T96_12">”<text:s/></text:span><text:span text:style-name="T96_13">word</text:span><text:span text:style-name="T96_14">/</text:span><text:span text:style-name="T96_15">letter</text:span><text:span text:style-name="T96_16"><text:s/></text:span><text:span text:style-name="T96_17">thing</text:span><text:span text:style-name="T96_18">,<text:s/></text:span><text:span text:style-name="T96_19">hinting</text:span><text:span text:style-name="T96_20"><text:s/></text:span><text:span text:style-name="T96_21">for</text:span><text:span text:style-name="T96_22"><text:s/></text:span><text:span text:style-name="T96_23">player</text:span><text:span text:style-name="T96_24"><text:s/></text:span><text:span text:style-name="T96_25">to</text:span><text:span text:style-name="T96_26"><text:s/></text:span><text:span text:style-name="T96_27">explore</text:span><text:span text:style-name="T96_28"><text:s/>(“</text:span><text:span text:style-name="T96_29">And</text:span><text:span text:style-name="T96_30"><text:s/></text:span><text:span text:style-name="T96_31">then</text:span><text:span text:style-name="T96_32"><text:s/></text:span><text:span text:style-name="T96_33">I</text:span><text:span text:style-name="T96_34"><text:s/></text:span><text:span text:style-name="T96_35">saw</text:span><text:span text:style-name="T96_36"><text:s/></text:span><text:span text:style-name="T96_37">a</text:span><text:span text:style-name="T96_38"><text:s/></text:span><text:span text:style-name="T96_39">bush</text:span><text:span text:style-name="T96_40">,<text:s/></text:span><text:span text:style-name="T96_41">and</text:span><text:span text:style-name="T96_42"><text:s/></text:span><text:span text:style-name="T96_43">it</text:span><text:span text:style-name="T96_44"><text:s/></text:span><text:span text:style-name="T96_45">was</text:span><text:span text:style-name="T96_46"><text:s/></text:span><text:span text:style-name="T96_47">shaking</text:span><text:span text:style-name="T96_48">,<text:s/></text:span><text:span text:style-name="T96_49">and</text:span><text:span text:style-name="T96_50"><text:s/></text:span><text:span text:style-name="T96_51">I</text:span><text:span text:style-name="T96_52"><text:s/></text:span><text:span text:style-name="T96_53">had</text:span><text:span text:style-name="T96_54"><text:s/></text:span><text:span text:style-name="T96_55">to</text:span><text:span text:style-name="T96_56"><text:s/></text:span><text:span text:style-name="T96_57">check</text:span><text:span text:style-name="T96_58"><text:s/></text:span><text:span text:style-name="T96_59">it</text:span><text:span text:style-name="T96_60"><text:s/></text:span><text:span text:style-name="T96_61">out</text:span><text:span text:style-name="T96_62">!”)</text:span></text:p>
          <text:list>
            <text:list-item>
              <text:list>
                <text:list-item>
                  <text:p text:style-name="P97"><text:span text:style-name="T97_1">NON</text:span><text:span text:style-name="T97_2"><text:s/></text:span><text:span text:style-name="T97_3">DIALOGUE</text:span><text:span text:style-name="T97_4">:<text:s/></text:span><text:span text:style-name="T97_5">quick</text:span><text:span text:style-name="T97_6"><text:s/></text:span><text:span text:style-name="T97_7">tutorial</text:span><text:span text:style-name="T97_8"><text:s/></text:span><text:span text:style-name="T97_9">text</text:span><text:span text:style-name="T97_10"><text:s/></text:span><text:span text:style-name="T97_11">saying</text:span><text:span text:style-name="T97_12"><text:s/></text:span><text:span text:style-name="T97_13">which</text:span><text:span text:style-name="T97_14"><text:s/></text:span><text:span text:style-name="T97_15">button</text:span><text:span text:style-name="T97_16"><text:s/></text:span><text:span text:style-name="T97_17">to</text:span><text:span text:style-name="T97_18"><text:s/></text:span><text:span text:style-name="T97_19">press</text:span><text:span text:style-name="T97_20"><text:s/></text:span><text:span text:style-name="T97_21">for</text:span><text:span text:style-name="T97_22"><text:s/></text:span><text:span text:style-name="T97_23">search</text:span><text:span text:style-name="T97_24"><text:s/>(“</text:span><text:span text:style-name="T97_25">Press</text:span><text:span text:style-name="T97_26"><text:s/></text:span><text:span text:style-name="T97_27">S</text:span><text:span text:style-name="T97_28"><text:s/></text:span><text:span text:style-name="T97_29">to</text:span><text:span text:style-name="T97_30"><text:s/></text:span><text:span text:style-name="T97_31">search</text:span><text:span text:style-name="T97_32"><text:s/></text:span><text:span text:style-name="T97_33">for</text:span><text:span text:style-name="T97_34"><text:s/></text:span><text:span text:style-name="T97_35">hidden</text:span><text:span text:style-name="T97_36"><text:s/></text:span><text:span text:style-name="T97_37">things</text:span><text:span text:style-name="T97_38">.”)</text:span></text:p>
                </text:list-item>
              </text:list>
            </text:list-item>
          </text:list>
        </text:list-item>
        <text:list-item>
          <text:p text:style-name="P98"><text:span text:style-name="T98_1">Penny</text:span><text:span text:style-name="T98_2"><text:s/></text:span><text:span text:style-name="T98_3">approaching</text:span><text:span text:style-name="T98_4">/</text:span><text:span text:style-name="T98_5">proximity</text:span><text:span text:style-name="T98_6"><text:s/></text:span><text:span text:style-name="T98_7">to</text:span><text:span text:style-name="T98_8"><text:s/></text:span><text:span text:style-name="T98_9">end</text:span><text:span text:style-name="T98_10"><text:s/></text:span><text:span text:style-name="T98_11">boss</text:span><text:span text:style-name="T98_12"><text:s/></text:span><text:span text:style-name="T98_13">Cerberus</text:span><text:span text:style-name="T98_14"><text:s/></text:span><text:span text:style-name="T98_15">dog</text:span><text:span text:style-name="T98_16"><text:s/>(“</text:span><text:span text:style-name="T98_17">He</text:span><text:span text:style-name="T98_18"><text:s/></text:span><text:span text:style-name="T98_19">was</text:span><text:span text:style-name="T98_20"><text:s/></text:span><text:span text:style-name="T98_21">a</text:span><text:span text:style-name="T98_22"><text:s/></text:span><text:span text:style-name="T98_23">dog</text:span><text:span text:style-name="T98_24">.<text:s/></text:span><text:span text:style-name="T98_25">No</text:span><text:span text:style-name="T98_26">!<text:s/></text:span><text:span text:style-name="T98_27">he</text:span><text:span text:style-name="T98_28"><text:s/></text:span><text:span text:style-name="T98_29">was</text:span><text:span text:style-name="T98_30"><text:s/></text:span><text:span text:style-name="T98_31">really</text:span><text:span text:style-name="T98_32"><text:s/></text:span><text:span text:style-name="T98_33">mean</text:span><text:span text:style-name="T98_34">!”<text:s/>-<text:s/></text:span><text:span text:style-name="T98_35">animation</text:span><text:span text:style-name="T98_36"><text:s/></text:span><text:span text:style-name="T98_37">of</text:span><text:span text:style-name="T98_38"><text:s/></text:span><text:span text:style-name="T98_39">big</text:span><text:span text:style-name="T98_40"><text:s/></text:span><text:span text:style-name="T98_41">yappy</text:span><text:span text:style-name="T98_42"><text:s/></text:span><text:span text:style-name="T98_43">dog</text:span><text:span text:style-name="T98_44"><text:s/></text:span><text:span text:style-name="T98_45">turning</text:span><text:span text:style-name="T98_46"><text:s/></text:span><text:span text:style-name="T98_47">into</text:span><text:span text:style-name="T98_48"><text:s/></text:span><text:span text:style-name="T98_49">cerberus</text:span><text:span text:style-name="T98_50">??)</text:span></text:p>
        </text:list-item>
        <text:list-item>
          <text:p text:style-name="P99"><text:span text:style-name="T99_1">Overcoming</text:span><text:span text:style-name="T99_2"><text:s/></text:span><text:span text:style-name="T99_3">the</text:span><text:span text:style-name="T99_4"><text:s/></text:span><text:span text:style-name="T99_5">obstacle</text:span><text:span text:style-name="T99_6"><text:s/></text:span><text:span text:style-name="T99_7">with</text:span><text:span text:style-name="T99_8"><text:s/></text:span><text:span text:style-name="T99_9">the</text:span><text:span text:style-name="T99_10"><text:s/>“</text:span><text:span text:style-name="T99_11">bone</text:span><text:span text:style-name="T99_12">”<text:s/></text:span><text:span text:style-name="T99_13">word</text:span><text:span text:style-name="T99_14"><text:s/>(“</text:span><text:span text:style-name="T99_15">But</text:span><text:span text:style-name="T99_16"><text:s/></text:span><text:span text:style-name="T99_17">then</text:span><text:span text:style-name="T99_18"><text:s/></text:span><text:span text:style-name="T99_19">I</text:span><text:span text:style-name="T99_20"><text:s/></text:span><text:span text:style-name="T99_21">threw</text:span><text:span text:style-name="T99_22"><text:s/></text:span><text:span text:style-name="T99_23">a</text:span><text:span text:style-name="T99_24"><text:s/></text:span><text:span text:style-name="T99_25">bone</text:span><text:span text:style-name="T99_26">,<text:s/></text:span><text:span text:style-name="T99_27">and</text:span><text:span text:style-name="T99_28"><text:s/></text:span><text:span text:style-name="T99_29">he</text:span><text:span text:style-name="T99_30"><text:s/></text:span><text:span text:style-name="T99_31">ran</text:span><text:span text:style-name="T99_32"><text:s/></text:span><text:span text:style-name="T99_33">away</text:span><text:span text:style-name="T99_34">!”)</text:span></text:p>
          <text:list>
            <text:list-item>
              <text:p text:style-name="P100"><text:span text:style-name="T100_1">`</text:span><text:span text:style-name="T100_2">Immediately</text:span><text:span text:style-name="T100_3"><text:s/></text:span><text:span text:style-name="T100_4">after</text:span><text:span text:style-name="T100_5">,<text:s/></text:span><text:span text:style-name="T100_6">triggers</text:span><text:span text:style-name="T100_7"><text:s/></text:span><text:span text:style-name="T100_8">the</text:span><text:span text:style-name="T100_9"><text:s/></text:span><text:span text:style-name="T100_10">regular</text:span><text:span text:style-name="T100_11"><text:s/></text:span><text:span text:style-name="T100_12">boy</text:span><text:span text:style-name="T100_13"><text:s/></text:span><text:span text:style-name="T100_14">dialogue</text:span><text:span text:style-name="T100_15"><text:s/>“</text:span><text:span text:style-name="T100_16">ANd</text:span><text:span text:style-name="T100_17"><text:s/></text:span><text:span text:style-name="T100_18">then</text:span><text:span text:style-name="T100_19"><text:s/></text:span><text:span text:style-name="T100_20">I</text:span><text:span text:style-name="T100_21"><text:s/></text:span><text:span text:style-name="T100_22">met</text:span><text:span text:style-name="T100_23"><text:s/></text:span><text:span text:style-name="T100_24">a</text:span><text:span text:style-name="T100_25"><text:s/></text:span><text:span text:style-name="T100_26">boy</text:span><text:span text:style-name="T100_27">.<text:s/></text:span><text:span text:style-name="T100_28">Boys</text:span><text:span text:style-name="T100_29"><text:s/></text:span><text:span text:style-name="T100_30">are</text:span><text:span text:style-name="T100_31"><text:s/></text:span><text:span text:style-name="T100_32">dumb</text:span><text:span text:style-name="T100_33">!”</text:span></text:p>
            </text:list-item>
          </text:list>
        </text:list-item>
        <text:list-item>
          <text:p text:style-name="P101"><text:span text:style-name="T101_1">Transition</text:span><text:span text:style-name="T101_2"><text:s/></text:span><text:span text:style-name="T101_3">from</text:span><text:span text:style-name="T101_4"><text:s/></text:span><text:span text:style-name="T101_5">suburbs</text:span><text:span text:style-name="T101_6"><text:s/></text:span><text:span text:style-name="T101_7">to</text:span><text:span text:style-name="T101_8"><text:s/></text:span><text:span text:style-name="T101_9">forest</text:span><text:span text:style-name="T101_10"><text:s/>(“</text:span><text:span text:style-name="T101_11">And</text:span><text:span text:style-name="T101_12"><text:s/></text:span><text:span text:style-name="T101_13">then</text:span><text:span text:style-name="T101_14"><text:s/></text:span><text:span text:style-name="T101_15">I</text:span><text:span text:style-name="T101_16"><text:s/></text:span><text:span text:style-name="T101_17">got</text:span><text:span text:style-name="T101_18"><text:s/></text:span><text:span text:style-name="T101_19">lost</text:span><text:span text:style-name="T101_20"><text:s/></text:span><text:span text:style-name="T101_21">in</text:span><text:span text:style-name="T101_22"><text:s/></text:span><text:span text:style-name="T101_23">the</text:span><text:span text:style-name="T101_24"><text:s/></text:span><text:span text:style-name="T101_25">forest</text:span><text:span text:style-name="T101_26">!”)</text:span></text:p>
        </text:list-item>
        <text:list-item>
          <text:p text:style-name="P102"><text:span text:style-name="T102_1">First</text:span><text:span text:style-name="T102_2"><text:s/></text:span><text:span text:style-name="T102_3">encounter</text:span><text:span text:style-name="T102_4"><text:s/></text:span><text:span text:style-name="T102_5">with</text:span><text:span text:style-name="T102_6"><text:s/></text:span><text:span text:style-name="T102_7">deer</text:span><text:span text:style-name="T102_8"><text:s/></text:span><text:span text:style-name="T102_9">minions</text:span><text:span text:style-name="T102_10"><text:s/>(“</text:span><text:span text:style-name="T102_11">And</text:span><text:span text:style-name="T102_12"><text:s/></text:span><text:span text:style-name="T102_13">there</text:span><text:span text:style-name="T102_14"><text:s/></text:span><text:span text:style-name="T102_15">were</text:span><text:span text:style-name="T102_16"><text:s/></text:span><text:span text:style-name="T102_17">deer</text:span><text:span text:style-name="T102_18"><text:s/></text:span><text:span text:style-name="T102_19">in</text:span><text:span text:style-name="T102_20"><text:s/></text:span><text:span text:style-name="T102_21">the</text:span><text:span text:style-name="T102_22"><text:s/></text:span><text:span text:style-name="T102_23">forest</text:span><text:span text:style-name="T102_24">,<text:s/></text:span><text:span text:style-name="T102_25">and</text:span><text:span text:style-name="T102_26"><text:s/></text:span><text:span text:style-name="T102_27">they</text:span><text:span text:style-name="T102_28"><text:s/></text:span><text:span text:style-name="T102_29">were</text:span><text:span text:style-name="T102_30"><text:s/></text:span><text:span text:style-name="T102_31">mean</text:span><text:span text:style-name="T102_32">!”</text:span></text:p>
        </text:list-item>
        <text:list-item>
          <text:p text:style-name="P103"><text:span text:style-name="T103_1">Penny</text:span><text:span text:style-name="T103_2"><text:s/></text:span><text:span text:style-name="T103_3">approaching</text:span><text:span text:style-name="T103_4">/</text:span><text:span text:style-name="T103_5">proximity</text:span><text:span text:style-name="T103_6"><text:s/></text:span><text:span text:style-name="T103_7">to</text:span><text:span text:style-name="T103_8"><text:s/></text:span><text:span text:style-name="T103_9">end</text:span><text:span text:style-name="T103_10"><text:s/></text:span><text:span text:style-name="T103_11">boss</text:span><text:span text:style-name="T103_12"><text:s/></text:span><text:span text:style-name="T103_13">Witch</text:span><text:span text:style-name="T103_14"><text:s/></text:span><text:span text:style-name="T103_15">with</text:span><text:span text:style-name="T103_16"><text:s/></text:span><text:span text:style-name="T103_17">Apple</text:span><text:span text:style-name="T103_18"><text:s/>(“</text:span><text:span text:style-name="T103_19">And</text:span><text:span text:style-name="T103_20"><text:s/></text:span><text:span text:style-name="T103_21">then</text:span><text:span text:style-name="T103_22"><text:s/></text:span><text:span text:style-name="T103_23">there</text:span><text:span text:style-name="T103_24"><text:s/></text:span><text:span text:style-name="T103_25">was</text:span><text:span text:style-name="T103_26"><text:s/></text:span><text:span text:style-name="T103_27">a</text:span><text:span text:style-name="T103_28"><text:s/></text:span><text:span text:style-name="T103_29">witch</text:span><text:span text:style-name="T103_30"><text:s/></text:span><text:span text:style-name="T103_31">giving</text:span><text:span text:style-name="T103_32"><text:s/></text:span><text:span text:style-name="T103_33">me</text:span><text:span text:style-name="T103_34"><text:s/></text:span><text:span text:style-name="T103_35">an</text:span><text:span text:style-name="T103_36"><text:s/></text:span><text:span text:style-name="T103_37">apple</text:span><text:span text:style-name="T103_38">!”</text:span></text:p>
        </text:list-item>
        <text:list-item>
          <text:p text:style-name="P104"><text:span text:style-name="T104_1">Overcoming</text:span><text:span text:style-name="T104_2"><text:s/></text:span><text:span text:style-name="T104_3">the</text:span><text:span text:style-name="T104_4"><text:s/></text:span><text:span text:style-name="T104_5">witch</text:span><text:span text:style-name="T104_6"><text:s/></text:span><text:span text:style-name="T104_7">obstacle</text:span><text:span text:style-name="T104_8"><text:s/></text:span><text:span text:style-name="T104_9">with</text:span><text:span text:style-name="T104_10"><text:s/></text:span><text:span text:style-name="T104_11">the</text:span><text:span text:style-name="T104_12"><text:s/>“</text:span><text:span text:style-name="T104_13">cookie</text:span><text:span text:style-name="T104_14">”<text:s/></text:span><text:span text:style-name="T104_15">word</text:span><text:span text:style-name="T104_16"><text:s/>(“</text:span><text:span text:style-name="T104_17">But</text:span><text:span text:style-name="T104_18"><text:s/></text:span><text:span text:style-name="T104_19">I</text:span><text:span text:style-name="T104_20"><text:s/></text:span><text:span text:style-name="T104_21">didn</text:span><text:span text:style-name="T104_22">’</text:span><text:span text:style-name="T104_23">t</text:span><text:span text:style-name="T104_24"><text:s/></text:span><text:span text:style-name="T104_25">want</text:span><text:span text:style-name="T104_26"><text:s/></text:span><text:span text:style-name="T104_27">the</text:span><text:span text:style-name="T104_28"><text:s/></text:span><text:span text:style-name="T104_29">apple</text:span><text:span text:style-name="T104_30"><text:s/></text:span><text:span text:style-name="T104_31">because</text:span><text:span text:style-name="T104_32"><text:s/></text:span><text:span text:style-name="T104_33">I</text:span><text:span text:style-name="T104_34"><text:s/></text:span><text:span text:style-name="T104_35">was</text:span><text:span text:style-name="T104_36"><text:s/></text:span><text:span text:style-name="T104_37">full</text:span><text:span text:style-name="T104_38"><text:s/></text:span><text:span text:style-name="T104_39">of</text:span><text:span text:style-name="T104_40"><text:s/></text:span><text:span text:style-name="T104_41">cookies</text:span><text:span text:style-name="T104_42">!”<text:s/>-<text:s/></text:span><text:span text:style-name="T104_43">witch</text:span><text:span text:style-name="T104_44"><text:s/></text:span><text:span text:style-name="T104_45">turns</text:span><text:span text:style-name="T104_46"><text:s/></text:span><text:span text:style-name="T104_47">around</text:span><text:span text:style-name="T104_48"><text:s/></text:span><text:span text:style-name="T104_49">and</text:span><text:span text:style-name="T104_50"><text:s/></text:span><text:span text:style-name="T104_51">leaves</text:span><text:span text:style-name="T104_52">)</text:span></text:p>
          <text:list>
            <text:list-item>
              <text:p text:style-name="P105"><text:span text:style-name="T105_1">`</text:span><text:span text:style-name="T105_2">Immediately</text:span><text:span text:style-name="T105_3"><text:s/></text:span><text:span text:style-name="T105_4">after</text:span><text:span text:style-name="T105_5">,<text:s/></text:span><text:span text:style-name="T105_6">triggers</text:span><text:span text:style-name="T105_7"><text:s/></text:span><text:span text:style-name="T105_8">the</text:span><text:span text:style-name="T105_9"><text:s/></text:span><text:span text:style-name="T105_10">boy</text:span><text:span text:style-name="T105_11"><text:s/></text:span><text:span text:style-name="T105_12">elf</text:span><text:span text:style-name="T105_13"><text:s/></text:span><text:span text:style-name="T105_14">dialogue</text:span><text:span text:style-name="T105_15"><text:s/>“</text:span><text:span text:style-name="T105_16">ANd</text:span><text:span text:style-name="T105_17"><text:s/></text:span><text:span text:style-name="T105_18">then</text:span><text:span text:style-name="T105_19"><text:s/></text:span><text:span text:style-name="T105_20">I</text:span><text:span text:style-name="T105_21"><text:s/></text:span><text:span text:style-name="T105_22">met</text:span><text:span text:style-name="T105_23"><text:s/></text:span><text:span text:style-name="T105_24">an</text:span><text:span text:style-name="T105_25"><text:s/></text:span><text:span text:style-name="T105_26">elf</text:span><text:span text:style-name="T105_27">,<text:s/></text:span><text:span text:style-name="T105_28">but</text:span><text:span text:style-name="T105_29"><text:s/></text:span><text:span text:style-name="T105_30">he</text:span><text:span text:style-name="T105_31"><text:s/></text:span><text:span text:style-name="T105_32">was</text:span><text:span text:style-name="T105_33"><text:s/></text:span><text:span text:style-name="T105_34">a</text:span><text:span text:style-name="T105_35"><text:s text:c="2"/></text:span><text:span text:style-name="T105_36">boy</text:span><text:span text:style-name="T105_37">.<text:s/></text:span><text:span text:style-name="T105_38">Boys</text:span><text:span text:style-name="T105_39"><text:s/></text:span><text:span text:style-name="T105_40">are</text:span><text:span text:style-name="T105_41"><text:s/></text:span><text:span text:style-name="T105_42">dumb</text:span><text:span text:style-name="T105_43">!”</text:span></text:p>
            </text:list-item>
          </text:list>
        </text:list-item>
        <text:list-item>
          <text:p text:style-name="P106"><text:span text:style-name="T106_1">Transition</text:span><text:span text:style-name="T106_2"><text:s/></text:span><text:span text:style-name="T106_3">from</text:span><text:span text:style-name="T106_4"><text:s/></text:span><text:span text:style-name="T106_5">forest</text:span><text:span text:style-name="T106_6"><text:s/></text:span><text:span text:style-name="T106_7">to</text:span><text:span text:style-name="T106_8"><text:s/></text:span><text:span text:style-name="T106_9">mountain</text:span><text:span text:style-name="T106_10"><text:s/>(“</text:span><text:span text:style-name="T106_11">And</text:span><text:span text:style-name="T106_12"><text:s/></text:span><text:span text:style-name="T106_13">then</text:span><text:span text:style-name="T106_14"><text:s/></text:span><text:span text:style-name="T106_15">outside</text:span><text:span text:style-name="T106_16"><text:s/></text:span><text:span text:style-name="T106_17">the</text:span><text:span text:style-name="T106_18"><text:s/></text:span><text:span text:style-name="T106_19">forest</text:span><text:span text:style-name="T106_20">,<text:s/></text:span><text:span text:style-name="T106_21">there</text:span><text:span text:style-name="T106_22"><text:s/></text:span><text:span text:style-name="T106_23">was</text:span><text:span text:style-name="T106_24"><text:s/></text:span><text:span text:style-name="T106_25">a</text:span><text:span text:style-name="T106_26"><text:s/></text:span><text:span text:style-name="T106_27">big</text:span><text:span text:style-name="T106_28"><text:s/></text:span><text:span text:style-name="T106_29">giant</text:span><text:span text:style-name="T106_30"><text:s/></text:span><text:span text:style-name="T106_31">mountain</text:span><text:span text:style-name="T106_32">!”)</text:span></text:p>
        </text:list-item>
        <text:list-item>
          <text:p text:style-name="P107"><text:span text:style-name="T107_1">First</text:span><text:span text:style-name="T107_2"><text:s/></text:span><text:span text:style-name="T107_3">encounter</text:span><text:span text:style-name="T107_4"><text:s/></text:span><text:span text:style-name="T107_5">with</text:span><text:span text:style-name="T107_6"><text:s/></text:span><text:span text:style-name="T107_7">goat</text:span><text:span text:style-name="T107_8"><text:s/></text:span><text:span text:style-name="T107_9">minions</text:span><text:span text:style-name="T107_10"><text:s/>(“</text:span><text:span text:style-name="T107_11">There</text:span><text:span text:style-name="T107_12"><text:s/></text:span><text:span text:style-name="T107_13">were</text:span><text:span text:style-name="T107_14"><text:s/></text:span><text:span text:style-name="T107_15">boats</text:span><text:span text:style-name="T107_16"><text:s/></text:span><text:span text:style-name="T107_17">in</text:span><text:span text:style-name="T107_18"><text:s/></text:span><text:span text:style-name="T107_19">the</text:span><text:span text:style-name="T107_20"><text:s/></text:span><text:span text:style-name="T107_21">mountains</text:span><text:span text:style-name="T107_22">...<text:s/></text:span><text:span text:style-name="T107_23">big</text:span><text:span text:style-name="T107_24"><text:s/></text:span><text:span text:style-name="T107_25">mean</text:span><text:span text:style-name="T107_26"><text:s/></text:span><text:span text:style-name="T107_27">goats</text:span><text:span text:style-name="T107_28"><text:s/></text:span><text:span text:style-name="T107_29">who</text:span><text:span text:style-name="T107_30"><text:s/></text:span><text:span text:style-name="T107_31">bit</text:span><text:span text:style-name="T107_32">!”)</text:span></text:p>
        </text:list-item>
        <text:list-item>
          <text:p text:style-name="P108"><text:span text:style-name="T108_1">Proximity</text:span><text:span text:style-name="T108_2"><text:s/></text:span><text:span text:style-name="T108_3">to</text:span><text:span text:style-name="T108_4"><text:s/></text:span><text:span text:style-name="T108_5">sleeping</text:span><text:span text:style-name="T108_6"><text:s/></text:span><text:span text:style-name="T108_7">dragon</text:span><text:span text:style-name="T108_8"><text:s/></text:span><text:span text:style-name="T108_9">end</text:span><text:span text:style-name="T108_10"><text:s/></text:span><text:span text:style-name="T108_11">boss</text:span><text:span text:style-name="T108_12"><text:s/>(“</text:span><text:span text:style-name="T108_13">But</text:span><text:span text:style-name="T108_14"><text:s/></text:span><text:span text:style-name="T108_15">then</text:span><text:span text:style-name="T108_16"><text:s/></text:span><text:span text:style-name="T108_17">there</text:span><text:span text:style-name="T108_18"><text:s/></text:span><text:span text:style-name="T108_19">was</text:span><text:span text:style-name="T108_20"><text:s/></text:span><text:span text:style-name="T108_21">a</text:span><text:span text:style-name="T108_22"><text:s/></text:span><text:span text:style-name="T108_23">sleeping</text:span><text:span text:style-name="T108_24"><text:s/></text:span><text:span text:style-name="T108_25">dragon</text:span><text:span text:style-name="T108_26">,<text:s/></text:span><text:span text:style-name="T108_27">bigger</text:span><text:span text:style-name="T108_28"><text:s/></text:span><text:span text:style-name="T108_29">than</text:span><text:span text:style-name="T108_30"><text:s/></text:span><text:span text:style-name="T108_31">the</text:span><text:span text:style-name="T108_32"><text:s/></text:span><text:span text:style-name="T108_33">mountain</text:span><text:span text:style-name="T108_34">!”)</text:span></text:p>
        </text:list-item>
        <text:list-item>
          <text:p text:style-name="P109"><text:span text:style-name="T109_1">Overcoming</text:span><text:span text:style-name="T109_2"><text:s/></text:span><text:span text:style-name="T109_3">sleeping</text:span><text:span text:style-name="T109_4"><text:s/></text:span><text:span text:style-name="T109_5">dragon</text:span><text:span text:style-name="T109_6"><text:s/></text:span><text:span text:style-name="T109_7">end</text:span><text:span text:style-name="T109_8"><text:s/></text:span><text:span text:style-name="T109_9">boss</text:span><text:span text:style-name="T109_10"><text:s/></text:span><text:span text:style-name="T109_11">with</text:span><text:span text:style-name="T109_12"><text:s/></text:span><text:span text:style-name="T109_13">feather</text:span><text:span text:style-name="T109_14"><text:s/></text:span><text:span text:style-name="T109_15">word</text:span><text:span text:style-name="T109_16"><text:s/>(“</text:span><text:span text:style-name="T109_17">I</text:span><text:span text:style-name="T109_18">*<text:s/></text:span><text:span text:style-name="T109_19">tickled</text:span><text:span text:style-name="T109_20"><text:s/></text:span><text:span text:style-name="T109_21">his</text:span><text:span text:style-name="T109_22"><text:s/></text:span><text:span text:style-name="T109_23">nose</text:span><text:span text:style-name="T109_24">,<text:s/></text:span><text:span text:style-name="T109_25">and</text:span><text:span text:style-name="T109_26"><text:s/></text:span><text:span text:style-name="T109_27">he</text:span><text:span text:style-name="T109_28"><text:s/></text:span><text:span text:style-name="T109_29">sneezed</text:span><text:span text:style-name="T109_30"><text:s/></text:span><text:span text:style-name="T109_31">and</text:span><text:span text:style-name="T109_32"><text:s/></text:span><text:span text:style-name="T109_33">flew</text:span><text:span text:style-name="T109_34"><text:s/></text:span><text:span text:style-name="T109_35">off</text:span><text:span text:style-name="T109_36">!”)</text:span></text:p>
          <text:list>
            <text:list-item>
              <text:p text:style-name="P110"><text:span text:style-name="T110_1">Immediately</text:span><text:span text:style-name="T110_2"><text:s/></text:span><text:span text:style-name="T110_3">after</text:span><text:span text:style-name="T110_4">,<text:s/></text:span><text:span text:style-name="T110_5">trigger</text:span><text:span text:style-name="T110_6"><text:s/></text:span><text:span text:style-name="T110_7">boy</text:span><text:span text:style-name="T110_8"><text:s/></text:span><text:span text:style-name="T110_9">knight</text:span><text:span text:style-name="T110_10"><text:s/></text:span><text:span text:style-name="T110_11">dialogue</text:span><text:span text:style-name="T110_12"><text:s/>(“</text:span><text:span text:style-name="T110_13">And</text:span><text:span text:style-name="T110_14"><text:s/></text:span><text:span text:style-name="T110_15">then</text:span><text:span text:style-name="T110_16"><text:s/></text:span><text:span text:style-name="T110_17">I</text:span><text:span text:style-name="T110_18"><text:s/></text:span><text:span text:style-name="T110_19">met</text:span><text:span text:style-name="T110_20"><text:s/></text:span><text:span text:style-name="T110_21">a</text:span><text:span text:style-name="T110_22"><text:s/></text:span><text:span text:style-name="T110_23">knight</text:span><text:span text:style-name="T110_24">.<text:s/></text:span><text:span text:style-name="T110_25">But</text:span><text:span text:style-name="T110_26"><text:s/></text:span><text:span text:style-name="T110_27">he</text:span><text:span text:style-name="T110_28"><text:s/></text:span><text:span text:style-name="T110_29">was</text:span><text:span text:style-name="T110_30"><text:s/></text:span><text:span text:style-name="T110_31">a</text:span><text:span text:style-name="T110_32"><text:s/></text:span><text:span text:style-name="T110_33">boy</text:span><text:span text:style-name="T110_34">.<text:s/></text:span><text:span text:style-name="T110_35">Boys</text:span><text:span text:style-name="T110_36"><text:s/></text:span><text:span text:style-name="T110_37">are</text:span><text:span text:style-name="T110_38"><text:s/></text:span><text:span text:style-name="T110_39">dumb</text:span><text:span text:style-name="T110_40">!”)</text:span></text:p>
            </text:list-item>
          </text:list>
        </text:list-item>
        <text:list-item>
          <text:p text:style-name="P111"><text:span text:style-name="T111_1">Transition</text:span><text:span text:style-name="T111_2"><text:s/></text:span><text:span text:style-name="T111_3">from</text:span><text:span text:style-name="T111_4"><text:s/></text:span><text:span text:style-name="T111_5">mountain</text:span><text:span text:style-name="T111_6"><text:s/></text:span><text:span text:style-name="T111_7">to</text:span><text:span text:style-name="T111_8"><text:s/></text:span><text:span text:style-name="T111_9">home</text:span><text:span text:style-name="T111_10"><text:s/>(“</text:span><text:span text:style-name="T111_11">Then</text:span><text:span text:style-name="T111_12"><text:s/></text:span><text:span text:style-name="T111_13">I</text:span><text:span text:style-name="T111_14"><text:s/></text:span><text:span text:style-name="T111_15">came</text:span><text:span text:style-name="T111_16"><text:s/></text:span><text:span text:style-name="T111_17">down</text:span><text:span text:style-name="T111_18"><text:s/></text:span><text:span text:style-name="T111_19">the</text:span><text:span text:style-name="T111_20"><text:s/></text:span><text:span text:style-name="T111_21">mountain</text:span><text:span text:style-name="T111_22"><text:s/></text:span><text:span text:style-name="T111_23">and</text:span><text:span text:style-name="T111_24"><text:s/></text:span><text:span text:style-name="T111_25">came</text:span><text:span text:style-name="T111_26"><text:s/></text:span><text:span text:style-name="T111_27">home</text:span><text:span text:style-name="T111_28">.”</text:span></text:p>
        </text:list-item>
        <text:list-item>
          <text:p text:style-name="P112"><text:span text:style-name="T112_1">Closing</text:span><text:span text:style-name="T112_2"><text:s/></text:span><text:span text:style-name="T112_3">dialogue</text:span><text:span text:style-name="T112_4"><text:s/></text:span><text:span text:style-name="T112_5">in</text:span><text:span text:style-name="T112_6"><text:s/></text:span><text:span text:style-name="T112_7">Penny</text:span><text:span text:style-name="T112_8">’</text:span><text:span text:style-name="T112_9">s</text:span><text:span text:style-name="T112_10"><text:s/></text:span><text:span text:style-name="T112_11">house</text:span><text:span text:style-name="T112_12"><text:s/>(</text:span><text:span text:style-name="T112_13">Mother</text:span><text:span text:style-name="T112_14">:<text:s/>“</text:span><text:span text:style-name="T112_15">So</text:span><text:span text:style-name="T112_16"><text:s/></text:span><text:span text:style-name="T112_17">what</text:span><text:span text:style-name="T112_18"><text:s/></text:span><text:span text:style-name="T112_19">really</text:span><text:span text:style-name="T112_20"><text:s/></text:span><text:span text:style-name="T112_21">happened</text:span><text:span text:style-name="T112_22">?”<text:s/></text:span><text:span text:style-name="T112_23">Penny</text:span><text:span text:style-name="T112_24">:<text:s/>“</text:span><text:span text:style-name="T112_25">I</text:span><text:span text:style-name="T112_26"><text:s/></text:span><text:span text:style-name="T112_27">went</text:span><text:span text:style-name="T112_28"><text:s/></text:span><text:span text:style-name="T112_29">to</text:span><text:span text:style-name="T112_30"><text:s/></text:span><text:span text:style-name="T112_31">the</text:span><text:span text:style-name="T112_32"><text:s/></text:span><text:span text:style-name="T112_33">arcade</text:span><text:span text:style-name="T112_34"><text:s/></text:span><text:span text:style-name="T112_35">and</text:span><text:span text:style-name="T112_36"><text:s/></text:span><text:span text:style-name="T112_37">spent</text:span><text:span text:style-name="T112_38"><text:s/></text:span><text:span text:style-name="T112_39">all</text:span><text:span text:style-name="T112_40"><text:s/></text:span><text:span text:style-name="T112_41">my</text:span><text:span text:style-name="T112_42"><text:s/></text:span><text:span text:style-name="T112_43">money</text:span><text:span text:style-name="T112_44">.”)</text:span></text:p>
        </text:list-item>
      </text:list>
      <text:p text:style-name="P1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